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90000001C388AEC16.jpg" manifest:media-type="image/jpeg"/>
  <manifest:file-entry manifest:full-path="Pictures/100000000000002A0000001B3DE89666.jpg" manifest:media-type="image/jpeg"/>
  <manifest:file-entry manifest:full-path="Pictures/10000000000000280000001B5113C73B.jpg" manifest:media-type="image/jpeg"/>
  <manifest:file-entry manifest:full-path="Pictures/10000000000000280000001BA64190DC.jpg" manifest:media-type="image/jpeg"/>
  <manifest:file-entry manifest:full-path="Pictures/10000000000000270000001C23DEBE96.jpg" manifest:media-type="image/jpeg"/>
  <manifest:file-entry manifest:full-path="Pictures/10000000000000280000001A67641FE1.jpg" manifest:media-type="image/jpeg"/>
  <manifest:file-entry manifest:full-path="Pictures/10000000000000270000001AC27C0645.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David" svg:font-family="David"/>
    <style:font-face style:name="Georgia" svg:font-family="Georgia"/>
    <style:font-face style:name="Times New Roman" svg:font-family="'Times New Roman'"/>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335in" style:page-number="auto"/>
      <style:text-properties fo:font-size="7.65000009536743pt" style:font-size-asian="7.65000009536743pt" style:font-size-complex="7.65000009536743pt"/>
    </style:style>
    <style:style style:name="P3" style:family="paragraph" style:parent-style-name="Standard" style:master-page-name="">
      <style:paragraph-properties fo:line-height="0.1665in" style:page-number="auto"/>
      <style:text-properties fo:font-size="9.60000038146973pt" style:font-size-asian="9.60000038146973pt" style:font-size-complex="9.60000038146973pt"/>
    </style:style>
    <style:style style:name="P4" style:family="paragraph" style:parent-style-name="Standard" style:master-page-name="">
      <style:paragraph-properties fo:line-height="0.25in" style:page-number="auto"/>
    </style:style>
    <style:style style:name="P5" style:family="paragraph" style:parent-style-name="Standard" style:master-page-name="">
      <style:paragraph-properties fo:line-height="0.4744in" style:page-number="auto"/>
    </style:style>
    <style:style style:name="P6" style:family="paragraph" style:parent-style-name="Standard" style:master-page-name="">
      <style:paragraph-properties fo:line-height="0.1319in" style:page-number="auto"/>
      <style:text-properties fo:font-size="7.59999990463257pt" style:font-size-asian="7.59999990463257pt" style:font-size-complex="7.59999990463257pt"/>
    </style:style>
    <style:style style:name="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299in" style:type="right"/>
        </style:tab-stops>
      </style:paragraph-properties>
    </style:style>
    <style:style style:name="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272in" style:type="right"/>
        </style:tab-stops>
      </style:paragraph-properties>
    </style:style>
    <style:style style:name="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965in" style:type="right"/>
        </style:tab-stops>
      </style:paragraph-properties>
    </style:style>
    <style:style style:name="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134in" style:type="right"/>
        </style:tab-stops>
      </style:paragraph-properties>
    </style:style>
    <style:style style:name="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366in" style:type="right"/>
        </style:tab-stops>
      </style:paragraph-properties>
    </style:style>
    <style:style style:name="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335in" style:type="right"/>
        </style:tab-stops>
      </style:paragraph-properties>
    </style:style>
    <style:style style:name="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228in" style:type="right"/>
        </style:tab-stops>
      </style:paragraph-properties>
    </style:style>
    <style:style style:name="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429in" style:type="right"/>
        </style:tab-stops>
      </style:paragraph-properties>
    </style:style>
    <style:style style:name="P1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071in" style:type="right"/>
        </style:tab-stops>
      </style:paragraph-properties>
    </style:style>
    <style:style style:name="P1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402in" style:type="right"/>
        </style:tab-stops>
      </style:paragraph-properties>
    </style:style>
    <style:style style:name="P18" style:family="paragraph" style:parent-style-name="Body_20_text_20__28_8_29_" style:master-page-name="">
      <style:paragraph-properties fo:margin-left="0in" fo:margin-right="0in" fo:margin-top="0in" fo:margin-bottom="0in" loext:contextual-spacing="false" fo:line-height="0.139in" fo:text-indent="0in" style:auto-text-indent="false" style:page-number="auto">
        <style:tab-stops>
          <style:tab-stop style:position="0.2035in" style:leader-style="solid" style:leader-text="-"/>
        </style:tab-stops>
      </style:paragraph-properties>
    </style:style>
    <style:style style:name="P19"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20"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21"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22"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5535in"/>
        </style:tab-stops>
      </style:paragraph-properties>
    </style:style>
    <style:style style:name="P23"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307in"/>
        </style:tab-stops>
      </style:paragraph-properties>
    </style:style>
    <style:style style:name="P24"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in" style:auto-text-indent="false" style:page-number="auto"/>
    </style:style>
    <style:style style:name="P25" style:family="paragraph" style:parent-style-name="Body_20_text_20__28_2_29_" style:master-page-name="">
      <style:paragraph-properties fo:margin-left="0in" fo:margin-right="0in" fo:margin-top="0in" fo:margin-bottom="0in" loext:contextual-spacing="false" fo:line-height="0.1181in" fo:text-align="end" style:justify-single-word="false" fo:text-indent="0in" style:auto-text-indent="false" style:page-number="auto"/>
    </style:style>
    <style:style style:name="P26" style:family="paragraph" style:parent-style-name="Body_20_text_20__28_2_29_" style:master-page-name="">
      <style:paragraph-properties fo:margin-left="0in" fo:margin-right="0in" fo:margin-top="0in" fo:margin-bottom="0in" loext:contextual-spacing="false" fo:line-height="0.1181in" fo:text-align="start" style:justify-single-word="false" fo:text-indent="0in" style:auto-text-indent="false" style:page-number="auto"/>
    </style:style>
    <style:style style:name="P27" style:family="paragraph" style:parent-style-name="Body_20_text_20__28_2_29_" style:master-page-name="">
      <style:paragraph-properties fo:margin-left="0in" fo:margin-right="0in" fo:margin-top="0in" fo:margin-bottom="0in" loext:contextual-spacing="false" fo:line-height="0.1228in" fo:text-align="start" style:justify-single-word="false" fo:text-indent="0in" style:auto-text-indent="false" style:page-number="auto"/>
    </style:style>
    <style:style style:name="P28" style:family="paragraph" style:parent-style-name="Body_20_text_20__28_4_29_" style:master-page-name="">
      <style:paragraph-properties fo:margin-left="0in" fo:margin-right="0in" fo:margin-top="0in" fo:margin-bottom="0in" loext:contextual-spacing="false" fo:line-height="0.1134in" fo:text-align="justify" style:justify-single-word="false" fo:text-indent="0in" style:auto-text-indent="false" style:page-number="auto">
        <style:tab-stops>
          <style:tab-stop style:position="1.861in"/>
        </style:tab-stops>
      </style:paragraph-properties>
    </style:style>
    <style:style style:name="P29" style:family="paragraph" style:parent-style-name="Body_20_text_20__28_4_29_" style:master-page-name="">
      <style:paragraph-properties fo:margin-left="0in" fo:margin-right="0in" fo:margin-top="0in" fo:margin-bottom="0in" loext:contextual-spacing="false" fo:line-height="0.1134in" fo:text-align="start" style:justify-single-word="false" fo:text-indent="0in" style:auto-text-indent="false" style:page-number="auto"/>
    </style:style>
    <style:style style:name="P30" style:family="paragraph" style:parent-style-name="Body_20_text_20__28_4_29_" style:master-page-name="">
      <style:paragraph-properties fo:margin-left="0in" fo:margin-right="0in" fo:margin-top="0in" fo:margin-bottom="0in" loext:contextual-spacing="false" fo:line-height="0.1098in" fo:text-align="start" style:justify-single-word="false" fo:text-indent="0in" style:auto-text-indent="false" style:page-number="auto"/>
    </style:style>
    <style:style style:name="P31"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fo:break-after="page"/>
    </style:style>
    <style:style style:name="P32"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fo:break-after="page"/>
    </style:style>
    <style:style style:name="P33" style:family="paragraph" style:parent-style-name="Body_20_text_20__28_4_29_" style:master-page-name="">
      <style:paragraph-properties fo:margin-left="0in" fo:margin-right="0in" fo:margin-top="0in" fo:margin-bottom="0in" loext:contextual-spacing="false" fo:line-height="0.1134in" fo:text-align="justify" style:justify-single-word="false" fo:text-indent="0in" style:auto-text-indent="false" style:page-number="auto" fo:break-after="page"/>
    </style:style>
    <style:style style:name="P34" style:family="paragraph" style:parent-style-name="Body_20_text_20__28_7_29_" style:master-page-name="">
      <style:paragraph-properties fo:margin-left="0in" fo:margin-right="0in" fo:margin-top="0in" fo:margin-bottom="0in" loext:contextual-spacing="false" fo:line-height="0.1252in" fo:text-indent="0in" style:auto-text-indent="false" style:page-number="auto"/>
    </style:style>
    <style:style style:name="P35" style:family="paragraph" style:parent-style-name="Body_20_text_20__28_5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36"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fo:break-after="column"/>
    </style:style>
    <style:style style:name="P37" style:family="paragraph" style:parent-style-name="Body_20_text_20__28_4_29_" style:master-page-name="">
      <style:paragraph-properties fo:margin-left="0in" fo:margin-right="0in" fo:margin-top="0in" fo:margin-bottom="0.0835in" loext:contextual-spacing="false" fo:line-height="0.1134in" fo:text-align="start" style:justify-single-word="false" fo:text-indent="0in" style:auto-text-indent="false" style:page-number="auto"/>
    </style:style>
    <style:style style:name="P38" style:family="paragraph" style:parent-style-name="Standard" style:master-page-name="">
      <style:paragraph-properties fo:margin-top="0.0654in" fo:margin-bottom="0.0654in" loext:contextual-spacing="false" fo:line-height="0.1665in" style:page-number="auto"/>
      <style:text-properties fo:font-size="9.60000038146973pt" style:font-size-asian="9.60000038146973pt" style:font-size-complex="9.60000038146973pt"/>
    </style:style>
    <style:style style:name="P39" style:family="paragraph" style:parent-style-name="Standard" style:master-page-name="">
      <style:paragraph-properties fo:margin-top="0.0043in" fo:margin-bottom="0.0043in" loext:contextual-spacing="false" fo:line-height="0.1665in" style:page-number="auto"/>
      <style:text-properties fo:font-size="9.60000038146973pt" style:font-size-asian="9.60000038146973pt" style:font-size-complex="9.60000038146973pt"/>
    </style:style>
    <style:style style:name="P40" style:family="paragraph" style:parent-style-name="Body_20_text_20__28_2_29_" style:master-page-name="">
      <style:paragraph-properties fo:margin-left="0.1945in" fo:margin-right="0in" fo:margin-top="0in" fo:margin-bottom="0in" loext:contextual-spacing="false" fo:text-align="justify" style:justify-single-word="false" fo:text-indent="-0.1945in" style:auto-text-indent="false" style:page-number="auto"/>
    </style:style>
    <style:style style:name="P41" style:family="paragraph" style:parent-style-name="Body_20_text_20__28_2_29_"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42" style:family="paragraph" style:parent-style-name="Body_20_text_20__28_2_29_"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43" style:family="paragraph" style:parent-style-name="Body_20_text_20__28_2_29_" style:master-page-name="">
      <style:paragraph-properties fo:margin-left="0.2083in" fo:margin-right="0in" fo:margin-top="0in" fo:margin-bottom="0in" loext:contextual-spacing="false" fo:text-align="justify" style:justify-single-word="false" fo:text-indent="-0.2083in" style:auto-text-indent="false" style:page-number="auto"/>
    </style:style>
    <style:style style:name="P44"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45"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528in" style:auto-text-indent="false" style:page-number="auto"/>
    </style:style>
    <style:style style:name="P46" style:family="paragraph" style:parent-style-name="Body_20_text_20__28_2_29_" style:master-page-name="">
      <style:paragraph-properties fo:margin-left="0in" fo:margin-right="0in" fo:margin-top="0in" fo:margin-bottom="0in" loext:contextual-spacing="false" fo:line-height="0.1299in" fo:text-align="justify" style:justify-single-word="false" fo:text-indent="0.1528in" style:auto-text-indent="false" style:page-number="auto"/>
    </style:style>
    <style:style style:name="P47" style:family="paragraph" style:parent-style-name="Body_20_text_20__28_2_29_" style:master-page-name="">
      <style:paragraph-properties fo:margin-left="0in" fo:margin-right="0in" fo:margin-top="0in" fo:margin-bottom="0in" loext:contextual-spacing="false" fo:text-align="justify" style:justify-single-word="false" fo:text-indent="0.1528in" style:auto-text-indent="false" style:page-number="auto"/>
    </style:style>
    <style:style style:name="P48" style:family="paragraph" style:parent-style-name="Body_20_text_20__28_4_29_" style:master-page-name="">
      <style:paragraph-properties fo:margin-left="0in" fo:margin-right="0in" fo:margin-top="0in" fo:margin-bottom="0in" loext:contextual-spacing="false" fo:line-height="0.1134in" fo:text-align="start" style:justify-single-word="false" fo:text-indent="0.1528in" style:auto-text-indent="false" style:page-number="auto"/>
    </style:style>
    <style:style style:name="P49" style:family="paragraph" style:parent-style-name="Body_20_text_20__28_2_29_" style:master-page-name="">
      <style:paragraph-properties fo:margin-left="0in" fo:margin-right="0in" fo:margin-top="0in" fo:margin-bottom="0in" loext:contextual-spacing="false" fo:line-height="0.1228in" fo:text-align="justify" style:justify-single-word="false" fo:text-indent="0.1528in" style:auto-text-indent="false" style:page-number="auto" fo:break-after="page"/>
    </style:style>
    <style:style style:name="P50" style:family="paragraph" style:parent-style-name="Body_20_text_20__28_4_29_" style:master-page-name="">
      <style:paragraph-properties fo:margin-left="0.4307in" fo:margin-right="0in" fo:margin-top="0in" fo:margin-bottom="0.0862in" loext:contextual-spacing="false" fo:line-height="0.1134in" fo:text-align="start" style:justify-single-word="false" fo:text-indent="-0.111in" style:auto-text-indent="false" style:page-number="auto"/>
    </style:style>
    <style:style style:name="P51" style:family="paragraph" style:parent-style-name="Body_20_text_20__28_4_29_" style:master-page-name="">
      <style:paragraph-properties fo:margin-left="0.4307in" fo:margin-right="0in" fo:margin-top="0in" fo:margin-bottom="0.0862in" loext:contextual-spacing="false" fo:line-height="0.1165in" fo:text-align="start" style:justify-single-word="false" fo:text-indent="-0.111in" style:auto-text-indent="false" style:page-number="auto"/>
    </style:style>
    <style:style style:name="P52" style:family="paragraph" style:parent-style-name="Body_20_text_20__28_4_29_" style:master-page-name="">
      <style:paragraph-properties fo:margin-left="0.4307in" fo:margin-right="0in" fo:margin-top="0in" fo:margin-bottom="0in" loext:contextual-spacing="false" fo:line-height="0.1098in" fo:text-align="start" style:justify-single-word="false" fo:text-indent="-0.111in" style:auto-text-indent="false" style:page-number="auto"/>
    </style:style>
    <style:style style:name="P53" style:family="paragraph" style:parent-style-name="Body_20_text_20__28_4_29_" style:master-page-name="">
      <style:paragraph-properties fo:margin-left="0.4307in" fo:margin-right="0in" fo:margin-top="0in" fo:margin-bottom="0in" loext:contextual-spacing="false" fo:line-height="0.1134in" fo:text-align="start" style:justify-single-word="false" fo:text-indent="-0.111in" style:auto-text-indent="false" style:page-number="auto"/>
    </style:style>
    <style:style style:name="P54" style:family="paragraph" style:parent-style-name="Body_20_text_20__28_4_29_" style:master-page-name="">
      <style:paragraph-properties fo:margin-left="0.4307in" fo:margin-right="0in" fo:margin-top="0in" fo:margin-bottom="0.0835in" loext:contextual-spacing="false" fo:line-height="0.1134in" fo:text-align="start" style:justify-single-word="false" fo:text-indent="-0.111in" style:auto-text-indent="false" style:page-number="auto"/>
    </style:style>
    <style:style style:name="P55" style:family="paragraph" style:parent-style-name="Body_20_text_20__28_2_29_" style:master-page-name="">
      <style:paragraph-properties fo:margin-left="0.139in" fo:margin-right="0in" fo:margin-top="0in" fo:margin-bottom="0in" loext:contextual-spacing="false" fo:text-align="justify" style:justify-single-word="false" fo:text-indent="-0.139in" style:auto-text-indent="false" style:page-number="auto"/>
    </style:style>
    <style:style style:name="P56" style:family="paragraph" style:parent-style-name="Body_20_text_20__28_4_29_" style:master-page-name="">
      <style:paragraph-properties fo:margin-left="0.139in" fo:margin-right="0in" fo:margin-top="0in" fo:margin-bottom="0.0807in" loext:contextual-spacing="false" fo:line-height="0.1098in" fo:text-align="start" style:justify-single-word="false" fo:text-indent="-0.139in" style:auto-text-indent="false" style:page-number="auto"/>
    </style:style>
    <style:style style:name="P57" style:family="paragraph" style:parent-style-name="Body_20_text_20__28_2_29_" style:master-page-name="">
      <style:paragraph-properties fo:margin-left="0.1807in" fo:margin-right="0in" fo:margin-top="0in" fo:margin-bottom="0in" loext:contextual-spacing="false" fo:text-align="justify" style:justify-single-word="false" fo:text-indent="-0.1807in" style:auto-text-indent="false" style:page-number="auto"/>
    </style:style>
    <style:style style:name="P58" style:family="paragraph" style:parent-style-name="Body_20_text_20__28_2_29_" style:master-page-name="">
      <style:paragraph-properties fo:margin-left="0in" fo:margin-right="0in" fo:margin-top="0in" fo:margin-bottom="0in" loext:contextual-spacing="false" fo:text-align="justify" style:justify-single-word="false" fo:text-indent="0.139in" style:auto-text-indent="false" style:page-number="auto"/>
    </style:style>
    <style:style style:name="P59" style:family="paragraph" style:parent-style-name="Body_20_text_20__28_2_29_" style:master-page-name="">
      <style:paragraph-properties fo:margin-left="0in" fo:margin-right="0in" fo:margin-top="0in" fo:margin-bottom="0in" loext:contextual-spacing="false" fo:text-align="justify" style:justify-single-word="false" fo:text-indent="0.139in" style:auto-text-indent="false" style:page-number="auto">
        <style:tab-stops>
          <style:tab-stop style:position="1.8535in"/>
        </style:tab-stops>
      </style:paragraph-properties>
    </style:style>
    <style:style style:name="P60"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39in" style:auto-text-indent="false" style:page-number="auto"/>
    </style:style>
    <style:style style:name="P61"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62"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tab-stops>
          <style:tab-stop style:position="1.8535in"/>
        </style:tab-stops>
      </style:paragraph-properties>
    </style:style>
    <style:style style:name="P63" style:family="paragraph" style:parent-style-name="Body_20_text_20__28_4_29_" style:master-page-name="">
      <style:paragraph-properties fo:margin-left="0in" fo:margin-right="0in" fo:margin-top="0in" fo:margin-bottom="0in" loext:contextual-spacing="false" fo:line-height="0.1098in" fo:text-align="start" style:justify-single-word="false" fo:text-indent="0.139in" style:auto-text-indent="false" style:page-number="auto"/>
    </style:style>
    <style:style style:name="P64"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39in" style:auto-text-indent="false" style:page-number="auto" fo:break-after="page"/>
    </style:style>
    <style:style style:name="P65" style:family="paragraph" style:parent-style-name="Body_20_text_20__28_2_29_" style:master-page-name="">
      <style:paragraph-properties fo:margin-left="0in" fo:margin-right="0in" fo:margin-top="0in" fo:margin-bottom="0in" loext:contextual-spacing="false" fo:text-align="justify" style:justify-single-word="false" fo:text-indent="0.139in" style:auto-text-indent="false" style:page-number="auto" fo:break-after="page"/>
    </style:style>
    <style:style style:name="P66" style:family="paragraph" style:parent-style-name="Body_20_text_20__28_4_29_" style:master-page-name="">
      <style:paragraph-properties fo:margin-left="0.4307in" fo:margin-right="0in" fo:margin-top="0in" fo:margin-bottom="0in" loext:contextual-spacing="false" fo:line-height="0.1098in" fo:text-align="start" style:justify-single-word="false" fo:text-indent="0in" style:auto-text-indent="false" style:page-number="auto"/>
    </style:style>
    <style:style style:name="P67" style:family="paragraph" style:parent-style-name="Body_20_text_20__28_4_29_" style:master-page-name="">
      <style:paragraph-properties fo:margin-left="0.4307in" fo:margin-right="0in" fo:margin-top="0in" fo:margin-bottom="0in" loext:contextual-spacing="false" fo:line-height="0.1134in" fo:text-align="start" style:justify-single-word="false" fo:text-indent="0in" style:auto-text-indent="false" style:page-number="auto"/>
    </style:style>
    <style:style style:name="P68" style:family="paragraph" style:parent-style-name="Body_20_text_20__28_2_29_" style:master-page-name="">
      <style:paragraph-properties fo:margin-left="0in" fo:margin-right="0.2083in" fo:margin-top="0in" fo:margin-bottom="0in" loext:contextual-spacing="false" fo:text-align="justify" style:justify-single-word="false" fo:text-indent="0.139in" style:auto-text-indent="false" style:page-number="auto"/>
    </style:style>
    <style:style style:name="P69"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665in" style:auto-text-indent="false" style:page-number="auto"/>
    </style:style>
    <style:style style:name="P70" style:family="paragraph" style:parent-style-name="Body_20_text_20__28_2_29_" style:master-page-name="">
      <style:paragraph-properties fo:margin-left="0in" fo:margin-right="0in" fo:margin-top="0in" fo:margin-bottom="0in" loext:contextual-spacing="false" fo:text-align="justify" style:justify-single-word="false" fo:text-indent="0.1665in" style:auto-text-indent="false" style:page-number="auto"/>
    </style:style>
    <style:style style:name="P71" style:family="paragraph" style:parent-style-name="Body_20_text_20__28_2_29_" style:master-page-name="">
      <style:paragraph-properties fo:margin-left="0in" fo:margin-right="0in" fo:margin-top="0in" fo:margin-bottom="0in" loext:contextual-spacing="false" fo:text-align="start" style:justify-single-word="false" fo:text-indent="0.1665in" style:auto-text-indent="false" style:page-number="auto"/>
    </style:style>
    <style:style style:name="P72" style:family="paragraph" style:parent-style-name="Body_20_text_20__28_4_29_" style:master-page-name="">
      <style:paragraph-properties fo:margin-left="0.25in" fo:margin-right="0in" fo:margin-top="0in" fo:margin-bottom="0in" loext:contextual-spacing="false" fo:line-height="0.1134in" fo:text-align="start" style:justify-single-word="false" fo:text-indent="-0.111in" style:auto-text-indent="false" style:page-number="auto"/>
    </style:style>
    <style:style style:name="P73" style:family="paragraph" style:parent-style-name="Body_20_text_20__28_4_29_" style:master-page-name="">
      <style:paragraph-properties fo:margin-left="0.25in" fo:margin-right="0in" fo:margin-top="0in" fo:margin-bottom="0in" loext:contextual-spacing="false" fo:line-height="0.1098in" fo:text-align="start" style:justify-single-word="false" fo:text-indent="-0.111in" style:auto-text-indent="false" style:page-number="auto"/>
    </style:style>
    <style:style style:name="P74" style:family="paragraph" style:parent-style-name="Body_20_text_20__28_4_29_" style:master-page-name="">
      <style:paragraph-properties fo:margin-left="0.25in" fo:margin-right="0in" fo:margin-top="0in" fo:margin-bottom="0.0862in" loext:contextual-spacing="false" fo:line-height="0.1134in" fo:text-align="start" style:justify-single-word="false" fo:text-indent="-0.111in" style:auto-text-indent="false" style:page-number="auto"/>
    </style:style>
    <style:style style:name="P75" style:family="paragraph" style:parent-style-name="Body_20_text_20__28_2_29_" style:master-page-name="">
      <style:paragraph-properties fo:margin-left="0.1252in" fo:margin-right="0in" fo:margin-top="0in" fo:margin-bottom="0in" loext:contextual-spacing="false" fo:line-height="0.1366in" fo:text-align="justify" style:justify-single-word="false" fo:text-indent="0.1945in" style:auto-text-indent="false" style:page-number="auto"/>
    </style:style>
    <style:style style:name="P76" style:family="paragraph" style:parent-style-name="Body_20_text_20__28_2_29_" style:master-page-name="">
      <style:paragraph-properties fo:margin-left="0.1252in" fo:margin-right="0in" fo:margin-top="0in" fo:margin-bottom="0in" loext:contextual-spacing="false" fo:line-height="0.1181in" fo:text-align="justify" style:justify-single-word="false" fo:text-indent="0.1945in" style:auto-text-indent="false" style:page-number="auto"/>
    </style:style>
    <style:style style:name="P77" style:family="paragraph" style:parent-style-name="Body_20_text_20__28_2_29_" style:master-page-name="">
      <style:paragraph-properties fo:margin-left="0.1252in" fo:margin-right="0in" fo:margin-top="0in" fo:margin-bottom="0in" loext:contextual-spacing="false" fo:line-height="0.1035in" fo:text-align="justify" style:justify-single-word="false" fo:text-indent="0.1945in" style:auto-text-indent="false" style:page-number="auto"/>
    </style:style>
    <style:style style:name="P78" style:family="paragraph" style:parent-style-name="Body_20_text_20__28_6_29_" style:master-page-name="">
      <style:paragraph-properties fo:margin-left="0.1252in" fo:margin-right="0in" fo:margin-top="0in" fo:margin-bottom="0in" loext:contextual-spacing="false" fo:line-height="0.1252in" fo:text-indent="0.1945in" style:auto-text-indent="false" style:page-number="auto"/>
    </style:style>
    <style:style style:name="P79" style:family="paragraph" style:parent-style-name="Body_20_text_20__28_2_29_" style:master-page-name="">
      <style:paragraph-properties fo:margin-left="0.1945in" fo:margin-right="0in" fo:margin-top="0in" fo:margin-bottom="0in" loext:contextual-spacing="false" fo:text-align="justify" style:justify-single-word="false" fo:text-indent="0in" style:auto-text-indent="false" style:page-number="auto"/>
    </style:style>
    <style:style style:name="P80" style:family="paragraph" style:parent-style-name="Body_20_text_20__28_2_29_" style:master-page-name="">
      <style:paragraph-properties fo:margin-left="0.1945in" fo:margin-right="0in" fo:margin-top="0in" fo:margin-bottom="0in" loext:contextual-spacing="false" fo:text-align="start" style:justify-single-word="false" fo:text-indent="0in" style:auto-text-indent="false" style:page-number="auto"/>
    </style:style>
    <style:style style:name="P81" style:family="paragraph" style:parent-style-name="Body_20_text_20__28_2_29_" style:master-page-name="">
      <style:paragraph-properties fo:margin-left="0.2083in" fo:margin-right="0in" fo:margin-top="0in" fo:margin-bottom="0in" loext:contextual-spacing="false" fo:text-align="justify" style:justify-single-word="false" fo:text-indent="0in" style:auto-text-indent="false" style:page-number="auto"/>
    </style:style>
    <style:style style:name="P82" style:family="paragraph" style:parent-style-name="Body_20_text_20__28_2_29_" style:master-page-name="">
      <style:paragraph-properties fo:margin-left="0in" fo:margin-right="0in" fo:margin-top="0in" fo:margin-bottom="0in" loext:contextual-spacing="false" fo:text-align="start" style:justify-single-word="false" fo:text-indent="0.2083in" style:auto-text-indent="false" style:page-number="auto"/>
    </style:style>
    <style:style style:name="P83" style:family="paragraph" style:parent-style-name="Body_20_text_20__28_2_29_" style:master-page-name="">
      <style:paragraph-properties fo:margin-left="0in" fo:margin-right="0in" fo:margin-top="0in" fo:margin-bottom="0in" loext:contextual-spacing="false" fo:text-align="justify" style:justify-single-word="false" fo:text-indent="0.2083in" style:auto-text-indent="false" style:page-number="auto"/>
    </style:style>
    <style:style style:name="P84" style:family="paragraph" style:parent-style-name="Body_20_text_20__28_2_29_" style:master-page-name="">
      <style:paragraph-properties fo:margin-left="0in" fo:margin-right="0in" fo:margin-top="0in" fo:margin-bottom="0in" loext:contextual-spacing="false" fo:text-align="start" style:justify-single-word="false" fo:text-indent="0.1807in" style:auto-text-indent="false" style:page-number="auto"/>
    </style:style>
    <style:style style:name="P85" style:family="paragraph" style:parent-style-name="Body_20_text_20__28_2_29_" style:master-page-name="">
      <style:paragraph-properties fo:margin-left="0.111in" fo:margin-right="0in" fo:margin-top="0in" fo:margin-bottom="0.1437in" loext:contextual-spacing="false" fo:line-height="0.0965in" fo:text-align="justify" style:justify-single-word="false" fo:text-indent="0in" style:auto-text-indent="false" style:page-number="auto"/>
    </style:style>
    <style:style style:name="P86" style:family="paragraph" style:parent-style-name="Body_20_text_20__28_4_29_" style:master-page-name="">
      <style:paragraph-properties fo:margin-left="0.2638in" fo:margin-right="0in" fo:margin-top="0in" fo:margin-bottom="0in" loext:contextual-spacing="false" fo:line-height="0.1134in" fo:text-align="start" style:justify-single-word="false" fo:text-indent="-0.111in" style:auto-text-indent="false" style:page-number="auto"/>
    </style:style>
    <style:style style:name="P87" style:family="paragraph" style:parent-style-name="Body_20_text_20__28_4_29_" style:master-page-name="">
      <style:paragraph-properties fo:margin-left="0.25in" fo:margin-right="0in" fo:margin-top="0in" fo:margin-bottom="0in" loext:contextual-spacing="false" fo:line-height="0.1134in" fo:text-align="start" style:justify-single-word="false" fo:text-indent="-0.25in" style:auto-text-indent="false" style:page-number="auto"/>
    </style:style>
    <style:style style:name="P88" style:family="paragraph" style:parent-style-name="Body_20_text_20__28_4_29_" style:master-page-name="">
      <style:paragraph-properties fo:margin-left="0.2083in" fo:margin-right="0.3193in" fo:margin-top="0in" fo:margin-bottom="0in" loext:contextual-spacing="false" fo:text-align="start" style:justify-single-word="false" fo:text-indent="0in" style:auto-text-indent="false" style:page-number="auto"/>
    </style:style>
    <style:style style:name="P89" style:family="paragraph" style:parent-style-name="Body_20_text_20__28_2_29_" style:master-page-name="">
      <style:paragraph-properties fo:margin-left="0.389in" fo:margin-right="0in" fo:margin-top="0in" fo:margin-bottom="0in" loext:contextual-spacing="false" fo:text-align="justify" style:justify-single-word="false" fo:text-indent="0in" style:auto-text-indent="false" style:page-number="auto"/>
    </style:style>
    <style:style style:name="P90" style:family="paragraph" style:parent-style-name="Body_20_text_20__28_2_29_" style:master-page-name="">
      <style:paragraph-properties fo:margin-left="0in" fo:margin-right="0.1945in" fo:margin-top="0in" fo:margin-bottom="0in" loext:contextual-spacing="false" fo:text-align="justify" style:justify-single-word="false" fo:text-indent="0in" style:auto-text-indent="false" style:page-number="auto"/>
    </style:style>
    <style:style style:name="P91" style:family="paragraph" style:parent-style-name="Body_20_text_20__28_2_29_" style:master-page-name="">
      <style:paragraph-properties fo:margin-left="0in" fo:margin-right="0.139in" fo:margin-top="0in" fo:margin-bottom="0in" loext:contextual-spacing="false" fo:text-align="justify" style:justify-single-word="false" fo:text-indent="0in" style:auto-text-indent="false" style:page-number="auto"/>
    </style:style>
    <style:style style:name="P92" style:family="paragraph" style:parent-style-name="Body_20_text_20__28_2_29_" style:master-page-name="">
      <style:paragraph-properties fo:margin-left="0.139in" fo:margin-right="0in" fo:margin-top="0in" fo:margin-bottom="0in" loext:contextual-spacing="false" fo:text-align="justify" style:justify-single-word="false" fo:text-indent="0in" style:auto-text-indent="false" style:page-number="auto"/>
    </style:style>
    <style:style style:name="P93" style:family="paragraph" style:parent-style-name="Body_20_text_20__28_4_29_" style:master-page-name="">
      <style:paragraph-properties fo:margin-left="0.2917in" fo:margin-right="0in" fo:margin-top="0in" fo:margin-bottom="0in" loext:contextual-spacing="false" fo:line-height="0.1201in" fo:text-align="start" style:justify-single-word="false" fo:text-indent="-0.111in" style:auto-text-indent="false" style:page-number="auto"/>
    </style:style>
    <style:style style:name="P94" style:family="paragraph" style:parent-style-name="Body_20_text_20__28_2_29_" style:master-page-name="">
      <style:paragraph-properties fo:margin-left="0in" fo:margin-right="0.2083in" fo:margin-top="0in" fo:margin-bottom="0in" loext:contextual-spacing="false" fo:line-height="0.1299in" fo:text-align="justify" style:justify-single-word="false" fo:text-indent="0in" style:auto-text-indent="false" style:page-number="auto"/>
    </style:style>
    <style:style style:name="P95" style:family="paragraph" style:parent-style-name="Body_20_text_20__28_2_29_" style:master-page-name="">
      <style:paragraph-properties fo:margin-left="0.1252in" fo:margin-right="0in" fo:margin-top="0in" fo:margin-bottom="0in" loext:contextual-spacing="false" fo:line-height="0.1181in" fo:text-align="justify" style:justify-single-word="false" fo:text-indent="0in" style:auto-text-indent="false" style:page-number="auto"/>
    </style:style>
    <style:style style:name="P96" style:family="paragraph" style:parent-style-name="Body_20_text_20__28_4_29_" style:master-page-name="">
      <style:paragraph-properties fo:margin-left="0.4307in" fo:margin-right="0in" fo:margin-top="0in" fo:margin-bottom="0in" loext:contextual-spacing="false" fo:line-height="0.1134in" fo:text-align="start" style:justify-single-word="false" fo:text-indent="-0.222in" style:auto-text-indent="false" style:page-number="auto"/>
    </style:style>
    <style:style style:name="P97" style:family="paragraph" style:parent-style-name="Body_20_text_20__28_2_29_" style:master-page-name="">
      <style:paragraph-properties fo:margin-left="0.1945in" fo:margin-right="0in" fo:margin-top="0in" fo:margin-bottom="0in" loext:contextual-spacing="false" fo:text-align="justify" style:justify-single-word="false" fo:text-indent="0.111in" style:auto-text-indent="false" style:page-number="auto"/>
    </style:style>
    <style:style style:name="P98" style:family="paragraph" style:parent-style-name="Body_20_text_20__28_2_29_" style:master-page-name="">
      <style:paragraph-properties fo:margin-left="0.5417in" fo:margin-right="0in" fo:margin-top="0in" fo:margin-bottom="0in" loext:contextual-spacing="false" fo:line-height="0.1319in" fo:text-align="justify" style:justify-single-word="false" fo:text-indent="0in" style:auto-text-indent="false" style:page-number="auto">
        <style:tab-stops>
          <style:tab-stop style:position="1.4799in"/>
        </style:tab-stops>
      </style:paragraph-properties>
    </style:style>
    <style:style style:name="P99" style:family="paragraph" style:parent-style-name="Body_20_text_20__28_4_29_" style:master-page-name="">
      <style:paragraph-properties fo:margin-left="0.1807in" fo:margin-right="0in" fo:margin-top="0in" fo:margin-bottom="0in" loext:contextual-spacing="false" fo:line-height="0.1201in" fo:text-align="start" style:justify-single-word="false" fo:text-indent="0.111in" style:auto-text-indent="false" style:page-number="auto"/>
    </style:style>
    <style:style style:name="P100" style:family="paragraph" style:parent-style-name="Body_20_text_20__28_2_29_" style:list-style-name="L1"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811in"/>
        </style:tab-stops>
      </style:paragraph-properties>
    </style:style>
    <style:style style:name="P101" style:family="paragraph" style:parent-style-name="Body_20_text_20__28_2_29_" style:list-style-name="L2"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811in"/>
        </style:tab-stops>
      </style:paragraph-properties>
    </style:style>
    <style:style style:name="P102" style:family="paragraph" style:parent-style-name="Body_20_text_20__28_2_29_" style:list-style-name="L12"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772in"/>
        </style:tab-stops>
      </style:paragraph-properties>
    </style:style>
    <style:style style:name="P103" style:family="paragraph" style:parent-style-name="Body_20_text_20__28_2_29_" style:list-style-name="L9"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138in"/>
        </style:tab-stops>
      </style:paragraph-properties>
    </style:style>
    <style:style style:name="P104" style:family="paragraph" style:parent-style-name="Body_20_text_20__28_2_29_" style:master-page-name="PageStyle4">
      <style:paragraph-properties fo:margin-left="0in" fo:margin-right="0in" fo:margin-top="0in" fo:margin-bottom="0in" loext:contextual-spacing="false" fo:text-align="end" style:justify-single-word="false" fo:text-indent="0in" style:auto-text-indent="false" style:page-number="460"/>
    </style:style>
    <style:style style:name="P105" style:family="paragraph" style:parent-style-name="Body_20_text_20__28_2_29_" style:master-page-name="PageStyle14">
      <style:paragraph-properties fo:margin-left="0in" fo:margin-right="0in" fo:margin-top="0in" fo:margin-bottom="0in" loext:contextual-spacing="false" fo:text-align="end" style:justify-single-word="false" fo:text-indent="0in" style:auto-text-indent="false" style:page-number="481"/>
    </style:style>
    <style:style style:name="P106" style:family="paragraph" style:parent-style-name="Body_20_text_20__28_2_29_" style:master-page-name="PageStyle15">
      <style:paragraph-properties fo:margin-left="0in" fo:margin-right="0in" fo:margin-top="0in" fo:margin-bottom="0in" loext:contextual-spacing="false" fo:text-align="end" style:justify-single-word="false" fo:text-indent="0in" style:auto-text-indent="false" style:page-number="482"/>
    </style:style>
    <style:style style:name="P107" style:family="paragraph" style:parent-style-name="Body_20_text_20__28_2_29_" style:list-style-name="L3" style:master-page-name="PageStyle1">
      <style:paragraph-properties fo:margin-left="0.1945in" fo:margin-right="0in" fo:margin-top="0in" fo:margin-bottom="0in" loext:contextual-spacing="false" fo:text-align="justify" style:justify-single-word="false" fo:text-indent="-0.1945in" style:auto-text-indent="false" style:page-number="456">
        <style:tab-stops>
          <style:tab-stop style:position="0.089in"/>
        </style:tab-stops>
      </style:paragraph-properties>
    </style:style>
    <style:style style:name="P108"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109"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110" style:family="paragraph" style:parent-style-name="Body_20_text_20__28_2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111" style:family="paragraph" style:parent-style-name="Body_20_text_20__28_2_29_" style:list-style-name="L2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112" style:family="paragraph" style:parent-style-name="Body_20_text_20__28_2_29_" style:list-style-name="L2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113" style:family="paragraph" style:parent-style-name="Body_20_text_20__28_2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114"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15"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16"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17"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18" style:family="paragraph" style:parent-style-name="Body_20_text_20__28_2_29_" style:list-style-name="L1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19"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20" style:family="paragraph" style:parent-style-name="Body_20_text_20__28_2_29_" style:list-style-name="L1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21" style:family="paragraph" style:parent-style-name="Body_20_text_20__28_2_29_" style:list-style-name="L2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22" style:family="paragraph" style:parent-style-name="Body_20_text_20__28_2_29_" style:list-style-name="L2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23"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24"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25"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26" style:family="paragraph" style:parent-style-name="Body_20_text_20__28_2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27" style:family="paragraph" style:parent-style-name="Body_20_text_20__28_2_29_" style:list-style-name="L1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28" style:family="paragraph" style:parent-style-name="Body_20_text_20__28_2_29_" style:list-style-name="L2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29" style:family="paragraph" style:parent-style-name="Body_20_text_20__28_2_29_" style:list-style-name="L2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30" style:family="paragraph" style:parent-style-name="Body_20_text_20__28_2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31" style:family="paragraph" style:parent-style-name="Body_20_text_20__28_2_29_" style:list-style-name="L3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32"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25in"/>
        </style:tab-stops>
      </style:paragraph-properties>
    </style:style>
    <style:style style:name="P133" style:family="paragraph" style:parent-style-name="Body_20_text_20__28_2_29_" style:list-style-name="L2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25in"/>
        </style:tab-stops>
      </style:paragraph-properties>
    </style:style>
    <style:style style:name="P134"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35" style:family="paragraph" style:parent-style-name="Body_20_text_20__28_2_29_" style:list-style-name="L1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36" style:family="paragraph" style:parent-style-name="Body_20_text_20__28_2_29_" style:list-style-name="L2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37" style:family="paragraph" style:parent-style-name="Body_20_text_20__28_2_29_" style:list-style-name="L2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38" style:family="paragraph" style:parent-style-name="Body_20_text_20__28_2_29_" style:list-style-name="L2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39" style:family="paragraph" style:parent-style-name="Body_20_text_20__28_2_29_" style:list-style-name="L2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40" style:family="paragraph" style:parent-style-name="Body_20_text_20__28_2_29_" style:list-style-name="L3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41"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19in"/>
        </style:tab-stops>
      </style:paragraph-properties>
    </style:style>
    <style:style style:name="P142"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19in"/>
        </style:tab-stops>
      </style:paragraph-properties>
    </style:style>
    <style:style style:name="P143" style:family="paragraph" style:parent-style-name="Body_20_text_20__28_2_29_" style:list-style-name="L2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19in"/>
        </style:tab-stops>
      </style:paragraph-properties>
    </style:style>
    <style:style style:name="P144"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45" style:family="paragraph" style:parent-style-name="Body_20_text_20__28_2_29_" style:list-style-name="L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46"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47" style:family="paragraph" style:parent-style-name="Body_20_text_20__28_2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48" style:family="paragraph" style:parent-style-name="Body_20_text_20__28_2_29_" style:list-style-name="L2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49"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50" style:family="paragraph" style:parent-style-name="Body_20_text_20__28_2_29_" style:list-style-name="L2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51" style:family="paragraph" style:parent-style-name="Body_20_text_20__28_2_29_" style:list-style-name="L2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52"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08in"/>
        </style:tab-stops>
      </style:paragraph-properties>
    </style:style>
    <style:style style:name="P153" style:family="paragraph" style:parent-style-name="Body_20_text_20__28_2_29_" style:list-style-name="L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54in"/>
        </style:tab-stops>
      </style:paragraph-properties>
    </style:style>
    <style:style style:name="P154"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54in"/>
        </style:tab-stops>
      </style:paragraph-properties>
    </style:style>
    <style:style style:name="P155" style:family="paragraph" style:parent-style-name="Body_20_text_20__28_2_29_" style:list-style-name="L1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54in"/>
        </style:tab-stops>
      </style:paragraph-properties>
    </style:style>
    <style:style style:name="P156" style:family="paragraph" style:parent-style-name="Body_20_text_20__28_2_29_" style:list-style-name="L2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54in"/>
        </style:tab-stops>
      </style:paragraph-properties>
    </style:style>
    <style:style style:name="P157" style:family="paragraph" style:parent-style-name="Body_20_text_20__28_2_29_" style:list-style-name="L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58" style:family="paragraph" style:parent-style-name="Body_20_text_20__28_2_29_" style:list-style-name="L1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59" style:family="paragraph" style:parent-style-name="Body_20_text_20__28_2_29_" style:list-style-name="L2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60"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61"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62" style:family="paragraph" style:parent-style-name="Body_20_text_20__28_2_29_" style:list-style-name="L2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63"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64" style:family="paragraph" style:parent-style-name="Body_20_text_20__28_2_29_" style:list-style-name="L2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65" style:family="paragraph" style:parent-style-name="Body_20_text_20__28_2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66" style:family="paragraph" style:parent-style-name="Body_20_text_20__28_2_29_" style:list-style-name="L3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67"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68"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69" style:family="paragraph" style:parent-style-name="Body_20_text_20__28_2_29_" style:list-style-name="L1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70"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71" style:family="paragraph" style:parent-style-name="Body_20_text_20__28_2_29_" style:list-style-name="L3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72" style:family="paragraph" style:parent-style-name="Body_20_text_20__28_2_29_" style:list-style-name="L1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56in"/>
        </style:tab-stops>
      </style:paragraph-properties>
    </style:style>
    <style:style style:name="P173"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174" style:family="paragraph" style:parent-style-name="Body_20_text_20__28_2_29_" style:list-style-name="L2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175" style:family="paragraph" style:parent-style-name="Body_20_text_20__28_2_29_" style:list-style-name="L3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176" style:family="paragraph" style:parent-style-name="Body_20_text_20__28_2_29_" style:list-style-name="L1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39in"/>
        </style:tab-stops>
      </style:paragraph-properties>
    </style:style>
    <style:style style:name="P177"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39in"/>
        </style:tab-stops>
      </style:paragraph-properties>
    </style:style>
    <style:style style:name="P178" style:family="paragraph" style:parent-style-name="Body_20_text_20__28_2_29_" style:list-style-name="L2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179"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180" style:family="paragraph" style:parent-style-name="Body_20_text_20__28_2_29_" style:list-style-name="L3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181"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591in"/>
        </style:tab-stops>
      </style:paragraph-properties>
    </style:style>
    <style:style style:name="P182" style:family="paragraph" style:parent-style-name="Body_20_text_20__28_2_29_" style:list-style-name="L2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591in"/>
        </style:tab-stops>
      </style:paragraph-properties>
    </style:style>
    <style:style style:name="P183" style:family="paragraph" style:parent-style-name="Body_20_text_20__28_2_29_" style:list-style-name="L2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07in"/>
        </style:tab-stops>
      </style:paragraph-properties>
    </style:style>
    <style:style style:name="P184"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83in"/>
        </style:tab-stops>
      </style:paragraph-properties>
    </style:style>
    <style:style style:name="P185" style:family="paragraph" style:parent-style-name="Body_20_text_20__28_2_29_" style:list-style-name="L28" style:master-page-name="">
      <style:paragraph-properties fo:margin-left="0.1945in" fo:margin-right="0in" fo:margin-top="0in" fo:margin-bottom="0in" loext:contextual-spacing="false" fo:line-height="0.1181in" fo:text-align="justify" style:justify-single-word="false" fo:text-indent="-0.1945in" style:auto-text-indent="false" style:page-number="auto">
        <style:tab-stops>
          <style:tab-stop style:position="0.5957in"/>
        </style:tab-stops>
      </style:paragraph-properties>
    </style:style>
    <style:style style:name="P186" style:family="paragraph" style:parent-style-name="Body_20_text_20__28_2_29_" style:list-style-name="L16"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339in"/>
        </style:tab-stops>
      </style:paragraph-properties>
    </style:style>
    <style:style style:name="P187" style:family="paragraph" style:parent-style-name="Body_20_text_20__28_2_29_" style:list-style-name="L20"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126in"/>
        </style:tab-stops>
      </style:paragraph-properties>
    </style:style>
    <style:style style:name="P188" style:family="paragraph" style:parent-style-name="Body_20_text_20__28_2_29_" style:list-style-name="L22"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374in"/>
        </style:tab-stops>
      </style:paragraph-properties>
    </style:style>
    <style:style style:name="P189" style:family="paragraph" style:parent-style-name="Body_20_text_20__28_2_29_" style:list-style-name="L30"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374in"/>
        </style:tab-stops>
      </style:paragraph-properties>
    </style:style>
    <style:style style:name="P190" style:family="paragraph" style:parent-style-name="Body_20_text_20__28_2_29_" style:master-page-name="PageStyle3">
      <style:paragraph-properties fo:margin-left="0.1945in" fo:margin-right="0in" fo:margin-top="0in" fo:margin-bottom="0in" loext:contextual-spacing="false" fo:text-align="justify" style:justify-single-word="false" fo:text-indent="-0.1945in" style:auto-text-indent="false" style:page-number="457"/>
    </style:style>
    <style:style style:name="P191" style:family="paragraph" style:parent-style-name="Body_20_text_20__28_2_29_" style:list-style-name="L20" style:master-page-name="PageStyle12">
      <style:paragraph-properties fo:margin-left="0.1945in" fo:margin-right="0in" fo:margin-top="0in" fo:margin-bottom="0in" loext:contextual-spacing="false" fo:text-align="justify" style:justify-single-word="false" fo:text-indent="-0.1945in" style:auto-text-indent="false" style:page-number="479">
        <style:tab-stops>
          <style:tab-stop style:position="0.0028in"/>
        </style:tab-stops>
      </style:paragraph-properties>
    </style:style>
    <style:style style:name="P192" style:family="paragraph" style:parent-style-name="Body_20_text_20__28_2_29_" style:list-style-name="L24" style:master-page-name="PageStyle13">
      <style:paragraph-properties fo:margin-left="0.1945in" fo:margin-right="0in" fo:margin-top="0in" fo:margin-bottom="0in" loext:contextual-spacing="false" fo:text-align="justify" style:justify-single-word="false" fo:text-indent="-0.1945in" style:auto-text-indent="false" style:page-number="480">
        <style:tab-stops>
          <style:tab-stop style:position="0.0063in"/>
        </style:tab-stops>
      </style:paragraph-properties>
    </style:style>
    <style:style style:name="P193" style:family="paragraph" style:parent-style-name="Body_20_text_20__28_2_29_" style:master-page-name="PageStyle2">
      <style:paragraph-properties fo:margin-left="0.1945in" fo:margin-right="0in" fo:margin-top="0in" fo:margin-bottom="0in" loext:contextual-spacing="false" fo:text-align="start" style:justify-single-word="false" fo:text-indent="0in" style:auto-text-indent="false" style:page-number="457"/>
    </style:style>
    <style:style style:name="P194" style:family="paragraph" style:parent-style-name="Body_20_text_20__28_2_29_" style:master-page-name="PageStyle11">
      <style:paragraph-properties fo:margin-left="0.1945in" fo:margin-right="0in" fo:margin-top="0in" fo:margin-bottom="0in" loext:contextual-spacing="false" fo:text-align="justify" style:justify-single-word="false" fo:text-indent="0in" style:auto-text-indent="false" style:page-number="478"/>
    </style:style>
    <style:style style:name="P195" style:family="paragraph" style:parent-style-name="Body_20_text_20__28_2_29_" style:master-page-name="PageStyle17">
      <style:paragraph-properties fo:margin-left="0.1945in" fo:margin-right="0in" fo:margin-top="0in" fo:margin-bottom="0in" loext:contextual-spacing="false" fo:text-align="start" style:justify-single-word="false" fo:text-indent="0in" style:auto-text-indent="false" style:page-number="485"/>
    </style:style>
    <style:style style:name="P196" style:family="paragraph" style:parent-style-name="Body_20_text_20__28_2_29_" style:list-style-name="L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197" style:family="paragraph" style:parent-style-name="Body_20_text_20__28_2_29_" style:list-style-name="L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198" style:family="paragraph" style:parent-style-name="Body_20_text_20__28_2_29_" style:list-style-name="L2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199" style:family="paragraph" style:parent-style-name="Body_20_text_20__28_2_29_" style:list-style-name="L1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200" style:family="paragraph" style:parent-style-name="Body_20_text_20__28_2_29_" style:list-style-name="L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516in"/>
        </style:tab-stops>
      </style:paragraph-properties>
    </style:style>
    <style:style style:name="P201" style:family="paragraph" style:parent-style-name="Body_20_text_20__28_2_29_" style:list-style-name="L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445in"/>
        </style:tab-stops>
      </style:paragraph-properties>
    </style:style>
    <style:style style:name="P202" style:family="paragraph" style:parent-style-name="Body_20_text_20__28_2_29_" style:list-style-name="L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203" style:family="paragraph" style:parent-style-name="Body_20_text_20__28_2_29_" style:list-style-name="L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204" style:family="paragraph" style:parent-style-name="Body_20_text_20__28_2_29_" style:list-style-name="L2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205" style:family="paragraph" style:parent-style-name="Body_20_text_20__28_2_29_" style:list-style-name="L1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206" style:family="paragraph" style:parent-style-name="Body_20_text_20__28_2_29_" style:list-style-name="L2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207" style:family="paragraph" style:parent-style-name="Body_20_text_20__28_2_29_" style:list-style-name="L3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208" style:family="paragraph" style:parent-style-name="Body_20_text_20__28_2_29_" style:list-style-name="L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209" style:family="paragraph" style:parent-style-name="Body_20_text_20__28_2_29_" style:list-style-name="L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210" style:family="paragraph" style:parent-style-name="Body_20_text_20__28_2_29_" style:list-style-name="L1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211" style:family="paragraph" style:parent-style-name="Body_20_text_20__28_2_29_" style:list-style-name="L3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212" style:family="paragraph" style:parent-style-name="Body_20_text_20__28_2_29_" style:list-style-name="L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654in"/>
        </style:tab-stops>
      </style:paragraph-properties>
    </style:style>
    <style:style style:name="P213" style:family="paragraph" style:parent-style-name="Body_20_text_20__28_2_29_" style:list-style-name="L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214" style:family="paragraph" style:parent-style-name="Body_20_text_20__28_2_29_" style:list-style-name="L1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215" style:family="paragraph" style:parent-style-name="Body_20_text_20__28_2_29_" style:list-style-name="L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216" style:family="paragraph" style:parent-style-name="Body_20_text_20__28_2_29_" style:list-style-name="L1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217" style:family="paragraph" style:parent-style-name="Body_20_text_20__28_2_29_" style:list-style-name="L2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218" style:family="paragraph" style:parent-style-name="Body_20_text_20__28_2_29_" style:list-style-name="L3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219" style:family="paragraph" style:parent-style-name="Body_20_text_20__28_2_29_" style:list-style-name="L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91in"/>
        </style:tab-stops>
      </style:paragraph-properties>
    </style:style>
    <style:style style:name="P220" style:family="paragraph" style:parent-style-name="Body_20_text_20__28_2_29_" style:list-style-name="L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874in"/>
        </style:tab-stops>
      </style:paragraph-properties>
    </style:style>
    <style:style style:name="P221" style:family="paragraph" style:parent-style-name="Body_20_text_20__28_2_29_" style:list-style-name="L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222" style:family="paragraph" style:parent-style-name="Body_20_text_20__28_2_29_" style:list-style-name="L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223" style:family="paragraph" style:parent-style-name="Body_20_text_20__28_2_29_" style:list-style-name="L1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224" style:family="paragraph" style:parent-style-name="Body_20_text_20__28_2_29_" style:list-style-name="L1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225" style:family="paragraph" style:parent-style-name="Body_20_text_20__28_2_29_" style:list-style-name="L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01in"/>
        </style:tab-stops>
      </style:paragraph-properties>
    </style:style>
    <style:style style:name="P226" style:family="paragraph" style:parent-style-name="Body_20_text_20__28_2_29_" style:list-style-name="L1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01in"/>
        </style:tab-stops>
      </style:paragraph-properties>
    </style:style>
    <style:style style:name="P227" style:family="paragraph" style:parent-style-name="Body_20_text_20__28_2_29_" style:list-style-name="L2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01in"/>
        </style:tab-stops>
      </style:paragraph-properties>
    </style:style>
    <style:style style:name="P228" style:family="paragraph" style:parent-style-name="Body_20_text_20__28_2_29_" style:list-style-name="L1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01in"/>
        </style:tab-stops>
      </style:paragraph-properties>
    </style:style>
    <style:style style:name="P229" style:family="paragraph" style:parent-style-name="Body_20_text_20__28_2_29_" style:list-style-name="L1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146in"/>
        </style:tab-stops>
      </style:paragraph-properties>
    </style:style>
    <style:style style:name="P230" style:family="paragraph" style:parent-style-name="Body_20_text_20__28_2_29_" style:list-style-name="L2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575in"/>
        </style:tab-stops>
      </style:paragraph-properties>
    </style:style>
    <style:style style:name="P231" style:family="paragraph" style:parent-style-name="Body_20_text_20__28_2_29_" style:list-style-name="L2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48in"/>
        </style:tab-stops>
      </style:paragraph-properties>
    </style:style>
    <style:style style:name="P232" style:family="paragraph" style:parent-style-name="Body_20_text_20__28_2_29_" style:list-style-name="L2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618in"/>
        </style:tab-stops>
      </style:paragraph-properties>
    </style:style>
    <style:style style:name="P233" style:family="paragraph" style:parent-style-name="Body_20_text_20__28_2_29_" style:list-style-name="L2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11in"/>
        </style:tab-stops>
      </style:paragraph-properties>
    </style:style>
    <style:style style:name="P234" style:family="paragraph" style:parent-style-name="Body_20_text_20__28_2_29_" style:list-style-name="L3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181in"/>
        </style:tab-stops>
      </style:paragraph-properties>
    </style:style>
    <style:style style:name="P235" style:family="paragraph" style:parent-style-name="Body_20_text_20__28_2_29_" style:list-style-name="L3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52in"/>
        </style:tab-stops>
      </style:paragraph-properties>
    </style:style>
    <style:style style:name="P236" style:family="paragraph" style:parent-style-name="Body_20_text_20__28_2_29_" style:list-style-name="L13" style:master-page-name="">
      <style:paragraph-properties fo:margin-left="0.0972in" fo:margin-right="0in" fo:margin-top="0in" fo:margin-bottom="0in" loext:contextual-spacing="false" fo:text-align="start" style:justify-single-word="false" fo:text-indent="0in" style:auto-text-indent="false" style:page-number="auto">
        <style:tab-stops>
          <style:tab-stop style:position="0.1984in"/>
        </style:tab-stops>
      </style:paragraph-properties>
    </style:style>
    <style:style style:name="P237" style:family="paragraph" style:parent-style-name="Body_20_text_20__28_2_29_" style:list-style-name="L13"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238" style:family="paragraph" style:parent-style-name="Body_20_text_20__28_2_29_" style:list-style-name="L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239" style:family="paragraph" style:parent-style-name="Body_20_text_20__28_2_29_" style:list-style-name="L2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240" style:family="paragraph" style:parent-style-name="Body_20_text_20__28_2_29_" style:list-style-name="L13"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241" style:family="paragraph" style:parent-style-name="Body_20_text_20__28_2_29_" style:list-style-name="L2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242" style:family="paragraph" style:parent-style-name="Body_20_text_20__28_2_29_" style:list-style-name="L13"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243" style:family="paragraph" style:parent-style-name="Body_20_text_20__28_2_29_" style:list-style-name="L1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244" style:family="paragraph" style:parent-style-name="Body_20_text_20__28_2_29_" style:list-style-name="L2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245" style:family="paragraph" style:parent-style-name="Body_20_text_20__28_2_29_" style:list-style-name="L13"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898in"/>
        </style:tab-stops>
      </style:paragraph-properties>
    </style:style>
    <style:style style:name="P246" style:family="paragraph" style:parent-style-name="Body_20_text_20__28_2_29_" style:list-style-name="L13"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247" style:family="paragraph" style:parent-style-name="Body_20_text_20__28_2_29_" style:list-style-name="L1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248" style:family="paragraph" style:parent-style-name="Body_20_text_20__28_2_29_" style:list-style-name="L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249" style:family="paragraph" style:parent-style-name="Body_20_text_20__28_2_29_" style:list-style-name="L1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098in"/>
        </style:tab-stops>
      </style:paragraph-properties>
    </style:style>
    <style:style style:name="P250" style:family="paragraph" style:parent-style-name="Body_20_text_20__28_2_29_" style:list-style-name="L22" style:master-page-name="">
      <style:paragraph-properties fo:margin-left="0.1807in" fo:margin-right="0in" fo:margin-top="0in" fo:margin-bottom="0in" loext:contextual-spacing="false" fo:line-height="0.1201in" fo:text-align="justify" style:justify-single-word="false" fo:text-indent="-0.1807in" style:auto-text-indent="false" style:page-number="auto">
        <style:tab-stops>
          <style:tab-stop style:position="0.0272in"/>
        </style:tab-stops>
      </style:paragraph-properties>
    </style:style>
    <style:style style:name="P251" style:family="paragraph" style:parent-style-name="Body_20_text_20__28_2_29_" style:list-style-name="L22" style:master-page-name="">
      <style:paragraph-properties fo:margin-left="0.1807in" fo:margin-right="0in" fo:margin-top="0in" fo:margin-bottom="0in" loext:contextual-spacing="false" fo:line-height="0.1201in" fo:text-align="justify" style:justify-single-word="false" fo:text-indent="-0.1807in" style:auto-text-indent="false" style:page-number="auto">
        <style:tab-stops>
          <style:tab-stop style:position="0.0929in"/>
        </style:tab-stops>
      </style:paragraph-properties>
    </style:style>
    <style:style style:name="P252" style:family="paragraph" style:parent-style-name="Body_20_text_20__28_2_29_" style:list-style-name="L22" style:master-page-name="">
      <style:paragraph-properties fo:margin-left="0.1807in" fo:margin-right="0in" fo:margin-top="0in" fo:margin-bottom="0in" loext:contextual-spacing="false" fo:line-height="0.1201in" fo:text-align="justify" style:justify-single-word="false" fo:text-indent="-0.1807in" style:auto-text-indent="false" style:page-number="auto">
        <style:tab-stops>
          <style:tab-stop style:position="0.0201in"/>
        </style:tab-stops>
      </style:paragraph-properties>
    </style:style>
    <style:style style:name="P253" style:family="paragraph" style:parent-style-name="Body_20_text_20__28_2_29_" style:list-style-name="L19" style:master-page-name="">
      <style:paragraph-properties fo:margin-left="0.1807in" fo:margin-right="0in" fo:margin-top="0in" fo:margin-bottom="0in" loext:contextual-spacing="false" fo:text-align="justify" style:justify-single-word="false" fo:text-indent="-0.1807in" style:auto-text-indent="false" style:page-number="auto" fo:break-after="column">
        <style:tab-stops>
          <style:tab-stop style:position="-0.0228in"/>
        </style:tab-stops>
      </style:paragraph-properties>
    </style:style>
    <style:style style:name="P254" style:family="paragraph" style:parent-style-name="Body_20_text_20__28_2_29_" style:master-page-name="PageStyle5">
      <style:paragraph-properties fo:margin-left="0.2083in" fo:margin-right="0in" fo:margin-top="0in" fo:margin-bottom="0in" loext:contextual-spacing="false" fo:text-align="justify" style:justify-single-word="false" fo:text-indent="0in" style:auto-text-indent="false" style:page-number="466"/>
    </style:style>
    <style:style style:name="P255" style:family="paragraph" style:parent-style-name="Body_20_text_20__28_2_29_" style:master-page-name="PageStyle10">
      <style:paragraph-properties fo:margin-left="0.2083in" fo:margin-right="0in" fo:margin-top="0in" fo:margin-bottom="0in" loext:contextual-spacing="false" fo:text-align="justify" style:justify-single-word="false" fo:text-indent="0in" style:auto-text-indent="false" style:page-number="477"/>
    </style:style>
    <style:style style:name="P256" style:family="paragraph" style:parent-style-name="Body_20_text_20__28_2_29_" style:master-page-name="PageStyle8">
      <style:paragraph-properties fo:margin-left="0.1807in" fo:margin-right="0in" fo:margin-top="0in" fo:margin-bottom="0in" loext:contextual-spacing="false" fo:text-align="justify" style:justify-single-word="false" fo:text-indent="0in" style:auto-text-indent="false" style:page-number="473"/>
    </style:style>
    <style:style style:name="P257" style:family="paragraph" style:parent-style-name="Body_20_text_20__28_2_29_" style:list-style-name="L26" style:master-page-name="">
      <style:paragraph-properties fo:margin-left="0.139in" fo:margin-right="0in" fo:margin-top="0in" fo:margin-bottom="0in" loext:contextual-spacing="false" fo:text-align="justify" style:justify-single-word="false" fo:text-indent="-0.139in" style:auto-text-indent="false" style:page-number="auto">
        <style:tab-stops>
          <style:tab-stop style:position="0.0154in"/>
        </style:tab-stops>
      </style:paragraph-properties>
    </style:style>
    <style:style style:name="P258" style:family="paragraph" style:parent-style-name="Body_20_text_20__28_2_29_" style:list-style-name="L19" style:master-page-name="">
      <style:paragraph-properties fo:margin-left="0.139in" fo:margin-right="0in" fo:margin-top="0in" fo:margin-bottom="0in" loext:contextual-spacing="false" fo:text-align="justify" style:justify-single-word="false" fo:text-indent="-0.139in" style:auto-text-indent="false" style:page-number="auto">
        <style:tab-stops>
          <style:tab-stop style:position="0.0154in"/>
        </style:tab-stops>
      </style:paragraph-properties>
    </style:style>
    <style:style style:name="P259" style:family="paragraph" style:parent-style-name="Body_20_text_20__28_2_29_" style:list-style-name="L19" style:master-page-name="">
      <style:paragraph-properties fo:margin-left="0.139in" fo:margin-right="0in" fo:margin-top="0in" fo:margin-bottom="0in" loext:contextual-spacing="false" fo:text-align="justify" style:justify-single-word="false" fo:text-indent="-0.139in" style:auto-text-indent="false" style:page-number="auto">
        <style:tab-stops>
          <style:tab-stop style:position="0.0083in"/>
        </style:tab-stops>
      </style:paragraph-properties>
    </style:style>
    <style:style style:name="P260" style:family="paragraph" style:parent-style-name="Body_20_text_20__28_2_29_" style:list-style-name="L19" style:master-page-name="">
      <style:paragraph-properties fo:margin-left="0.139in" fo:margin-right="0in" fo:margin-top="0in" fo:margin-bottom="0in" loext:contextual-spacing="false" fo:text-align="justify" style:justify-single-word="false" fo:text-indent="-0.139in" style:auto-text-indent="false" style:page-number="auto">
        <style:tab-stops>
          <style:tab-stop style:position="0.0874in"/>
        </style:tab-stops>
      </style:paragraph-properties>
    </style:style>
    <style:style style:name="P261" style:family="paragraph" style:parent-style-name="Body_20_text_20__28_2_29_" style:list-style-name="L19" style:master-page-name="">
      <style:paragraph-properties fo:margin-left="0.139in" fo:margin-right="0in" fo:margin-top="0in" fo:margin-bottom="0in" loext:contextual-spacing="false" fo:text-align="justify" style:justify-single-word="false" fo:text-indent="-0.139in" style:auto-text-indent="false" style:page-number="auto" fo:break-after="column">
        <style:tab-stops>
          <style:tab-stop style:position="0.0154in"/>
        </style:tab-stops>
      </style:paragraph-properties>
    </style:style>
    <style:style style:name="P262" style:family="paragraph" style:parent-style-name="Body_20_text_20__28_2_29_" style:list-style-name="L27" style:master-page-name="">
      <style:paragraph-properties fo:margin-left="0.1252in" fo:margin-right="0in" fo:margin-top="0in" fo:margin-bottom="0.5862in" loext:contextual-spacing="false" fo:line-height="0.1319in" fo:text-align="justify" style:justify-single-word="false" fo:text-indent="0in" style:auto-text-indent="false" style:page-number="auto">
        <style:tab-stops>
          <style:tab-stop style:position="0.1634in"/>
        </style:tab-stops>
      </style:paragraph-properties>
    </style:style>
    <style:style style:name="P263" style:family="paragraph" style:parent-style-name="Body_20_text_20__28_2_29_" style:master-page-name="PageStyle16">
      <style:paragraph-properties fo:margin-left="0in" fo:margin-right="0in" fo:margin-top="0in" fo:margin-bottom="0in" loext:contextual-spacing="false" fo:text-align="justify" style:justify-single-word="false" fo:text-indent="0.1945in" style:auto-text-indent="false" style:page-number="484"/>
    </style:style>
    <style:style style:name="P264" style:family="paragraph" style:parent-style-name="Heading_20__23_4" style:master-page-name="">
      <style:paragraph-properties fo:margin-left="0in" fo:margin-right="0in" fo:margin-top="0in" fo:margin-bottom="0in" loext:contextual-spacing="false" fo:line-height="0.1252in" fo:text-align="start" style:justify-single-word="false" fo:keep-together="always" fo:text-indent="0in" style:auto-text-indent="false" style:page-number="auto" fo:keep-with-next="always"/>
    </style:style>
    <style:style style:name="P265" style:family="paragraph" style:parent-style-name="Heading_20__23_1" style:master-page-name="">
      <style:paragraph-properties fo:margin-left="0.111in" fo:margin-right="0in" fo:margin-top="0in" fo:margin-bottom="0in" loext:contextual-spacing="false" fo:line-height="0.1181in" fo:keep-together="always" fo:text-indent="0in" style:auto-text-indent="false" style:page-number="auto" fo:keep-with-next="always">
        <style:tab-stops>
          <style:tab-stop style:position="1.6228in"/>
        </style:tab-stops>
      </style:paragraph-properties>
    </style:style>
    <style:style style:name="P266" style:family="paragraph" style:parent-style-name="Body_20_text_20__28_4_29_" style:master-page-name="PageStyle7">
      <style:paragraph-properties fo:margin-left="0.4307in" fo:margin-right="0in" fo:margin-top="0in" fo:margin-bottom="0in" loext:contextual-spacing="false" fo:line-height="0.1134in" fo:text-align="start" style:justify-single-word="false" fo:text-indent="-0.111in" style:auto-text-indent="false" style:page-number="472"/>
    </style:style>
    <style:style style:name="P267" style:family="paragraph" style:parent-style-name="Body_20_text_20__28_4_29_" style:list-style-name="L6" style:master-page-name="">
      <style:paragraph-properties fo:margin-left="0in" fo:margin-right="0in" fo:margin-top="0in" fo:margin-bottom="0in" loext:contextual-spacing="false" fo:line-height="0.1134in" fo:text-align="justify" style:justify-single-word="false" fo:text-indent="0in" style:auto-text-indent="false" style:page-number="auto">
        <style:tab-stops>
          <style:tab-stop style:position="0.2366in"/>
        </style:tab-stops>
      </style:paragraph-properties>
    </style:style>
    <style:style style:name="P268" style:family="paragraph" style:parent-style-name="Body_20_text_20__28_4_29_" style:list-style-name="L6" style:master-page-name="">
      <style:paragraph-properties fo:margin-left="0in" fo:margin-right="0in" fo:margin-top="0in" fo:margin-bottom="0in" loext:contextual-spacing="false" fo:line-height="0.1134in" fo:text-align="justify" style:justify-single-word="false" fo:text-indent="0in" style:auto-text-indent="false" style:page-number="auto">
        <style:tab-stops>
          <style:tab-stop style:position="0.2398in"/>
        </style:tab-stops>
      </style:paragraph-properties>
    </style:style>
    <style:style style:name="P269" style:family="paragraph" style:parent-style-name="Body_20_text_20__28_4_29_" style:list-style-name="L6" style:master-page-name="">
      <style:paragraph-properties fo:margin-left="0in" fo:margin-right="0in" fo:margin-top="0in" fo:margin-bottom="0in" loext:contextual-spacing="false" fo:line-height="0.1134in" fo:text-align="justify" style:justify-single-word="false" fo:text-indent="0in" style:auto-text-indent="false" style:page-number="auto">
        <style:tab-stops>
          <style:tab-stop style:position="0.2429in"/>
        </style:tab-stops>
      </style:paragraph-properties>
    </style:style>
    <style:style style:name="P270" style:family="paragraph" style:parent-style-name="Body_20_text_20__28_4_29_" style:list-style-name="L6" style:master-page-name="">
      <style:paragraph-properties fo:margin-left="0in" fo:margin-right="0in" fo:margin-top="0in" fo:margin-bottom="0in" loext:contextual-spacing="false" fo:line-height="0.1098in" fo:text-align="justify" style:justify-single-word="false" fo:text-indent="0in" style:auto-text-indent="false" style:page-number="auto">
        <style:tab-stops>
          <style:tab-stop style:position="0.2398in"/>
        </style:tab-stops>
      </style:paragraph-properties>
    </style:style>
    <style:style style:name="P271" style:family="paragraph" style:parent-style-name="Body_20_text_20__28_4_29_" style:list-style-name="L22" style:master-page-name="">
      <style:paragraph-properties fo:margin-left="0.1807in" fo:margin-right="0.361in" fo:margin-top="0in" fo:margin-bottom="0in" loext:contextual-spacing="false" fo:line-height="0.1201in" fo:text-align="start" style:justify-single-word="false" fo:text-indent="-0.1807in" style:auto-text-indent="false" style:page-number="auto">
        <style:tab-stops>
          <style:tab-stop style:position="0.0929in"/>
        </style:tab-stops>
      </style:paragraph-properties>
    </style:style>
    <style:style style:name="P272" style:family="paragraph" style:parent-style-name="Body_20_text_20__28_4_29_" style:list-style-name="L22" style:master-page-name="">
      <style:paragraph-properties fo:margin-left="0.1807in" fo:margin-right="0in" fo:margin-top="0in" fo:margin-bottom="0in" loext:contextual-spacing="false" fo:line-height="0.1201in" fo:text-align="justify" style:justify-single-word="false" fo:text-indent="-0.1807in" style:auto-text-indent="false" style:page-number="auto">
        <style:tab-stops>
          <style:tab-stop style:position="0.0272in"/>
        </style:tab-stops>
      </style:paragraph-properties>
    </style:style>
    <style:style style:name="P273" style:family="paragraph" style:parent-style-name="Body_20_text_20__28_4_29_" style:list-style-name="L27" style:master-page-name="">
      <style:paragraph-properties fo:margin-left="0.3193in" fo:margin-right="0in" fo:margin-top="0in" fo:margin-bottom="0in" loext:contextual-spacing="false" fo:line-height="0.1366in" fo:text-align="start" style:justify-single-word="false" fo:text-indent="-0.1945in" style:auto-text-indent="false" style:page-number="auto">
        <style:tab-stops>
          <style:tab-stop style:position="-0.028in"/>
        </style:tab-stops>
      </style:paragraph-properties>
    </style:style>
    <style:style style:name="P274" style:family="paragraph" style:parent-style-name="Standard" style:master-page-name="PageStyle6">
      <style:paragraph-properties style:page-number="471"/>
      <style:text-properties fo:font-size="1pt" style:font-size-asian="1pt" style:font-size-complex="1pt"/>
    </style:style>
    <style:style style:name="P275" style:family="paragraph" style:parent-style-name="Standard" style:master-page-name="PageStyle9">
      <style:paragraph-properties style:page-number="24"/>
      <style:text-properties fo:font-size="1pt" style:font-size-asian="1pt" style:font-size-complex="1pt"/>
    </style:style>
    <style:style style:name="P276" style:family="paragraph" style:parent-style-name="Heading_20__23_3" style:master-page-name="">
      <style:paragraph-properties fo:margin-left="0.4307in" fo:margin-right="0in" fo:margin-top="0in" fo:margin-bottom="0in" loext:contextual-spacing="false" fo:text-align="start" style:justify-single-word="false" fo:keep-together="always" fo:text-indent="0in" style:auto-text-indent="false" style:page-number="auto" fo:keep-with-next="always"/>
    </style:style>
    <style:style style:name="P277" style:family="paragraph" style:parent-style-name="Heading_20__23_2" style:master-page-name="PageStyle0">
      <style:paragraph-properties fo:margin-left="0in" fo:margin-right="0in" fo:margin-top="0in" fo:margin-bottom="0in" loext:contextual-spacing="false" fo:line-height="0.1319in" fo:keep-together="always" fo:text-indent="0in" style:auto-text-indent="false" style:page-number="453" fo:keep-with-next="always"/>
    </style:style>
    <style:style style:name="P278" style:family="paragraph" style:parent-style-name="Body_20_text_20__28_5_29_" style:list-style-name="L23"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098in"/>
        </style:tab-stops>
      </style:paragraph-properties>
    </style:style>
    <style:style style:name="T1" style:family="text">
      <style:text-properties fo:color="#000000" style:text-position="25% 58%"/>
    </style:style>
    <style:style style:name="T2" style:family="text">
      <style:text-properties fo:color="#000000" style:text-position="-25% 58%"/>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0398in" fo:margin-right="0.0398in" fo:margin-top="0in" fo:margin-bottom="0in" style:wrap="run-through" style:number-wrapped-paragraphs="no-limit" style:vertical-pos="from-top" style:vertical-rel="paragraph-content" style:horizontal-pos="from-left" style:horizontal-rel="page" fo:background-color="#ffffff" style:background-transparency="100%" draw:fill="solid" draw:fill-color="#ffffff" draw:opacity="0%" fo:padding="0in" fo:border="none" style:flow-with-text="false"/>
    </style:style>
    <style:style style:name="fr3" style:family="graphic" style:parent-style-name="Frame">
      <style:graphic-properties fo:margin-left="0.0398in" fo:margin-right="0.0398in" fo:margin-top="0.0335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Frame">
      <style:graphic-properties fo:margin-left="0.0398in" fo:margin-right="0.0398in" fo:margin-top="0.0299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Frame">
      <style:graphic-properties fo:margin-left="0.0398in" fo:margin-right="0.0398in" fo:margin-top="0.0366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Frame">
      <style:graphic-properties fo:margin-left="0.0398in" fo:margin-right="0.0398in" fo:margin-top="0.0366in" fo:margin-bottom="0in" style:wrap="right" style:number-wrapped-paragraphs="no-limit" style:wrap-contour="true" style:wrap-contour-mode="full" style:vertical-pos="from-top" style:vertical-rel="paragraph-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Frame">
      <style:graphic-properties fo:margin-left="0.0398in" fo:margin-right="0.0398in" fo:margin-top="0.0299in" fo:margin-bottom="0.0465in" style:wrap="right" style:number-wrapped-paragraphs="no-limit" style:wrap-contour="true" style:wrap-contour-mode="full" style:vertical-pos="from-top" style:vertical-rel="paragraph-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8" style:family="graphic" style:parent-style-name="Frame">
      <style:graphic-properties fo:margin-left="0.0398in" fo:margin-right="0.0398in" fo:margin-top="0.0264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margin-left="2.0181in" fo:margin-right="2.3547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2.0181in" fo:margin-right="2.3547in" style:editable="false">
        <style:columns fo:column-count="2" fo:column-gap="0.1in">
          <style:column style:rel-width="32767*" fo:start-indent="0in" fo:end-indent="0.05in"/>
          <style:column style:rel-width="32768*" fo:start-indent="0.05in" fo:end-indent="0in"/>
        </style:columns>
      </style:section-properties>
    </style:style>
    <style:style style:name="Sect4" style:family="section">
      <style:section-properties fo:margin-left="2.0307in" fo:margin-right="2.3256in" style:editable="false">
        <style:columns fo:column-count="2" fo:column-gap="0.1in">
          <style:column style:rel-width="32767*" fo:start-indent="0in" fo:end-indent="0.05in"/>
          <style:column style:rel-width="32768*" fo:start-indent="0.05in" fo:end-indent="0in"/>
        </style:columns>
      </style:section-properties>
    </style:style>
    <style:style style:name="Sect5" style:family="section">
      <style:section-properties fo:margin-left="1.5854in" fo:margin-right="2.8161in" style:editable="false">
        <style:columns fo:column-count="2" fo:column-gap="0.0709in">
          <style:column style:rel-width="32767*" fo:start-indent="0in" fo:end-indent="0.0354in"/>
          <style:column style:rel-width="32768*" fo:start-indent="0.0354in" fo:end-indent="0in"/>
        </style:columns>
      </style:section-properties>
    </style:style>
    <style:style style:name="Sect6" style:family="section">
      <style:section-properties fo:margin-left="2.0366in" fo:margin-right="2.3071in" style:editable="false">
        <style:columns fo:column-count="2" fo:column-gap="0.072in">
          <style:column style:rel-width="32767*" fo:start-indent="0in" fo:end-indent="0.0362in"/>
          <style:column style:rel-width="32768*" fo:start-indent="0.0362in" fo:end-indent="0in"/>
        </style:columns>
      </style:section-properties>
    </style:style>
    <style:style style:name="Sect7" style:family="section">
      <style:section-properties fo:margin-left="1.972in" fo:margin-right="2.4016in" style:editable="false">
        <style:columns fo:column-count="2" fo:column-gap="0.0709in">
          <style:column style:rel-width="32767*" fo:start-indent="0in" fo:end-indent="0.0354in"/>
          <style:column style:rel-width="32768*" fo:start-indent="0.0354in" fo:end-indent="0in"/>
        </style:columns>
      </style:section-properties>
    </style:style>
    <style:style style:name="Sect8" style:family="section">
      <style:section-properties fo:margin-left="2.0327in" fo:margin-right="2.4189in" style:editable="false">
        <style:columns fo:column-count="2" fo:column-gap="0.0709in">
          <style:column style:rel-width="32767*" fo:start-indent="0in" fo:end-indent="0.0354in"/>
          <style:column style:rel-width="32768*" fo:start-indent="0.0354in" fo:end-indent="0in"/>
        </style:columns>
      </style:section-properties>
    </style:style>
    <style:style style:name="Sect9" style:family="section">
      <style:section-properties fo:margin-left="1.9992in" fo:margin-right="2.211in" style:editable="false">
        <style:columns fo:column-count="1" fo:column-gap="0in"/>
      </style:section-properties>
    </style:style>
    <style:style style:name="Sect10" style:family="section">
      <style:section-properties fo:margin-left="2.1047in" fo:margin-right="2.2835in" style:editable="false">
        <style:columns fo:column-count="2" fo:column-gap="0.0709in">
          <style:column style:rel-width="32767*" fo:start-indent="0in" fo:end-indent="0.0354in"/>
          <style:column style:rel-width="32768*" fo:start-indent="0.0354in" fo:end-indent="0in"/>
        </style:columns>
      </style:section-properties>
    </style:style>
    <style:style style:name="Sect11" style:family="section">
      <style:section-properties fo:margin-left="1.9638in" fo:margin-right="2.3957in" style:editable="false">
        <style:columns fo:column-count="2" fo:column-gap="0.0929in">
          <style:column style:rel-width="32767*" fo:start-indent="0in" fo:end-indent="0.0465in"/>
          <style:column style:rel-width="32768*" fo:start-indent="0.0465in" fo:end-indent="0in"/>
        </style:columns>
      </style:section-properties>
    </style:style>
    <style:style style:name="Sect12" style:family="section">
      <style:section-properties fo:margin-left="1.9484in" fo:margin-right="2.4083in" style:editable="false">
        <style:columns fo:column-count="2" fo:column-gap="0.0902in">
          <style:column style:rel-width="32767*" fo:start-indent="0in" fo:end-indent="0.0453in"/>
          <style:column style:rel-width="32768*" fo:start-indent="0.0453in" fo:end-indent="0in"/>
        </style:columns>
      </style:section-properties>
    </style:style>
    <style:style style:name="Sect13" style:family="section">
      <style:section-properties fo:margin-left="1.9827in" fo:margin-right="2.4402in" style:editable="false">
        <style:columns fo:column-count="2" fo:column-gap="0.0846in">
          <style:column style:rel-width="32767*" fo:start-indent="0in" fo:end-indent="0.0425in"/>
          <style:column style:rel-width="32768*" fo:start-indent="0.0425in" fo:end-indent="0in"/>
        </style:columns>
      </style:section-properties>
    </style:style>
    <style:style style:name="Sect14" style:family="section">
      <style:section-properties fo:margin-left="1.9827in" fo:margin-right="1.8665in" style:editable="false">
        <style:columns fo:column-count="1" fo:column-gap="0in"/>
      </style:section-properties>
    </style:style>
    <style:style style:name="Sect15" style:family="section">
      <style:section-properties fo:margin-left="1.2752in" fo:margin-right="3.0846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12"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12"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13" style:num-format="1" text:start-value="4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12" style:num-format="1" text:start-value="2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12"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28" style:num-format="1" text:start-value="1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12"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12"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12" style:num-format="1" text:start-value="4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Style12" style:num-format="1" text:start-value="7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12"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Style12"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Style12" style:num-format="1" text:start-value="2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CharStyle12" style:num-format="1" text:start-value="2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CharStyle12"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CharStyle1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CharStyle12"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CharStyle15"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CharStyle12"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CharStyle12"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CharStyle13"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CharStyle40"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CharStyle12"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CharStyle12"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CharStyle12"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CharStyle12"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277" text:outline-level="2"><text:bookmark-start text:name="bookmark0"/><text:span text:style-name="CharStyle4">1 CHRONICLES</text:span><text:bookmark-end text:name="bookmark0"/></text:h>
      </text:section>
      <text:section text:style-name="Sect2" text:name="Section1">
        <text:p text:style-name="P2"/>
        <text:p text:style-name="P1"/>
      </text:section>
      <text:section text:style-name="Sect3" text:name="Section2">
        <text:p text:style-name="Body_20_text_20__28_3_29__20__2b__20_DropCap4">I<text:span text:style-name="CharStyle9">Adarn, Seth, Enosh; Kenan, Mahalalel, Jared; Hanok, Me- 3 thushelah, Lemek; Noah, Shem, 4 Ham, and Japheth.</text:span></text:p>
        <text:list xml:id="list5067358311212931447" text:style-name="L1">
          <text:list-item>
            <text:p text:style-name="P100"><text:span text:style-name="CharStyle13"><text:tab/></text:span><text:span text:style-name="CharStyle12">The descendants of Japheth were the Cimmerians, Magog, the Medes, the Ionians, Tubal, </text:span><text:span text:style-name="CharStyle13">6</text:span><text:span text:style-name="CharStyle12"> Meshek, and Tiras. The de­scendants of the Cimmerians were Ashkenaz, Diphath, and </text:span><text:span text:style-name="CharStyle13">7</text:span><text:span text:style-name="CharStyle12"> Togarmah. The descendants of the Ionians were Elishah, Tar- tessus, Cyprus, and Rhodes. </text:span><text:span text:style-name="CharStyle13">8</text:span><text:span text:style-name="CharStyle12"> The descendants of Ham were Ethiopia, Egypt, Put, and Ca- </text:span><text:span text:style-name="CharStyle13">9</text:span><text:span text:style-name="CharStyle12"> naan. The descendants of Ethi­opia were Seba, Havilah, Sabta, Raamah, and Sabteca. The de­scendants of Raamah were io Sheba and Dedan. Ethiopia pro­duced Nimrod, the first man on </text:span><text:span text:style-name="CharStyle14">ii</text:span><text:span text:style-name="CharStyle12"> earth to be a despot. From Egypt sprang Lud, the Ana- mim, the Libyans, the Naphtu- </text:span><text:span text:style-name="CharStyle15">i2</text:span><text:span text:style-name="CharStyle12"> him, Pathros, the Casluhim, and Crete (from which the Philis- 13 tines came). From Canaan sprang Sidon first of all, then 14 the Hittites, the Jebusites, the Amorites, the Girgashites, the </text:span><text:span text:style-name="CharStyle16">15 </text:span><text:span text:style-name="CharStyle12">Hivites, the Arkites, the Sinites, 16 the Arvadites, the Zemarites, and the Hamathites.</text:span></text:p>
          </text:list-item>
        </text:list>
        <text:list xml:id="list3376250402153075832" text:style-name="L2">
          <text:list-item>
            <text:p text:style-name="P101"><text:span text:style-name="CharStyle12"><text:tab/>The descendants of Shem were Elam, Assyria, Axpachshad, the Lydians, Aram, Uz, Hul, 18 Gether, and Meshek. From Ar- pachshad sprang Shelah, and </text:span><text:span text:style-name="CharStyle16">19 </text:span><text:span text:style-name="CharStyle12">from Shelah Eber. Two sons were born to Eber, one called Peleg (Division) because the in­habitants of the earth were divided up in Ins day, and his 20 brother called Joktan. From Joktan sprang Almodad, She- 21 leph, Hazarmaveth, Jerah, Ha- 22 doram, Uzal, Diklah, Ebal, 23 Abimael, Sheba, Ophir, Hav­ilah, and Jobab; all these were descendants of Joktan.</text:span></text:p>
          </text:list-item>
        </text:list>
        <text:p text:style-name="P59"><text:span text:style-name="CharStyle12">Shem, Arpachshad, Shelah; 24 Eber, Peleg, Reu; Serug, Nahor, 25 Terah; Abram (that is, Abra- 26 ham).<text:tab/>27</text:span></text:p>
        <text:p text:style-name="P61"><text:span text:style-name="CharStyle12">The sons of Abraham were 28 Isaac and Ishmael, and these 29 are their descendants. Ish- mael’s sons were Nebaioth the eldest, then Kedar, Adbeel, Mibsam, Mishma, Dumah, 30 Massa, Hadad, Tema, Jetur, 31 Naphish, and Kedemah; these are Ishmael’s sons.</text:span></text:p>
        <text:p text:style-name="P61"><text:span text:style-name="CharStyle12">Abraham’s concubine Ke- 32 turah bore sons, Zimran, Jok- shan, Medan, Midian, Ishbak, and Shuah. Jokshan was the father of Sheba and Dedan, and 33 from Midian sprang Ephah, Epher, Hanok, Abida, and El- daah; all these were descended from Keturah.</text:span></text:p>
        <text:p text:style-name="P61"><text:span text:style-name="CharStyle12">Abraham was the father of 34 Isaac, and Isaac’s sons were Esau and Israel. Esau’s sons were 35 Eliphaz, Reuel, Jeush, Jalam, and Korah. Eliphaz was the 36 father of Teman, Omar, Zephi, Gatam, Kenaz, Timna, and Amalek; Reuel was the father of 37 Nahath, Zerah, Shammah, and Mizzah. The sons of Seir were 38 Lotan, Shobal, Zibeon, Anah, Dishon, Ezer, and Rishan; Lo- 39 tan’s children were Hori and Homam, Lotan’s sister being Timna; Shobal’s children were 40 Alian, Manahath, Ebal, Shephi, and Onam; Zibeon’s children were Aiah and Anah. Anah was 41 the father of Dishon, and Dishon’s children were Hamran, Eshban, Ithran, and Keran. Ezer’s children were Bilhan, 42 Zaavan, and Jaakan; Rishan’s children were Uz and Aran.</text:span></text:p>
      </text:section>
      <text:section text:style-name="Sect4" text:name="Section3">
        <text:list xml:id="list2450579716573718538" text:style-name="L3">
          <text:list-item>
            <text:p text:style-name="P107"><text:span text:style-name="CharStyle12"><text:tab/>Here are the kings who reigned in the land of Edom, before any king reigned over the Israelites. Bela the son of Beor, whose capital was Din-</text:span></text:p>
          </text:list-item>
          <text:list-item>
            <text:p text:style-name="P108"><text:span text:style-name="CharStyle12"><text:tab/>habah, died and was succeeded by Jobab the son of Zerah, of</text:span></text:p>
          </text:list-item>
          <text:list-item>
            <text:p text:style-name="P108"><text:span text:style-name="CharStyle12"><text:tab/>Busaireh. Jobab died and was succeeded by Husham from the</text:span></text:p>
          </text:list-item>
          <text:list-item>
            <text:p text:style-name="P108"><text:span text:style-name="CharStyle12"><text:tab/>Temanite country. Husham died and was succeeded by Hadad the son of Bedad, who defeated the Midianites in the open country of Moab; the name</text:span></text:p>
          </text:list-item>
          <text:list-item>
            <text:p text:style-name="P108"><text:span text:style-name="CharStyle12"><text:tab/>of his capital was Avith. Hadad died and was succeeded by Sam-</text:span></text:p>
          </text:list-item>
          <text:list-item>
            <text:p text:style-name="P108"><text:span text:style-name="CharStyle12"><text:tab/>lah of Masrekah. Samlah died and was succeeded by Saul from</text:span></text:p>
          </text:list-item>
          <text:list-item>
            <text:p text:style-name="P108"><text:span text:style-name="CharStyle12"><text:tab/>Rahaba on the Euphrates. Sard died and was succeeded by Baal-</text:span></text:p>
          </text:list-item>
          <text:list-item>
            <text:p text:style-name="P108"><text:span text:style-name="CharStyle12"><text:tab/>hanan the son of Achbor. Baal- hanan died and was succeeded by Hadad; the name of his cap­ital was Pai, and his wife was called Mehetabel, the daughter of Matred, who was the daugli-</text:span></text:p>
          </text:list-item>
          <text:list-item>
            <text:p text:style-name="P108"><text:span text:style-name="CharStyle12"><text:tab/>ter of Mezahab. Hadad died.</text:span></text:p>
          </text:list-item>
        </text:list>
        <text:p text:style-name="P97"><text:span text:style-name="CharStyle12">The chieftains of Edom were the chieftain of Timna, the chieftain of Alvah, the chieftain</text:span></text:p>
        <text:list xml:id="list214440358678207" text:continue-numbering="true" text:style-name="L3">
          <text:list-item>
            <text:p text:style-name="P108"><text:span text:style-name="CharStyle12"><text:tab/>of Jetheth, the chieftain of Oholibamah, the chieftain of Elath, the chieftain of Punon,</text:span></text:p>
          </text:list-item>
          <text:list-item>
            <text:p text:style-name="P108"><text:span text:style-name="CharStyle12"><text:tab/>the chieftain of Kenaz, the chief­tain of Teman, the chieftain of</text:span></text:p>
          </text:list-item>
          <text:list-item>
            <text:p text:style-name="P108"><text:span text:style-name="CharStyle12"><text:tab/>Mibzar, the chieftain of Mag- diel, and the chieftain of Iram; these were the chieftains of Edom.</text:span></text:p>
          </text:list-item>
        </text:list>
        <text:p text:style-name="Body_20_text_20__28_2_29__20__2b__20_DropCap3">2<text:span text:style-name="CharStyle12"> The sons of Israel were Reu­ben, Simeon, Levi, Judah, 2 Issachar, Zebulun, Dan, Joseph, Benjamin, Naphtali, Gad, and </text:span><text:span text:style-name="CharStyle13">3</text:span><text:span text:style-name="CharStyle12"> Asher. The sons of Judah were Er, Onan, and Shelah, bom to him by Bathshua the Canaan- </text:span><text:span text:style-name="CharStyle18">ite woman. </text:span><text:span text:style-name="CharStyle12">(Er, Judah’s first­born, was a Wicked man before the Eternal, who cut him off.) 4 His daughter-in-law Tamar also bore him Perez and Zerah; so</text:span></text:p>
        <text:p text:style-name="P21"><text:span text:style-name="CharStyle12">Judah had five sons in all. The </text:span><text:span text:style-name="CharStyle13">5 </text:span><text:span text:style-name="CharStyle12">sons of Perez were Hezron and Hamul; the sons of Zerah were 6 Zimri, Ethan, Heman, Kalkol, and Darda, five in all. (Karmi’s </text:span><text:span text:style-name="CharStyle13">7 </text:span><text:span text:style-name="CharStyle12">son was Achar, the obstacle to Israel, who broke faith over the doomed plunder.) Ethan’s son 8 was Azariah.</text:span></text:p>
        <text:p text:style-name="P61"><text:span text:style-name="CharStyle12">Hezron’s sons, bom to him, 9 were Jerahmeel, Ram, and Che- lubai (Caleb). Ram was the 10 father of Amminadab, Ammina- dab was the father of Nahshon the chief of the Judahites, Nah- IX shon the father of Salma, Salma of Boaz, Boaz of Obed, and 12 Obed of Jesse; Jesse was the 13 father of Eliah, his eldest son, Abinadab his second, Shimea his third, Nethanel his fourth, Rad- 14 dai his fifth, Ozem his sixth, and 15 David his seventh, their sisters 16 being Zerulah and Abigail; Zeruiah was the mother of Abi- shai, Joab, and Asahel, three sons; Abigail was the mother 17 of Amasa, whose father was Jether the Ishmaelite.</text:span></text:p>
        <text:p text:style-name="P61"><text:span text:style-name="CharStyle12">Caleb the son of Hezron mar- 18 ried Azubah, daughter of Je- rioth, and she bore him Jesher, Shobab, and Ardon. When 19 Azubah died, Caleb married Ephrath, who bore him Hur; Hur was the father of Uri, and 20 Uri the father of Bezalel. (Lat- 21 er on, Hezron had intercourse with the daughter of Machir the father of Gilead, whom he mar­ried when he was sixty; she bore 22 him Segub, the father of Jair, who held twenty-three towns in Gilead, though Havvoth-Jair 23 and Kenath with its sixty vil­lages were seized by Geshur and Aram. All these were descend­ants of Machir the father of Gilead.) It was after the death 24 of Hezron that Caleb had inter­course with Ephratb. his father’s</text:span></text:p>
      </text:section>
      <text:section text:style-name="Sect5" text:name="Section4">
        <text:p text:style-name="P193"><text:span text:style-name="CharStyle12">wife, who bore him Ashhur the</text:span></text:p>
        <text:list xml:id="list620185080587649087" text:style-name="L4">
          <text:list-item>
            <text:p text:style-name="P114"><text:span text:style-name="CharStyle12"><text:tab/>founder of Tekoa. Hezron’s eldest son Jerahmeel was the father of Ram his eldest son, and of Bunah, Oren, and Ozem,</text:span></text:p>
          </text:list-item>
          <text:list-item>
            <text:p text:style-name="P114"><text:span text:style-name="CharStyle12"><text:tab/>his brothers. By another wife, called Atarah, Jerahmeel was the</text:span></text:p>
          </text:list-item>
          <text:list-item>
            <text:p text:style-name="P123"><text:span text:style-name="CharStyle12"><text:tab/>father of Onam. The sons of Ram, Jerahmeel’s eldest son, were Maaz, Jamin, and Eker;</text:span></text:p>
          </text:list-item>
          <text:list-item>
            <text:p text:style-name="P123"><text:span text:style-name="CharStyle12"><text:tab/>the sons of Onam were Sham- mai and Jada. Shammai was the father of Nadab and Abi-</text:span></text:p>
          </text:list-item>
          <text:list-item>
            <text:p text:style-name="P109"><text:span text:style-name="CharStyle12"><text:tab/>shur. Abishur’s wife was called Abihail, and she bore him Ahban</text:span></text:p>
          </text:list-item>
          <text:list-item>
            <text:p text:style-name="P109"><text:span text:style-name="CharStyle12"><text:tab/>and Molid; Nadab’s sons were Seled and Appaim; Seled died</text:span></text:p>
          </text:list-item>
          <text:list-item>
            <text:p text:style-name="P109"><text:span text:style-name="CharStyle12"><text:tab/>childless, but Appaim was the father of Ishi, Ishi the father of Sheshan, and Sheslian the</text:span></text:p>
          </text:list-item>
          <text:list-item>
            <text:p text:style-name="P109"><text:span text:style-name="CharStyle12"><text:tab/>father of Ahlai. Shammai’s brother Jada was the father of Jether and Jonathan; Jether</text:span></text:p>
          </text:list-item>
          <text:list-item>
            <text:p text:style-name="P109"><text:span text:style-name="CharStyle12"><text:tab/>died childless, but Jonathan was the father of Peleth and Zaza. These were the descendants of</text:span></text:p>
          </text:list-item>
          <text:list-item>
            <text:p text:style-name="P109"><text:span text:style-name="CharStyle12"><text:tab/>Jerahmeel. Sheshan had no sons* only daughters; he had an</text:span></text:p>
          </text:list-item>
          <text:list-item>
            <text:p text:style-name="P109"><text:span text:style-name="CharStyle12"><text:tab/>Egyptian slave called Jarha, so to Jarha his slave Shelah gave one of his daughters in marriage.</text:span></text:p>
          </text:list-item>
          <text:list-item>
            <text:p text:style-name="P109"><text:span text:style-name="CharStyle12"><text:tab/>She was the mother of Attai, the</text:span></text:p>
          </text:list-item>
          <text:list-item>
            <text:p text:style-name="P109"><text:span text:style-name="CharStyle12"><text:tab/>father of Nathan, the father of</text:span></text:p>
          </text:list-item>
          <text:list-item>
            <text:p text:style-name="P109"><text:span text:style-name="CharStyle12"><text:tab/>Zabad, the father of Ephlal, the father of Obed, the father of</text:span></text:p>
          </text:list-item>
          <text:list-item>
            <text:p text:style-name="P109"><text:span text:style-name="CharStyle12"><text:tab/>Jehu, the father of Azariah, the</text:span></text:p>
          </text:list-item>
          <text:list-item>
            <text:p text:style-name="P109"><text:span text:style-name="CharStyle12"><text:tab/>father of Helez, the father of</text:span></text:p>
          </text:list-item>
          <text:list-item>
            <text:p text:style-name="P109"><text:span text:style-name="CharStyle12"><text:tab/>Eleasah, the father of Sismai, the father of Shallum, the father of Jekamiah, the father of Elish- ama.</text:span></text:p>
          </text:list-item>
          <text:list-item>
            <text:p text:style-name="P132"><text:span text:style-name="CharStyle12"><text:tab/>Caleb, Jerahmeel’s brother, was the father of Mareshah his eldest son, and Mareshah was the founder of Ziph and of</text:span></text:p>
          </text:list-item>
          <text:list-item>
            <text:p text:style-name="P123"><text:span text:style-name="CharStyle12"><text:tab/>Hebron. From Hebron sprang Korah, Tappuah, Rekem, and</text:span></text:p>
          </text:list-item>
          <text:list-item>
            <text:p text:style-name="P123"><text:span text:style-name="CharStyle12"><text:tab/>Shema; from Shema Raham, the founder of Jokdeam, and from</text:span></text:p>
          </text:list-item>
          <text:list-item>
            <text:p text:style-name="P123"><text:span text:style-name="CharStyle12"><text:tab/>Rekem Shammai, from Sham­mai Maon, and from Maon</text:span></text:p>
          </text:list-item>
        </text:list>
        <text:p text:style-name="P21"><text:span text:style-name="CharStyle12">Bethzur. Ephah, Caleb’s con- 46 cubine, bore Haran, Moza, and Gazez; and Haran was the fa­ther of Gazez. Maakah, Caleb’s 48 concubine, bore Sheber and Tir- hanah. The sons of his concu- 47 bine Jahdai were Regem, Jotham, Geshan, Pelet, Ephah, and Shaaph; Shaaph was the </text:span><text:span text:style-name="CharStyle15">49 </text:span><text:span text:style-name="CharStyle12">founder of Madmannah, Sheva of Machbena and of Gibea, while Achsah was the daughter of Caleb. These were the de- 5° scendants of Caleb.</text:span></text:p>
        <text:p text:style-name="P61"><text:span text:style-name="CharStyle12">The sons of Hur, the eldest son of Ephrathah, were Shobal the founder of Kiriath-jearim, Salma the founder of Betble- 51 hem, and Hareph the founder of Bethgader. From Shobal, the 52 founder of Kiriath-jearim, sprang Reaiah and half of the Manahathites; from the families 53 of Kiriath-jearim, the Ithrites, the Puthites, the Shumathites, and the Mishraites, sprang the Zorathites and the Eshtaolites. Salma was the founder of Beth- 54 lehem, the Netophatbites, Ata- roth-beth-joab, half of the Ma­nahathites, and the Zorites. The 55 Tirathites, the Shimeathites, and the Sueathites were families of scribes who lived at Jabez; they were Kenites, descended from Hammath the founder of the Rechabites.</text:span></text:p>
        <text:p text:style-name="P61"><text:span text:style-name="CharStyle12">Here are the sons bom to o David at Hebron; the eldest </text:span><text:span text:style-name="CharStyle15">&amp; </text:span><text:span text:style-name="CharStyle12">was Amnon, whose mother was Ahinoam from Jezreel, the sec­ond was Daniel, whose mother was Abigail from Karmel, the 2 third was Absalom, whose mother was Maakah the daugh­ter of Talmai king of Geshur, the fourth was Adonijah, whose mother was Haggith, the fifth 3 was Shephatiah, whose mother was Abital, the sixth was Ith- ream, whose mother was Eglali.</text:span></text:p>
        <text:list xml:id="list4037851961832217622" text:style-name="L5">
          <text:list-item>
            <text:p text:style-name="P134"><text:span text:style-name="CharStyle12"><text:tab/>These six were born to him at Hebron, where he reigned for seven years and six months. At Jerusalem he reigned for</text:span></text:p>
          </text:list-item>
          <text:list-item>
            <text:p text:style-name="P134"><text:span text:style-name="CharStyle12"><text:tab/>thirty-three years, and at Jeru­salem there were bom to him </text:span><text:soft-page-break/><text:span text:style-name="CharStyle12">Shimea, Shobab, Nathan, and Solomon (these four being the sons of Bathshua the daugh-</text:span></text:p>
          </text:list-item>
          <text:list-item>
            <text:p text:style-name="P134"><text:span text:style-name="CharStyle12"><text:tab/>ter of Ammiel), with Ibhar,</text:span></text:p>
          </text:list-item>
          <text:list-item>
            <text:p text:style-name="P134"><text:span text:style-name="CharStyle12"><text:tab/>Elishua, Nepheg, Japhia, Elish-</text:span></text:p>
          </text:list-item>
          <text:list-item>
            <text:p text:style-name="P134"><text:span text:style-name="CharStyle12"><text:tab/>ama, Baaljoda, and Eliphelet.</text:span></text:p>
          </text:list-item>
          <text:list-item>
            <text:p text:style-name="P134"><text:span text:style-name="CharStyle12"><text:tab/>All these were sons of David, in addition to the sons of his con­cubines; and Tamar was their sister.</text:span></text:p>
          </text:list-item>
          <text:list-item>
            <text:p text:style-name="P141"><text:span text:style-name="CharStyle12"><text:tab/>Solomon was the father of Re- lioboam, Rehoboam of Abijah, Abijah of Asa, Asa of Jehosha- phat, Jehoshaphat of Joram,</text:span></text:p>
          </text:list-item>
          <text:list-item>
            <text:p text:style-name="P144"><text:span text:style-name="CharStyle12"><text:tab/>Joram of Ahaziah, Ahaziah of</text:span></text:p>
          </text:list-item>
          <text:list-item>
            <text:p text:style-name="P152"><text:span text:style-name="CharStyle12"><text:tab/>Joash, Joash of Amaziah, Ama- zlah of Azariah, Azariah of</text:span></text:p>
          </text:list-item>
          <text:list-item>
            <text:p text:style-name="P152"><text:span text:style-name="CharStyle12"><text:tab/>Jotham, Jotham of Ahaz, Ahaz of Hezekiah, Hezekiah of Ma-</text:span></text:p>
          </text:list-item>
          <text:list-item>
            <text:p text:style-name="P144"><text:span text:style-name="CharStyle12"><text:tab/>nasseh, Manasseh of Amon, and</text:span></text:p>
          </text:list-item>
          <text:list-item>
            <text:p text:style-name="P144"><text:span text:style-name="CharStyle12"><text:tab/>Amon of Josiah. Josiah’s sons were Johanan, his eldest, Je- Jioiakim his second, Zedekiah his third, and Shallum his fourth.</text:span></text:p>
          </text:list-item>
          <text:list-item>
            <text:p text:style-name="P144"><text:span text:style-name="CharStyle12"><text:tab/>Jeconiah, son of Jehoiakim, was</text:span></text:p>
          </text:list-item>
          <text:list-item>
            <text:p text:style-name="P144"><text:span text:style-name="CharStyle12"><text:tab/>the father of Zedekiah; the sons of Jeconiah (who was taken</text:span></text:p>
          </text:list-item>
          <text:list-item>
            <text:p text:style-name="P144"><text:span text:style-name="CharStyle12"><text:tab/>prisoner) were Shealtiel, Mal- chiram, Pedaiah, Shenazzar, Jekamiah, Hoshama, and Neda-</text:span></text:p>
          </text:list-item>
          <text:list-item>
            <text:p text:style-name="P144"><text:span text:style-name="CharStyle12"><text:tab/>biah; Pedaiah’s sons were Zerub- babel and Shimei; Zerubbabel was the father of Meshullam and Hananlah and their sister Shelo-</text:span></text:p>
          </text:list-item>
          <text:list-item>
            <text:p text:style-name="P115"><text:span text:style-name="CharStyle12"><text:tab/>mith, also of five sons, Hashu- bah, Ohel, Berechiah, Hasadiah,</text:span></text:p>
          </text:list-item>
          <text:list-item>
            <text:p text:style-name="P115"><text:span text:style-name="CharStyle12"><text:tab/>and Jushabhesed; Hananlah was the father of Pelatiah, Pelatlah of Jeshaiah, Jeshaiah of Re- phaiah, Rephaiah of Arnan, Arnan of Obadiah, Obadiah of</text:span></text:p>
          </text:list-item>
          <text:list-item>
            <text:p text:style-name="P115"><text:span text:style-name="CharStyle12"><text:tab/>Shecaniah, and Shecaniah of six sons, Shemaiah, Hattush, Igal, Bariah, Neariah, and Shaphat;</text:span></text:p>
          </text:list-item>
          <text:list-item>
            <text:p text:style-name="P115"><text:span text:style-name="CharStyle12"><text:tab/>Neariah’s three sons were Eli-</text:span></text:p>
          </text:list-item>
        </text:list>
        <text:p text:style-name="P21"><text:span text:style-name="CharStyle12">oenai, Hizkiah, and Azrikam, while Elioenai had seven sons, 24 Hodaviah, Eliashib, Pelaiah, Akkub, Johanan, Delaiah, and Anani.</text:span></text:p>
        <text:p text:style-name="P44"><text:span text:style-name="CharStyle12">Judah’s sons were Perez, </text:span><text:span text:style-name="CharStyle15">yt </text:span><text:span text:style-name="CharStyle12">Hezron, Caleb, Hur, and Sho- bal. Reaiah the son of Shobal 2 was the father of Jahath, and Jahath was the father of Ahumai and Lahad; these were the Zora- thite families. From Hur, the 3 founder of Etan, sprang Jezreel, Ishma, and Idbash, also their sister Hazzelelponi, with Penuel </text:span><text:span text:style-name="CharStyle13">4 </text:span><text:span text:style-name="CharStyle12">the founder of Gedor and Ezer the founder of Hushah; these were descended from Hur, the eldest son of Ephrathah, the founder of Bethlehem.</text:span></text:p>
        <text:p text:style-name="P44"><text:span text:style-name="CharStyle12">Ashhur the founder of Tekoa </text:span><text:span text:style-name="CharStyle13">5 </text:span><text:span text:style-name="CharStyle12">had two wives, Helah and Naa- rah; Naarah bore him Ahuz- </text:span><text:span text:style-name="CharStyle13">6 </text:span><text:span text:style-name="CharStyle12">zam, Hepher, and Temeni— Ashhurite families. These were Naarah’s sons, while Helah’s </text:span><text:span text:style-name="CharStyle13">7 </text:span><text:span text:style-name="CharStyle12">were Zereth, Zohar, Ethnan, and Koz. Koz was the founder of </text:span><text:span text:style-name="CharStyle13">8 </text:span><text:span text:style-name="CharStyle12">Anub, Zobebah, and the families of Aharhel the son of Harum. [[Jabez came to more honour </text:span><text:span text:style-name="CharStyle13">9 </text:span><text:span text:style-name="CharStyle12">than his kinsmen. His mother had called him Jabez (Hurt), crying, “It hurt me to bear him.” But Jabez appealed to 10 the God of Israel, “Oh that thou wouldest prosper me and enlarge my lot! Oh that thine hand might aid me! Oh that thou wouldest ward me from evil, that no hurt may befall me!” And God granted him what he asked.]] Caleb the brother of n Shuhah was the founder of Mehir, and Mehir of Eshton. From Eshton sprang Bethrapha, 12 Paseah, and Tehinnah the founder of the town of Nahash. These were Rechabites. Kenaz 13 was the father of Othniel and Seraiah. Othniel of Hatbath and</text:span></text:p>
      </text:section>
      <text:section text:style-name="Sect5" text:name="Section5">
        <text:p text:style-name="P190"><text:span text:style-name="CharStyle12">X4 Meonothai, Meonothai of Oph- rah; Seraiah was the father of Joab, founder of Craftsvale (for they were craftsmen).</text:span></text:p>
        <text:list xml:id="list8146552930744143260" text:style-name="L6">
          <text:list-item>
            <text:p text:style-name="P153"><text:span text:style-name="CharStyle12"><text:tab/>The sons of Caleb the son of Jephunneh were Iru, Elah, and Naam, and Elah was the father</text:span></text:p>
          </text:list-item>
          <text:list-item>
            <text:p text:style-name="P157"><text:span text:style-name="CharStyle12"><text:tab/>of Kenaz. The sons of Jehallelel were Ziph, Ziphah, Tiria, and</text:span></text:p>
          </text:list-item>
          <text:list-item>
            <text:p text:style-name="P157"><text:span text:style-name="CharStyle12"><text:tab/>Asarel; the sons of Ezrah were Jether, Mered, Epher, and Ja-</text:span></text:p>
          </text:list-item>
          <text:list-item>
            <text:p text:style-name="P145"><text:span text:style-name="CharStyle12"><text:tab/>Ion. The children of Bithiah,</text:span></text:p>
          </text:list-item>
        </text:list>
        <text:list xml:id="list5023913388647509427" text:style-name="L7">
          <text:list-item>
            <text:p text:style-name="P146"><text:span text:style-name="CharStyle12"><text:tab/>daughter of the Pharaoh, who married Mered and bore chil­dren to him, were Miriam, Shammai, and Ishbah the</text:span></text:p>
          </text:list-item>
          <text:list-item>
            <text:p text:style-name="P160"><text:span text:style-name="CharStyle12"><text:tab/>founder of Eshtemoa, whose wife, a Jewess, bore Jered the founder of Gedor and Heber the founder of Soko and Jekuthiel</text:span></text:p>
          </text:list-item>
          <text:list-item>
            <text:p text:style-name="P167"><text:span text:style-name="CharStyle12"><text:tab/>the founder of Zanoah. [[The sons of the wife of Hodiah, the sister of Naham, were the Gar- mite founder of Keilah and the Maacathite founder of Eshte-</text:span></text:p>
          </text:list-item>
          <text:list-item>
            <text:p text:style-name="P116"><text:span text:style-name="CharStyle12"><text:tab/>moa.]] [[The sons of Shimon were Amnon, Rinnah, Ben- hanan, and Tilon.]] [[Zoheth was the son of Ishi, and . . . the son of Zoheth.]]</text:span></text:p>
          </text:list-item>
          <text:list-item>
            <text:p text:style-name="P154"><text:span text:style-name="CharStyle12"><text:tab/>The sons of Shelah, Judah’s son, were Er the founder of Lecah, Laadah the founder of Mareshah, and families of linen-</text:span></text:p>
          </text:list-item>
          <text:list-item>
            <text:p text:style-name="P116"><text:span text:style-name="CharStyle12"><text:tab/>workers at Beth-ashbea, Jokim, men of Kozeba, Joash, and Saraph who ruled in Moab and then retired to Bethlehem. This</text:span></text:p>
          </text:list-item>
          <text:list-item>
            <text:p text:style-name="P116"><text:span text:style-name="CharStyle12"><text:tab/>from an ancient archive. (These were the potters and inhab­itants of Netaim and Gederah; they resided there in the service of the king.)</text:span></text:p>
          </text:list-item>
          <text:list-item>
            <text:p text:style-name="P154"><text:span text:style-name="CharStyle12"><text:tab/>The sons of Simeon were Nemuel, Jamin, Jarib, Zerah, and Shaul the father of Sliallum,</text:span></text:p>
          </text:list-item>
          <text:list-item>
            <text:p text:style-name="P116"><text:span text:style-name="CharStyle12"><text:tab/>whose son was Mibsam the fa-</text:span></text:p>
          </text:list-item>
          <text:list-item>
            <text:p text:style-name="P167"><text:span text:style-name="CharStyle12"><text:tab/>ther of Mishma; Mishina’s son was Hammuel, the father of Zakkur, whose son was Shimei.</text:span></text:p>
          </text:list-item>
          <text:list-item>
            <text:p text:style-name="P116"><text:span text:style-name="CharStyle12"><text:tab/>Shimei had sixteen sons and six</text:span></text:p>
          </text:list-item>
        </text:list>
        <text:p text:style-name="P21"><text:span text:style-name="CharStyle12">daughters, but his brothers had not many children, nor did all their family multiply like the Judahites. They lived at Beer- 28 sheba, Moladah, Hazarshual, 29 Billiah, Ezem, Tolad, Bethuel, 30 Hormah, Ziklag, Beth-marka- 31 both, Hazarsusim, Beth-biri, and Shaaraim (which remained their towns till the reign of David), along with their respective vil- 32 lages; also, at Ether, Ain- rimmon, Token, and Ashan, these four towns along with all 33 their villages as far as Baal. These were their settlements, and they kept a genealogical record.</text:span></text:p>
        <text:p text:style-name="P44"><text:span text:style-name="CharStyle12">Meshhobab, Jamlech, Joshah 34 the son of Amazlah, Joel, Jehu 35 the son of Joshibiah (whose fa­ther was Seraiah the son of Asiel), Elioenai, Jaakobah, Jesh- 36 ohaiah, Asaiah, Adiel, Jesimiel, Benaiah, and Ziza (whose father 37 was Shiphi the son of Allon, the son of Jedaiah, the son of Shimri, the son of Shemaiah); these men 38 here mentioned were chieftains, and their families prospered mightily. They went in search 39 of pasture for their flocks to the entrance of Gerar, to the eastern side of the valley, where they 40 found rich, excellent pasture, and a broad, quiet, peaceable countryside. (The inhabitants used to belong to the Hamites.)</text:span></text:p>
        <text:p text:style-name="P23"><text:span text:style-name="CharStyle12">So<text:tab/>during the reign of Hezekiah 41 king of Judah the folk here mentioned went and destroyed the tents of the inhabitants, ex­terminating the Meunim who were to be found there, and taking their place, since there was pasture for their flocks there. Five hundred of these 42 Simeonites also attacked mount Seir, led by Pelatiah, Neariah, Rephaiah, and Uzziel, the sons of Ishi; they defeated the sur- 43</text:span></text:p>
        <text:p text:style-name="P81"><text:span text:style-name="CharStyle12">viving Amalekites who had es­caped, and to this day they live there.</text:span></text:p>
        <text:p text:style-name="Body_20_text_20__28_2_29__20__2b__20_DropCap1">5<text:span text:style-name="CharStyle12"><text:tab/>Now for the sons of Reuben the eldest son of Israel. (He was the eldest, but, as he pol­luted his father’s marriage-bed, his birthright </text:span><text:soft-page-break/><text:span text:style-name="CharStyle12">was assigned to the sons of Joseph, Israel’s son; although Joseph is not entered in the genealogy according to the 2 birthright. The birthright did belong to Joseph, but Judah was more powerful than his brothers, and from him came the </text:span><text:span text:style-name="CharStyle13">3</text:span><text:span text:style-name="CharStyle12"> leadership.) The sons of Reu­ben, Israel’s eldest son, were Hanok, Pallu, Hezron, and 4 Karmi. The sons of Joel were </text:span><text:span text:style-name="CharStyle13">5</text:span><text:span text:style-name="CharStyle12"> Shemaiah, Gog, Shimri, Micah, </text:span><text:span text:style-name="CharStyle15">6</text:span><text:span text:style-name="CharStyle12"> Reaiah, Baal, and Beerah, whom the Assyrian king Tilgath- pilneser carried off into exile— Beerah was a Reubenite chief- 7 tain, and his kinsmen, reckoned by families in the genealogical records, were Jeiel the chief, 8 then Zechariah, and Bela the son of Azaz, the son of Shema, the son of Joel, whose settlements at Aroer reached the length </text:span><text:span text:style-name="CharStyle13">9</text:span><text:span text:style-name="CharStyle12"> of Nebo and Baal-meon, and stretched eastward as far as the opening of the desert ending at the river Euphrates—so nu­merous were their cattle in </text:span><text:span text:style-name="CharStyle14">io</text:span><text:span text:style-name="CharStyle12"> Gilead. (During the reign of Saul the Reubenites attacked the Hagrites and cut them to pieces, occupying all their terri­tory east of Gilead.) </text:span><text:span text:style-name="CharStyle14">ii</text:span><text:span text:style-name="CharStyle12"> Opposite them lived the sons of Gad, occupying the land of 12 Bashan as far as Salecah. Joel the chief, Shapham, Janai, and 13 Shaphat in Bashan, with their seven fellow-clansmen Michael, Meshullam, Sheba, Jorai, Ja- 14 kan, Zia, and Eber, were sons of Abihail (the son of Huri, the son of Jaroah, the son of Gilead, the ' son of Michael, the son of Je- hishai, the son of Jahdo, the son of Buz . , . Ahi, the son of 15 Abdiel), all chiefs in their clan; they lived in Gilead, in Bashan, 16 in the townships, and in all the pasture lands of Sirion to their fullest extent. These Gadites 17 were all enrolled in the genealog­ical registers during the reign of Jotham king of Judah and dur­ing the reign of Jeroboam king of Israel.</text:span></text:p>
        <text:p text:style-name="P83"><text:span text:style-name="CharStyle12">The Reubenites, the Gadites, 18 and the half-clan of Manasseh, brave fighters, able to carry shield and sword, good archers, and skilled warriors, amounted to forty-four thousand seven hundred and sixty men, fit for active service. They at- 19 tacked the Hagrites, and also Jetur, Naphish, and Nodab. God 20 helped them and put the Hag­rites and all their allies into their power; for they cried to God as they fought, and he answered them because they relied on him. They carried off the enemy’s 21 cattle, fifty thousand camels, two hundred and fifty thousand sheep, two thousand asses, and also a hundred thousand prison­ers. Many of the enemy were 22 also slain, for the war was with God’s sanction. Down to the exile, they lived in the dispos­sessed territory.</text:span></text:p>
        <text:p text:style-name="P82"><text:span text:style-name="CharStyle12">The members of the half-clan 23 of Manasseh who lived in the country swarmed from Bashan to Baal-hermon and Senir or mount Hermon. Their chiefs 24 were Epher, Ishi, Eliel, Azriel, Jeremiah, Hodaviah, and Jah- diel, great fighters, famous men, and chiefs of the clan. But they 25 broke faith with the God of their fathers and went faith­lessly after the gods of the na­tives whom God had destroyed</text:span></text:p>
        <text:list xml:id="list6258722397866210668" text:style-name="L8">
          <text:list-item>
            <text:p text:style-name="P196"><text:span text:style-name="CharStyle12"><text:tab/>before them. So the God of Israel roused up Pulu the king of Assyria and Tilgath-pilneser the king of Assyria, who carried them into exile, the Reubenites and the Gadites and the half­clan of Manasseh, taking them to Halah, Habor, Hara, and the river of Gozan, where they are to this day.</text:span></text:p>
          </text:list-item>
        </text:list>
        <text:p text:style-name="P89"><text:span text:style-name="CharStyle12">The sons of Levi were Ger- shon, Kohath, and Merari.</text:span></text:p>
        <text:list xml:id="list3990361534993836985" text:style-name="L9">
          <text:list-item>
            <text:p text:style-name="P200"><text:span text:style-name="CharStyle12"><text:tab/>The sons of Kohath were Amram,</text:span></text:p>
          </text:list-item>
          <text:list-item>
            <text:p text:style-name="P200"><text:span text:style-name="CharStyle12"><text:tab/>Izhar, Hebron, and Uzziel; Am- ram’s children were Aaron, Moses, and Miriam; and Aaron’s sons were Nadab, Abihu, Elea-</text:span></text:p>
          </text:list-item>
          <text:list-item>
            <text:p text:style-name="P201"><text:span text:style-name="CharStyle12"><text:tab/>zar, and Ithamar. Eleazar was the father of Phinehas,</text:span></text:p>
          </text:list-item>
          <text:list-item>
            <text:p text:style-name="P201"><text:span text:style-name="CharStyle12"><text:tab/>Phinehas of Abishua, Abishua of</text:span></text:p>
          </text:list-item>
          <text:list-item>
            <text:p text:style-name="P201"><text:span text:style-name="CharStyle12"><text:tab/>Bukki, Bukki of Uzzi, Uzzi of Zerahiah, Zerahiah of Meraioth,</text:span></text:p>
          </text:list-item>
          <text:list-item>
            <text:p text:style-name="P201"><text:soft-page-break/><text:span text:style-name="CharStyle12"><text:tab/>Meraioth of Amariah, Amariah of Ahitub, Ahitub of Zadok,</text:span></text:p>
          </text:list-item>
          <text:list-item>
            <text:p text:style-name="P201"><text:span text:style-name="CharStyle12"><text:tab/>Zadok of Ahimaaz, Ahimaaz of</text:span></text:p>
          </text:list-item>
          <text:list-item>
            <text:p text:style-name="P201"><text:span text:style-name="CharStyle12"><text:tab/>Azariah, Azariah of Johanan,</text:span></text:p>
          </text:list-item>
          <text:list-item>
            <text:p text:style-name="P202"><text:span text:style-name="CharStyle12"><text:tab/>Johanan of Azariah Gt was he who officiated as priest in Solo­mon’s temple at Jerusalem),</text:span></text:p>
          </text:list-item>
          <text:list-item>
            <text:p text:style-name="P202"><text:span text:style-name="CharStyle12"><text:tab/>Azariah of Amariah, Amariah of</text:span></text:p>
          </text:list-item>
          <text:list-item>
            <text:p text:style-name="P208"><text:span text:style-name="CharStyle12"><text:tab/>Ahitub, Ahitub of Zadok, Zadok</text:span></text:p>
          </text:list-item>
          <text:list-item>
            <text:p text:style-name="P208"><text:span text:style-name="CharStyle12"><text:tab/>of Shallum, Shallum of Hilkiah,</text:span></text:p>
          </text:list-item>
          <text:list-item>
            <text:p text:style-name="P208"><text:span text:style-name="CharStyle12"><text:tab/>Hilkiah of Azariah, Azariah of Seraiah, and Seraiah of Jehoza-</text:span></text:p>
          </text:list-item>
          <text:list-item>
            <text:p text:style-name="P208"><text:span text:style-name="CharStyle12"><text:tab/>dak; Jehozadak went into exile when the Eternal made Nebu­chadnezzar carry off the men of Judah and Jerusalem.</text:span></text:p>
          </text:list-item>
          <text:list-item>
            <text:p text:style-name="P212"><text:span text:style-name="CharStyle12"><text:tab/>The sons of Levi were Ger- shom, Kohath, and Merari.</text:span></text:p>
          </text:list-item>
          <text:list-item>
            <text:p text:style-name="P213"><text:span text:style-name="CharStyle12"><text:tab/>Libni and Shimei, these are the</text:span></text:p>
          </text:list-item>
          <text:list-item>
            <text:p text:style-name="P213"><text:span text:style-name="CharStyle12"><text:tab/>names of Gershom’s sons; Ko- hath’s sons were Amram, Izhar,</text:span></text:p>
          </text:list-item>
          <text:list-item>
            <text:p text:style-name="P208"><text:span text:style-name="CharStyle12"><text:tab/>Hebron, and Uzziel; Merari’s sons were Mahli and Mushi. Such were the families of the</text:span></text:p>
          </text:list-item>
          <text:list-item>
            <text:p text:style-name="P219"><text:span text:style-name="CharStyle12"><text:tab/>Levites, one by one. From Gershom sprang Libni, from Libni Jahath, from Jahath Zim-</text:span></text:p>
          </text:list-item>
          <text:list-item>
            <text:p text:style-name="P219"><text:span text:style-name="CharStyle12"><text:tab/>mah, from Zimmah Joah, from</text:span></text:p>
          </text:list-item>
        </text:list>
        <text:p text:style-name="P24"><text:span text:style-name="CharStyle12">Joah lddo, from Iddo Zerah, and from Zerah Jeatherai.</text:span></text:p>
        <text:p text:style-name="P69"><text:span text:style-name="CharStyle12">The line of descent from Ko- 22 hath was Amminadab, Korah, Assir, Elkanah, Ebiasaph, Assir, 23 Tahath, Uriel, Uzziah, and 24 Shaul. The line of descent from 25 Elkanah was Amasai, Ahimoth, Elkanah, Zophai, Nahath, Eliab, 26 Jeroham, Elkanah, and Samuel. 27 Samuel’s sons were Joel his 28 eldest and Abiah his second.</text:span></text:p>
        <text:p text:style-name="P69"><text:span text:style-name="CharStyle12">The line of descent from 29 Merari was Mahli, Libni, Shimei, Uzzah, Shimea, Haggiah, and 30 Asaiah.</text:span></text:p>
        <text:p text:style-name="P69"><text:span text:style-name="CharStyle12">Here are the men whom Da- </text:span><text:span text:style-name="CharStyle21">31 </text:span><text:span text:style-name="CharStyle12">vid put in charge of the service of song in the temple of the Eternal, after the ark was set­tled there; they carried on the 32 service of song at the Trysting tent, till Solomon had built the temple of the Eternal at Jeru­salem, fulfilling their office in due order. Those in office and </text:span><text:span text:style-name="CharStyle13">33 </text:span><text:span text:style-name="CharStyle12">their descendants were as fol­lows: to the Kohathites be­longed Heman the singer (the son of Joel, the son of Samuel, the son of Elkanah, the son of </text:span><text:span text:style-name="CharStyle13">34 </text:span><text:span text:style-name="CharStyle12">Jeroham, the son of Eliel, the son of Toah, the son of Zuph, 35 the son of Elkanah, the son of 36 Mahath, the son of Amasai, the son of Elkanah, the son of Joel, the son of Azariah, the son of Zephanlah, the son of Tahath, 37 the son of Assir, the son of Ebiasaph, the son of Korah, the 38 son of Izhar, the son of Kohath, the son of Levi, the son of Is­rael); his brother Asaph, who 39 stood at his right hand, was Asaph the son of Bereehiah, the son of Shimea, the son of Mi- </text:span><text:span text:style-name="CharStyle21">40 </text:span><text:span text:style-name="CharStyle12">chael, the son of Baaseiah, the son of Malchijah, the son of 41 Ethni, the son of Zerah, the son of Adaiah, the son of Ethan, the 42</text:span></text:p>
      </text:section>
      <text:section text:style-name="Sect5" text:name="Section6">
        <text:p text:style-name="P104"><text:span text:style-name="CharStyle12">son of Zimmah, the son of</text:span></text:p>
        <text:list xml:id="list6841907298129028464" text:style-name="L10">
          <text:list-item>
            <text:p text:style-name="P168"><text:span text:style-name="CharStyle12"><text:tab/>Shimei, the son of Jahath, the son of Gershom, the son of Levi.</text:span></text:p>
          </text:list-item>
          <text:list-item>
            <text:p text:style-name="P117"><text:span text:style-name="CharStyle12"><text:tab/>At their left hand stood their brothers, the sons of Merari, represented by Ethan the son of Kishi, the son of Abdi, the son</text:span></text:p>
          </text:list-item>
          <text:list-item>
            <text:p text:style-name="P117"><text:span text:style-name="CharStyle12"><text:tab/>of Malluch, the son of Hasha- biah, the son of Amazlah, the</text:span></text:p>
          </text:list-item>
          <text:list-item>
            <text:p text:style-name="P124"><text:span text:style-name="CharStyle12"><text:tab/>son of Hilkiah, the son of Amzi, the son of Bani, the son of</text:span></text:p>
          </text:list-item>
          <text:list-item>
            <text:p text:style-name="P124"><text:span text:style-name="CharStyle12"><text:tab/>Shemer, the son of Mahli, the son of Mushi, the son of Merari,</text:span></text:p>
          </text:list-item>
          <text:list-item>
            <text:p text:style-name="P124"><text:span text:style-name="CharStyle12"><text:tab/>the son of Levi. (Their fellow- Levites were put in charge of all the duties of the tent of God’s</text:span></text:p>
          </text:list-item>
          <text:list-item>
            <text:p text:style-name="P124"><text:span text:style-name="CharStyle12"><text:tab/>house. But Aaron and his sons officiated at the altar of burnt- offering and at the altar of in­cense, doing all that was re­quired in the most sacred place, and making expiation for Israel, in keeping with all the orders issued by Moses the servant of</text:span></text:p>
          </text:list-item>
          <text:list-item>
            <text:p text:style-name="P124"><text:span text:style-name="CharStyle12"><text:tab/>God.) The line of Aaron’s de­scendants was Eleazar, Phine-</text:span></text:p>
          </text:list-item>
          <text:list-item>
            <text:p text:style-name="P124"><text:span text:style-name="CharStyle12"><text:tab/>has, Abishua, Bukki, Uzzi, Zera-</text:span></text:p>
          </text:list-item>
          <text:list-item>
            <text:p text:style-name="P124"><text:span text:style-name="CharStyle12"><text:tab/>hiah, Meraioth, Amariah, Ahi-</text:span></text:p>
          </text:list-item>
          <text:list-item>
            <text:p text:style-name="P124"><text:span text:style-name="CharStyle12"><text:tab/>tub, Zadok, and Ahimaaz.</text:span></text:p>
          </text:list-item>
          <text:list-item>
            <text:p text:style-name="P142"><text:span text:style-name="CharStyle12"><text:tab/>The following are their resi­dences, as they were settled within the boundaries of the land. To the descendants of Aaron who belonged to the Ko- hathite family—for theirs was</text:span></text:p>
          </text:list-item>
          <text:list-item>
            <text:p text:style-name="P168"><text:span text:style-name="CharStyle12"><text:tab/>the first lot—were assigned He­bron and its open lands in Judah,</text:span></text:p>
          </text:list-item>
          <text:list-item>
            <text:p text:style-name="P161"><text:span text:style-name="CharStyle12"><text:tab/>though the fields and villages belonging to the town were assigned to Caleb the son of</text:span></text:p>
          </text:list-item>
          <text:list-item>
            <text:p text:style-name="P161"><text:span text:style-name="CharStyle12"><text:tab/>Jephunneh. To the descendants of Aaron were assigned Hebron, the town of refuge, Libnah with its open lands, Jattir, Eshtemoa</text:span></text:p>
          </text:list-item>
          <text:list-item>
            <text:p text:style-name="P161"><text:span text:style-name="CharStyle12"><text:tab/>with its open lands, Hilen with its open lands, Debir with its</text:span></text:p>
          </text:list-item>
          <text:list-item>
            <text:p text:style-name="P168"><text:span text:style-name="CharStyle12"><text:tab/>open lands, Ashan with its open lands, and Beth-shemesh with its</text:span></text:p>
          </text:list-item>
          <text:list-item>
            <text:p text:style-name="P168"><text:span text:style-name="CharStyle12"><text:tab/>open lands, besides (from the clan of Benjamin) Geba with its open lands, Allemeth with its</text:span></text:p>
          </text:list-item>
        </text:list>
        <text:p text:style-name="P90"><text:span text:style-name="CharStyle12">open lands, and Anathoth with its open lands. Thirteen towns in all they had, among their fam­ilies.</text:span></text:p>
        <text:p text:style-name="P71"><text:span text:style-name="CharStyle12">The rest of the Kohathites 61 had ten towns allotted to them from the families of the clans of Ephraim and of Dan and the half-clan of Manasseh. The 62 Gershomites were allotted thir­teen towns for their families, from the clans of Issachar, Asher, Naphtali, and Manasseh in Bashan. The Merarites 63 were allotted twelve towns for their families, from the clans of Reuben, Gad, and Zebulun. The Israelites allotted the Le- 64 vites these towns along with their open lands. (They as- 65 signed the towns now to be mentioned, from the clans of Judah, Simeon, and Benjamin.) Some of the Kohathite families 66 had towns allotted to them from the clan of Ephraim; they 67 were assigned the town of refuge Shechem in the highlands of Ephraim with its open lands, Gezer with its open lands, Jok- 68 meam with its open lands, Beth- horon with its open lands, Aija- 69 Ion with its open lands, Gath- rimmon with its open lands, and—from the lialf-clan of 70 Manasseh—Aner with its open lands, and Bileam with its open lands, for the rest of the Ko­hathite families. The Ger- 71 shomites were assigned, from the family of the half-clan of Manasseh, Golan in Bashan with its open lands, Ashtaroth with its open lands, and—from 7</text:span><text:span text:style-name="CharStyle12"><text:span text:style-name="T1">2 </text:span></text:span><text:span text:style-name="CharStyle12">the clan of Issachar—Kedesh with its open lands, Daberath with its open lands, Ramoth 73 with its open lands, Anem with its open lands, besides—from </text:span><text:span text:style-name="CharStyle13">74 </text:span><text:span text:style-name="CharStyle12">the clan of Asher—Mashal with its open lands, Abdon with its</text:span></text:p>
        <text:list xml:id="list596384738951984595" text:style-name="L11">
          <text:list-item>
            <text:p text:style-name="P169"><text:span text:style-name="CharStyle12"><text:tab/>open lands, Hukok with its open lands, Rehob with its open</text:span></text:p>
          </text:list-item>
          <text:list-item>
            <text:p text:style-name="P169"><text:span text:style-name="CharStyle12"><text:tab/>lands, and—from the clan of Naphtali—Kedesh in Galilee with its open lands, Hammon with its open lands, and Kiria- thaim with its open lands.</text:span></text:p>
          </text:list-item>
          <text:list-item>
            <text:p text:style-name="P169"><text:span text:style-name="CharStyle12"><text:tab/>To the rest of the Levites, the </text:span><text:soft-page-break/><text:span text:style-name="CharStyle12">Merarites, were assigned, from the clan of Zebulun, Rimmono with its open lands, Tabor with</text:span></text:p>
          </text:list-item>
          <text:list-item>
            <text:p text:style-name="P118"><text:span text:style-name="CharStyle12"><text:tab/>its open lands, and, across the Jordan at Jericho, east of the Jordan, from the clan of Reu­ben, Bezer in the desert with its open lands, Jahzah with its open</text:span></text:p>
          </text:list-item>
          <text:list-item>
            <text:p text:style-name="P172"><text:span text:style-name="CharStyle12"><text:tab/>lands, Kedemoth with its open lands, and Mephaath with its</text:span></text:p>
          </text:list-item>
          <text:list-item>
            <text:p text:style-name="P172"><text:span text:style-name="CharStyle12"><text:tab/>open lands, besides—from the clan of Gad—Ramoth in Gilead with its open lands, Mahana-</text:span></text:p>
          </text:list-item>
          <text:list-item>
            <text:p text:style-name="P172"><text:span text:style-name="CharStyle12"><text:tab/>im with its open lands, Hesh- bon with its open lands, and Jazer with its open lands.</text:span></text:p>
          </text:list-item>
        </text:list>
        <text:p text:style-name="Body_20_text_20__28_3_29__20__2b__20_DropCap2">7<text:span text:style-name="CharStyle9"> The sons of Issachar were four, Tola, Puah, Jashub, and 2 Shimron. Tola’s sons were Uzzi, Rephaiah, Jeriel, Jahmai, Jibsam, and Samuel, chiefs of their families, mighty warriors in their generation, their fam­ilies in the reign of David amounting to twenty-two thou- </text:span><text:span text:style-name="CharStyle23">3</text:span><text:span text:style-name="CharStyle9"> sand six hundred men. Uzzi’s son, Izrahiah, was the father of Michael, Obadiah, Joel, and Isshiah, all five men being 4 chiefs; along with them, duly entered in the family geneal­ogies, were armed forces num­bering thirty-six thousand men; for they had many wives and 5 sons. The total reckoning of the families of Issachar, by their genealogical records, was eighty- seven thousand brave warriors.</text:span></text:p>
        <text:list xml:id="list1170640340066333647" text:style-name="L12">
          <text:list-item>
            <text:p text:style-name="P102"><text:span text:style-name="CharStyle12"><text:tab/>The sons of Benjamin were three, Bela, Becher, and Jediael. 7 Bela’s sons were five, Ezbon, Uzzi, Uzziel. Jerimoth. and Iri, mighty warriors, chiefs of their families, which in the geneal­ogies were reckoned as twenty- two thousand and thirty-four men. The sons of Becher were </text:span><text:span text:style-name="CharStyle13">8 </text:span><text:span text:style-name="CharStyle12">Zemirah, Joash, Eliezer, Elioe- nai, Omri, Jeremoth, Abijah, Anathoth, and Alemeth—all sons of Becher; they were reck- </text:span><text:span text:style-name="CharStyle13">9 </text:span><text:span text:style-name="CharStyle12">oned in the genealogies as mighty warriors, chiefs of their families, which numbered twenty thousand two hundred men. Jediael’s son was Bilhan, the 10 father of Jeush, Benjamin, Ebub, Kenaanah, Zethan, Tarshish, and Ahishahar; all these were 11 descendants of Jediael, mighty warriors as chiefs of their fam­ilies, which amounted to seven­teen thousand two hundred men, fit for active service. (Also Shuppim and Huppim, 12 sons of Ir, with Hushim the son of Aher.)</text:span></text:p>
          </text:list-item>
        </text:list>
        <text:p text:style-name="P61"><text:span text:style-name="CharStyle12">The sons of Naphtali were 13 Jahziel, Guni, Jezer, and Shal- lum; their mother was Bilhah.</text:span></text:p>
        <text:p text:style-name="P61"><text:span text:style-name="CharStyle12">The children of Manasseh, 14 borne to him by an Aramite con­cubine, were Machir the father of Gilead (who married a wife 15 called Maakah), his sister named Hammoleketh, and his brother Zelophehad; Zelophehad had daughters. Maakah the wife of 16 Gilead bore a son, whom she called Peresh; the name of his brother was Sheresh, and his sons were Warn and Rekem; Ulam was the father of Bedan. 17 These were the descendants of Gilead son of Machir, son of Manasseh. His sister Hammo- 18 leketh was the mother of Ish- hod, Abiezer, and Mahlah. Shemida’s sons were Ahian, 19 Shechem, Likhi, and Aniam.</text:span></text:p>
        <text:p text:style-name="P61"><text:span text:style-name="CharStyle12">The line of Ephraim was 20 Shuthelah, Tahath, Eleadah . . . Ezer and Elead, whom the na- 21 tives of Gath killed because they</text:span></text:p>
        <text:p text:style-name="P19"><text:span text:style-name="CharStyle12">had come down to raid their</text:span></text:p>
        <text:list xml:id="list214407598729835" text:style-name="L9">
          <text:list-item>
            <text:p text:style-name="P119"><text:span text:style-name="CharStyle12"><text:tab/>cattle. Ephraim their father mourned many a day for them, and his brothers came to eom-</text:span></text:p>
          </text:list-item>
          <text:list-item>
            <text:p text:style-name="P119"><text:span text:style-name="CharStyle12"><text:tab/>fort him. Then he went in to his wife, who conceived and bore a son; Ephraim called him Beriah (On-evil), because his family had fallen on evil days.</text:span></text:p>
          </text:list-item>
          <text:list-item>
            <text:p text:style-name="P119"><text:span text:style-name="CharStyle12"><text:tab/>His daughter was Sheerah, who built both upper and lower Beth-horon, and Uzzen-sheerah.</text:span></text:p>
          </text:list-item>
          <text:list-item>
            <text:p text:style-name="P119"><text:span text:style-name="CharStyle12"><text:tab/>Rephah and Resheph were his sons, Resheph the father of</text:span></text:p>
          </text:list-item>
          <text:list-item>
            <text:p text:style-name="P119"><text:span text:style-name="CharStyle12"><text:tab/>Telah, the father of Tahan, the father of Ladan, the father of Ammihud, the father of Elish-</text:span></text:p>
          </text:list-item>
          <text:list-item>
            <text:p text:style-name="P119"><text:soft-page-break/><text:span text:style-name="CharStyle12"><text:tab/>ama, the father of Nun, the</text:span></text:p>
          </text:list-item>
          <text:list-item>
            <text:p text:style-name="P119"><text:span text:style-name="CharStyle12"><text:tab/>father of Joshua. Their posses­sions and settlements were Bethel with its townships, East Naaran, West Gezer with its townships, Shechem with its townships, and on to Azzah and</text:span></text:p>
          </text:list-item>
          <text:list-item>
            <text:p text:style-name="P125"><text:span text:style-name="CharStyle12"><text:tab/>its townships; also, along the frontier of Manasseh, Beth- shean with its townships, Taanak with its townships, Me- giddo with its townships, and Dor with its townships. There dwelt the descendants of Joseph the son of Israel.</text:span></text:p>
          </text:list-item>
          <text:list-item>
            <text:p text:style-name="P173"><text:span text:style-name="CharStyle12"><text:tab/>The sons of Asher were Im- nah, Ishvah, Ishvi, Beraiah, and</text:span></text:p>
          </text:list-item>
          <text:list-item>
            <text:p text:style-name="P119"><text:span text:style-name="CharStyle12"><text:tab/>their sister Serah; Beraiah was the father of Heber and Mal- chiel, Malchiel the father of</text:span></text:p>
          </text:list-item>
          <text:list-item>
            <text:p text:style-name="P119"><text:span text:style-name="CharStyle12"><text:tab/>Birzaith; Heber was the father of Japhlet, Shemer, Hotham,</text:span></text:p>
          </text:list-item>
          <text:list-item>
            <text:p text:style-name="P119"><text:span text:style-name="CharStyle12"><text:tab/>and Shua their sister; Japhlet’s sons were Pasaeh, Bimhal, and Ashvath. These were Japhlet’s</text:span></text:p>
          </text:list-item>
          <text:list-item>
            <text:p text:style-name="P125"><text:span text:style-name="CharStyle12"><text:tab/>sons; the sons of his brother Shemer were Rogah, Jehubbah,</text:span></text:p>
          </text:list-item>
          <text:list-item>
            <text:p text:style-name="P125"><text:span text:style-name="CharStyle12"><text:tab/>and Aram, and the sons of his brother Hotham were Zophah,</text:span></text:p>
          </text:list-item>
          <text:list-item>
            <text:p text:style-name="P125"><text:span text:style-name="CharStyle12"><text:tab/>Imna, Shelesh, and Amal. Zo­phah was the father of Suah, Harnepher, Shual, Beri, Imrah,</text:span></text:p>
          </text:list-item>
          <text:list-item>
            <text:p text:style-name="P125"><text:span text:style-name="CharStyle12"><text:tab/>Bezer, Hod, Shamma, Shilshah,</text:span></text:p>
          </text:list-item>
          <text:list-item>
            <text:p text:style-name="P125"><text:span text:style-name="CharStyle12"><text:tab/>Jithran, and Beera; and Jith-</text:span></text:p>
          </text:list-item>
        </text:list>
        <text:p text:style-name="P21"><text:span text:style-name="CharStyle12">ran’s sons were Jephunneh, Pis- pah, and Ara. [[Ulla’s sons </text:span><text:span text:style-name="CharStyle13">39 </text:span><text:span text:style-name="CharStyle12">were Ara, Hanniel, and Rizia.]]</text:span></text:p>
        <text:p text:style-name="P20"><text:span text:style-name="CharStyle12">All these were Asherite chiefs, 4° picked soldiers of prowess, para­mount chieftains. Their forces, reckoned in the genealogies, for active service, were twenty-six thousand men.</text:span></text:p>
        <text:p text:style-name="P61"><text:span text:style-name="CharStyle12">Benjamin’s sons were Bela, Q his eldest, Ashbel the second, O Aharah the third, Nohah the 2 fourth, and Rapha the fifth. Bela became the father of Ad- </text:span><text:span text:style-name="CharStyle13">3 </text:span><text:span text:style-name="CharStyle12">dar, Gera (father of Ehud), Abishua, Naaman, Ahoah, She-4,5 phuphan, and Huram. The sons of Ehud, heads of families in 6 Geba, were Iglaam and Ale- 7 meth; Iglaam became the father of Uzza and Ashishahar, and in 8 the open country of Moab he be­came the father of Mesha their sister and Hushim (who married Baara). Ashishahar became the 9 father of Jobab, Zibia, Mesha, Malkam, Jeuz, Shachia, and </text:span><text:span text:style-name="CharStyle24">10 </text:span><text:span text:style-name="CharStyle12">Mirma; these were his sons, chiefs of their families. Hushim 11 became the father of Abitub, Elpaal (he built Ono, Lud, and 12 their townships), Beriah, and 13 Shema (both of whom, as fam­ily chiefs of the natives of Aijalon, routed the men of Gath), with their brothers Sha- 14 shak and Jeremoth. Beriah’s </text:span><text:span text:style-name="CharStyle24">15 </text:span><text:span text:style-name="CharStyle12">sons were Zebadiah, Arad, Eder, Michael, Ishpah, and Joha; 16 Elpaal’s sons were Zebadiah, 17 Meshullam, Hizki, Heber, Ish- 18 merai, Izliah, and Jobab; She- 19 ma’s sons were Jakim, Zichri, </text:span><text:span text:style-name="CharStyle24">20 </text:span><text:span text:style-name="CharStyle12">Zabdi, Elienai, Zillethai, Eliel, 21 Adaiah, Beraiah, and Shimrath. Shashak’s sons were Ishpan, </text:span><text:span text:style-name="CharStyle24">22 </text:span><text:span text:style-name="CharStyle12">Eber, Eliel, Abdon, Zichri, Ha- </text:span><text:span text:style-name="CharStyle24">23 </text:span><text:span text:style-name="CharStyle12">nan, Hanamah, Elam, Antho- </text:span><text:span text:style-name="CharStyle24">24 </text:span><text:span text:style-name="CharStyle12">thijah, Iphdeiah, and Penuel. 25 Jeremoth’s sons were Sham- 26 sherai, Shehariah, Athaliah,</text:span></text:p>
        <text:list xml:id="list214407948837858" text:style-name="L8">
          <text:list-item>
            <text:p text:style-name="P203"><text:span text:style-name="CharStyle12"><text:tab/>Jaareshiah, Elijah, and Zichri.</text:span></text:p>
          </text:list-item>
          <text:list-item>
            <text:p text:style-name="P220"><text:span text:style-name="CharStyle12"><text:tab/>These were family chiefs, by their genealogies, leading men, who lived at Jerusalem.</text:span></text:p>
          </text:list-item>
          <text:list-item>
            <text:p text:style-name="P220"><text:span text:style-name="CharStyle12"><text:tab/>At Gibeon lived the founder of Gibeon, Jeuel, whose wife</text:span></text:p>
          </text:list-item>
          <text:list-item>
            <text:p text:style-name="P221"><text:span text:style-name="CharStyle12"><text:tab/>was called Maakah; his eldest son was Abdon, then Zur, Kish,</text:span></text:p>
          </text:list-item>
          <text:list-item>
            <text:p text:style-name="P209"><text:span text:style-name="CharStyle12"><text:tab/>Baal, Ner, Nadab, Gedor, Ahio,</text:span></text:p>
          </text:list-item>
          <text:list-item>
            <text:p text:style-name="P209"><text:span text:style-name="CharStyle12"><text:tab/>Zecher, and Mikloth (the father of Shimeam). They also lived at Jerusalem, opposite their fel-</text:span></text:p>
          </text:list-item>
          <text:list-item>
            <text:p text:style-name="P209"><text:span text:style-name="CharStyle12"><text:tab/>low-clansmen. Ner was the father of Abner, Kish of Saul, Saul of Jonathan, Malchishua,</text:span></text:p>
          </text:list-item>
          <text:list-item>
            <text:p text:style-name="P221"><text:span text:style-name="CharStyle12"><text:tab/>Abinadab, and Eshbaal; Jona­than’s son was Merib-baal, the</text:span></text:p>
          </text:list-item>
          <text:list-item>
            <text:p text:style-name="P221"><text:span text:style-name="CharStyle12"><text:tab/>father of Micah, and Micah’s sons were Pithon, Melek, Tarea,</text:span></text:p>
          </text:list-item>
          <text:list-item>
            <text:p text:style-name="P221"><text:span text:style-name="CharStyle12"><text:tab/>and Ahaz. Ahaz was the father of Jehoaddah, whose sons were Alemeth, Azmaveth, and Zimri,</text:span></text:p>
          </text:list-item>
          <text:list-item>
            <text:p text:style-name="P221"><text:span text:style-name="CharStyle12"><text:tab/>Zimri the father of Moza, whose </text:span><text:soft-page-break/><text:span text:style-name="CharStyle12">son was Binea, the father of Raphah, whose son was Elea-</text:span></text:p>
          </text:list-item>
          <text:list-item>
            <text:p text:style-name="P221"><text:span text:style-name="CharStyle12"><text:tab/>sah, the father of Azel; Azel had sis sons, called Azrikam, Bokru, Ishmael, Sheariah, Obadiah, and Hanan. All these were Azel’s</text:span></text:p>
          </text:list-item>
          <text:list-item>
            <text:p text:style-name="P196"><text:span text:style-name="CharStyle12"><text:tab/>sons; his brother Eshek was the father of three, Ulam, Jeush,</text:span></text:p>
          </text:list-item>
          <text:list-item>
            <text:p text:style-name="P196"><text:span text:style-name="CharStyle12"><text:tab/>and Eliphelet. Ulam’s sons were mighty warriors, archers; they had many sons and grand­sons, a hundred and fifty of them. All these belonged to the Benjamites.</text:span></text:p>
          </text:list-item>
        </text:list>
        <text:p text:style-name="Body_20_text_20__28_3_29__20__2b__20_DropCap5">9<text:span text:style-name="CharStyle9"> All Israel was registered in genealogies; the records lie in the Book of the Kings of Israel. </text:span><text:span text:style-name="CharStyle26">Owing to their transgressions, </text:span><text:span text:style-name="CharStyle9">the Jews were carried off into exile at Babylon.</text:span></text:p>
        <text:list xml:id="list6815195114530895428" text:style-name="L13">
          <text:list-item>
            <text:p text:style-name="P236"><text:span text:style-name="CharStyle24"><text:tab/></text:span><text:span text:style-name="CharStyle12">The first to re-inhabit their settlements and towns were the laity of Israel, the priests, the 3 Levites, and the temple-attend­ants, though some Judahites, Benjamites, Ephraimites, and Manassites also resided at Jeru- 4 salem, namely, Uthai the son of</text:span></text:p>
          </text:list-item>
        </text:list>
        <text:p text:style-name="P22"><text:span text:style-name="CharStyle12">Ammihud (the son of Omri, the son of Imri, the son of Bani), belonging to the sons of Pharez the son of Judah, Asaiah the </text:span><text:span text:style-name="CharStyle13">5 </text:span><text:span text:style-name="CharStyle12">oldest member of the Shilonites, with his sons, Jeuel and his fel- 6 low-Zerahites, numbering six hundred and ninety, and nine 7 hundred and fifty-six registered Benjamites, including Sallu the son of Meshullam (the son of Judah the son of Hasenuah), Ibneiah the son of Jeroham, 8 Elah the son of Uzzi (the son of Michri), and Meshullam the son of Shephatiah (the son of Reuel, the son of Ibnijah); all 9 these men were chiefs of their respective families. The 10 priests were Jedaiah, Jehoiarib, Jachin, and Azariah the son of 11 Hilkiah, the son of Meshullam, the son of Zadok, the son of Meraioth, the son of Ahitub, the chief authority in the house of God, with Adaiah the son of 12 Jeroham, the son of Pashhur, the son of Malchijah, and Maasai the son of Adiel, the son of Jah- zerah, the son of Meshullam, the son of Meshillemith, the son of Immer, besides their fel- 13 lows, family chiefs, one thou­sand seven hundred and sixty most efficient men for the du­ties of service in the house of God. The Levites were She- 14 maiah son of Hasshub, the son of Azrikam, the son of Hashabiah, a Merarite, with Bakbakkar, 15 Heresh, Galal, and Mattaniah son of Mica, the son of Zichri, the son of Asaph, also Obadiah 16 son of Shemaiah, the son of Galal, the son of Jeduthun, and Berechiah the son of Asa, the son of Elkanah, who resided in the villages of the Netopha- thites.<text:tab/>The warders were Shal- 17</text:span></text:p>
        <text:p text:style-name="P21"><text:span text:style-name="CharStyle12">lum, Akkub, Talmon, Ahiman, and their kinsmen; Shallum was</text:span></text:p>
        <text:list xml:id="list214407217653493" text:style-name="L2">
          <text:list-item>
            <text:p text:style-name="P147"><text:span text:style-name="CharStyle12"><text:tab/>their head, stationed till now at the king’s gate on the east. These were the warders of the sacred camp of the Levites.</text:span></text:p>
          </text:list-item>
          <text:list-item>
            <text:p text:style-name="P147"><text:span text:style-name="CharStyle12"><text:tab/>Shall um son of Kore, the son of Ebiasaph, the son of Korah, with his fellow-Korahites of that family, were in charge of the service as keepers of the sacred thresholds, as their fathers had been keepers of the entrance in the sacred camp of the Eternal,</text:span></text:p>
          </text:list-item>
          <text:list-item>
            <text:p text:style-name="P126"><text:span text:style-name="CharStyle12"><text:tab/>when Phinehas the son of Elea- zar ruled them (may the Eternal</text:span></text:p>
          </text:list-item>
          <text:list-item>
            <text:p text:style-name="P126"><text:span text:style-name="CharStyle12"><text:tab/>be with him!); Zechariah the son of Meshelemiah kept the door of</text:span></text:p>
          </text:list-item>
          <text:list-item>
            <text:p text:style-name="P110"><text:span text:style-name="CharStyle12"><text:tab/>the Trysting tent. All these, selected as warders at the entry, numbered two hundred and twelve. They were reckoned by their genealogies within their villages, appointed to their re­sponsible duties by David and</text:span></text:p>
          </text:list-item>
          <text:list-item>
            <text:p text:style-name="P110"><text:span text:style-name="CharStyle12"><text:tab/>Samuel the seer; they and their sons had charge of the gates of the house of the Eternal (the</text:span></text:p>
          </text:list-item>
          <text:list-item>
            <text:p text:style-name="P110"><text:span text:style-name="CharStyle12"><text:tab/>Tent-house) as guards, acting as warders on the east, the west, the north, and the south sides of</text:span></text:p>
          </text:list-item>
          <text:list-item>
            <text:p text:style-name="P110"><text:span text:style-name="CharStyle12"><text:tab/>it. Their fellows in the villages had </text:span><text:soft-page-break/><text:span text:style-name="CharStyle12">to come in periodically, every seven days, to join them,</text:span></text:p>
          </text:list-item>
          <text:list-item>
            <text:p text:style-name="P110"><text:span text:style-name="CharStyle12"><text:tab/>since four head warders, who were Levites, were constantly on duty, in charge of the chambers and the treasuries of the house</text:span></text:p>
          </text:list-item>
          <text:list-item>
            <text:p text:style-name="P110"><text:span text:style-name="CharStyle12"><text:tab/>of God, lodging in the vicinity of the house of God, as they bore the duty of watching it and were responsible for opening it</text:span></text:p>
          </text:list-item>
          <text:list-item>
            <text:p text:style-name="P110"><text:span text:style-name="CharStyle12"><text:tab/>every morning. Some of them had charge of the utensils of the service, which had to be counted when they were brought in and</text:span></text:p>
          </text:list-item>
          <text:list-item>
            <text:p text:style-name="P110"><text:span text:style-name="CharStyle12"><text:tab/>taken out. Others looked after the furniture and all the sacred utensils, as well as the flour, the wine, the oil, the incense, and</text:span></text:p>
          </text:list-item>
          <text:list-item>
            <text:p text:style-name="P110"><text:span text:style-name="CharStyle12"><text:tab/>the spices. Others, belonging to the priests, prepared the</text:span></text:p>
          </text:list-item>
          <text:list-item>
            <text:p text:style-name="P110"><text:span text:style-name="CharStyle12"><text:tab/>spices and cooked them. Mat-</text:span></text:p>
          </text:list-item>
        </text:list>
        <text:p text:style-name="P21"><text:span text:style-name="CharStyle12">tithiah, a Levite, the eldest son of Shallum the Korahite, was responsible for the pastry of flat cakes, and some of the other 32 Kohathites looked after the bread of the Presence, preparing it every sabbath.</text:span></text:p>
        <text:p text:style-name="P61"><text:span text:style-name="CharStyle12">[[These were the singers, </text:span><text:span text:style-name="CharStyle13">33 </text:span><text:span text:style-name="CharStyle12">family chiefs of the Levites, who lived in the temple-chambers, exempt from all other service, since they were on duty day and night.]] [[These were family </text:span><text:span text:style-name="CharStyle13">34 </text:span><text:span text:style-name="CharStyle12">chiefs of the Levites, reckoned by their genealogies, leading men, who lived at Jeru­salem.]]</text:span></text:p>
        <text:p text:style-name="P61"><text:span text:style-name="CharStyle12">[[At Gibeon lived the founder </text:span><text:span text:style-name="CharStyle13">35 </text:span><text:span text:style-name="CharStyle12">of Gibeon, Jeiel, whose wife was called Maakah; his eldest son 36 was Abdon, then Zur, Kish, Baal, Ner, Nadab, Gedor, Ahio, 37 Zechariah, and Mikloth (the fa- 38 ther of Shimeam). They also lived at Jerusalem, opposite their fellow-clansmen. Ner was the </text:span><text:span text:style-name="CharStyle13">39 </text:span><text:span text:style-name="CharStyle12">father of Kish, Kish of Saul, Saul of Jonathan, Malchishua, Abinadab, and Eshbaal; Jon- </text:span><text:span text:style-name="CharStyle24">40 </text:span><text:span text:style-name="CharStyle12">athan’s son was Merib-baal, the father of Micah, and Micah’s 4</text:span><text:span text:style-name="CharStyle12"><text:span text:style-name="T1">1 </text:span></text:span><text:span text:style-name="CharStyle12">sons were Pithon, Melek, and Tahrea. Ahaz was the father 42 of Jarah, Jarah of Alemeth, Az- maveth, and Zimri, Zimri the father of Moza, whose son was </text:span><text:span text:style-name="CharStyle24">43 </text:span><text:span text:style-name="CharStyle12">Binea, the father of Rephaiah, the father of Eleasah, whose son was Azel; Azel had six sons, </text:span><text:span text:style-name="CharStyle24">44 </text:span><text:span text:style-name="CharStyle12">called Azrikam, Bokru, Ishmael, Sheariah, Obadiah, and Hanan; these were Azel’s sons.]]</text:span></text:p>
        <text:p text:style-name="P61"><text:span text:style-name="CharStyle12">When the Philistines "I A made their attack on Is- -*-U rael, the men of Israel fled from the Philistines and dropped slain upon mount Gilboa. The 2 Philistines overtook Saul and his sons; they slew Jonathan, Abina­dab, and Malchishua, Saul’s</text:span></text:p>
        <text:list xml:id="list214407693121313" text:style-name="L13">
          <text:list-item>
            <text:p text:style-name="P237"><text:span text:style-name="CharStyle12"><text:tab/>sons. Saul himself was hard pressed in the fight, the archers got at him, and he was wounded</text:span></text:p>
          </text:list-item>
          <text:list-item>
            <text:p text:style-name="P237"><text:span text:style-name="CharStyle12"><text:tab/>by the archers. Then Saul said to his armour-bearer, “Draw your sword and run me through, lest these uncircum­cised creatures come and make a fool of me.” But his armour-bearer would not; he was terrified. So Saul took his</text:span></text:p>
          </text:list-item>
          <text:list-item>
            <text:p text:style-name="P237"><text:span text:style-name="CharStyle12"><text:tab/>own sword and fell on it. And when his armour-bearer saw that Saul was dead, he also fell</text:span></text:p>
          </text:list-item>
          <text:list-item>
            <text:p text:style-name="P237"><text:span text:style-name="CharStyle12"><text:tab/>on his sword and died. Thus Saul died, and his three sons; his whole household died to-</text:span></text:p>
          </text:list-item>
          <text:list-item>
            <text:p text:style-name="P240"><text:span text:style-name="CharStyle12"><text:tab/>gether. (When all the men of Israel in the valley saw the flight and saw that Saul and his sons were dead, they abandoned their towns and took to flight; the Philistines then came and</text:span></text:p>
          </text:list-item>
          <text:list-item>
            <text:p text:style-name="P240"><text:span text:style-name="CharStyle12"><text:tab/>occupied them.) Next day, when the Philistines went to strip the slain, they found Saul and his sons lying dead on mount Gil-</text:span></text:p>
          </text:list-item>
          <text:list-item>
            <text:p text:style-name="P240"><text:span text:style-name="CharStyle12"><text:tab/>boa. They stripped him, cut his head off, took his armour, and sent messengers all round the Philistine country to carry the good news to their idols and</text:span></text:p>
          </text:list-item>
          <text:list-item>
            <text:p text:style-name="P242"><text:span text:style-name="CharStyle12"><text:tab/>people; his armour they placed in the temple of their gods, his head they nailed up in the tem-</text:span></text:p>
          </text:list-item>
          <text:list-item>
            <text:p text:style-name="P242"><text:span text:style-name="CharStyle12"><text:tab/>pie of Dagon. But when all the men of Jabesh-gilead heard what the Philistines had done to Saul,</text:span></text:p>
          </text:list-item>
          <text:list-item>
            <text:p text:style-name="P242"><text:span text:style-name="CharStyle12"><text:tab/>all the braves set out and re­moved </text:span><text:soft-page-break/><text:span text:style-name="CharStyle12">the body of Saul and the bodies of his sons to Jabesh, burying their bones under the oak at Jabesh, and fasting for seven days.</text:span></text:p>
          </text:list-item>
          <text:list-item>
            <text:p text:style-name="P245"><text:span text:style-name="CharStyle12"><text:tab/>Thus died Saul, for his faith­lessness to the Eternal, because he had not kept the word of the Eternal, and also because he</text:span></text:p>
          </text:list-item>
          <text:list-item>
            <text:p text:style-name="P246"><text:span text:style-name="CharStyle12"><text:tab/>had consulted a medium, re­sorting to a medium and not to the Eternal; for this did the</text:span></text:p>
          </text:list-item>
        </text:list>
        <text:p text:style-name="P94"><text:span text:style-name="CharStyle12">Eternal kill him, turning the kingdom over to David the son of Jesse.</text:span></text:p>
        <text:p text:style-name="P46"><text:span text:style-name="CharStyle12">Then all Israel gathered -| "| round David at Hebron, As­saying, “Here we are, your own bone and flesh! In bygone days, 2 even when Saul was our king, it was you who led Israel out and in; the Eternal your God said to you, ‘You shall shepherd my people Israel, you shall be prince over my people Israel!’ ” So all 3 the sheikhs of Israel came to the king at Hebron. David made a compact with them at Hebron, in presence of the Eternal, and they anointed David king over Israel, as the Eternal had or­dered by Samuel. Then David 4 and all Israel went to Jerusalem (that is, Jebus), where the Jebu- </text:span><text:span text:style-name="CharStyle13">5 </text:span><text:span text:style-name="CharStyle12">sites, natives of the country, told David, “You will never get in here.” But David did cap­ture the stronghold of Sion (which is David’s burg). David </text:span><text:span text:style-name="CharStyle15">6 </text:span><text:span text:style-name="CharStyle12">proclaimed, “Whoever is the first to rout the Jebusites shall be commander-in-chief.” Joab the son of Zerulah was the first to attack them, and he was made commander. David took 7 up his residence in the strong­hold (hence it was called “Da­vid’s burg”), and built a wall 8 round about the town, from the Millo rampart onwards, while Joab repaired the rest of the town. David became greater 9 and greater, for the Lord of hosts was on his side.</text:span></text:p>
        <text:p text:style-name="P46"><text:span text:style-name="CharStyle12">These are the leading knights 10 of David, who were his power­ful supporters in the kingdom, uniting with all Israel to make him king, in terms of the Eter­nal’s instructions for Israel. This is the number of David’s 11 knights. There was Ishbaal,</text:span></text:p>
      </text:section>
      <text:section text:style-name="Sect5" text:name="Section7">
        <text:p text:style-name="P254"><text:span text:style-name="CharStyle12">the son of a Hachmonite, chief of the Trio, who once wielded his spear against three hundred men, whom he slew all at one</text:span></text:p>
        <text:list xml:id="list3340735283383942720" text:style-name="L14">
          <text:list-item>
            <text:p text:style-name="P214"><text:span text:style-name="CharStyle12"><text:tab/>time. Next him came Eleazar the son of Dodo, the Ahohite,</text:span></text:p>
          </text:list-item>
          <text:list-item>
            <text:p text:style-name="P214"><text:span text:style-name="CharStyle12"><text:tab/>one of the Trio of knights; he was with David at Pasdammim, in a field full of barley, where the Philistines had collected; the people had run away from the</text:span></text:p>
          </text:list-item>
          <text:list-item>
            <text:p text:style-name="P214"><text:span text:style-name="CharStyle12"><text:tab/>Philistines, but he held his ground in the field, kept the place, and slew the Philistines; the Eternal saved them by a</text:span></text:p>
          </text:list-item>
        </text:list>
        <text:list xml:id="list214408604837466" text:style-name="L6">
          <text:list-item>
            <text:p text:style-name="P215"><text:span text:style-name="CharStyle12"><text:tab/>great victory. Such were ex­ploits of the Trio of knights.</text:span></text:p>
          </text:list-item>
          <text:list-item>
            <text:p text:style-name="P225"><text:span text:style-name="CharStyle12"><text:tab/>Abishai, the brother of Joab, was at the head of the Thirty, for he once wielded his spear against three hundred men whom he slew, and won a name</text:span></text:p>
          </text:list-item>
          <text:list-item>
            <text:p text:style-name="P197"><text:span text:style-name="CharStyle12"><text:tab/>like that of the Trio. He was the most distinguished of the Thirty and became their cap­tain, but he was not promoted</text:span></text:p>
          </text:list-item>
          <text:list-item>
            <text:p text:style-name="P222"><text:span text:style-name="CharStyle12"><text:tab/>to a place in the Trio. Then there was Benaiah, the son of Jehoiada, from Kabzeel, a brave fighter, a man of doughty deeds; he killed two lion-cubs in their lair, after he had gone down and killed the lion inside a pit</text:span></text:p>
          </text:list-item>
          <text:list-item>
            <text:p text:style-name="P222"><text:span text:style-name="CharStyle12"><text:tab/>upon a snowy day. He also killed an Egyptian, a very tall man, seven and a half feet high, who carried a spear the size of a weaver’s beam; Benaiah attacked him with a club, wrenched the spear from the Egyptian’s hand, and killed him</text:span></text:p>
          </text:list-item>
          <text:list-item>
            <text:p text:style-name="P197"><text:span text:style-name="CharStyle12"><text:tab/>with his own spear. Such were the exploits of Benaiah, the son of Jehoiada; he won a name like</text:span></text:p>
          </text:list-item>
        </text:list>
        <text:list xml:id="list2455504068240222482" text:style-name="L15">
          <text:list-item>
            <text:p text:style-name="P210"><text:span text:style-name="CharStyle12"><text:tab/>that of the Trio of knights, and was indeed renowned among the Thirty, but he was not pro­moted to the Trio. David put him at the head of his body­guard.</text:span></text:p>
          </text:list-item>
        </text:list>
        <text:list xml:id="list214406968833655" text:style-name="L14">
          <text:list-item>
            <text:p text:style-name="P226"><text:span text:style-name="CharStyle12"><text:tab/>Three of the Thirty once made</text:span></text:p>
          </text:list-item>
        </text:list>
        <text:p text:style-name="P20"><text:span text:style-name="CharStyle12">their way down to the crag, to join David at the stronghold of Adullam. The Philistine force was camping in the valley of Rephaim; David was inside the 16 stronghold, and there was a Philistine garrison at Bethle­hem. David said longingly, “Oh if someone would only 17 give me a drink of water from the well at Bethlehem, the well beside the gate!” So the three 18 broke through the Philistine lines, drew some water from the well at Bethlehem, the well be­side the gate, and brought it to David. But he would not drink it; he poured it out for the Eternal, crying, “My God for- 19 bid that I should do it! Am I to drink the blood of these men who went at the risk of their lives? For they have brought this water at the risk of their fives.” So he would not drink it.</text:span></text:p>
        <text:p text:style-name="P44"><text:span text:style-name="CharStyle12">Now for the heroes of the 26 army: Asahel the brother of Joab, Elhanan the son of Dodo (from Bethlehem), Shammoth 27 from Harod, Helez the Pelonite,</text:span></text:p>
        <text:p text:style-name="P31"><text:span text:style-name="CharStyle12">Ira the son of Ikkesh (from 28 Tekoah), Abiezer from Ana- thoth, Sibbechai the Hushath- 29 ite, Ilai the Ahohite, Maharai 30 the Netophathite, Heled the son of Baanah the Netophathite, Ithai the son of Ribai from 31 Gibeah (belonging to Benja­min), Benaiah the Pirathonite, Hiddai from the wadies of Ga- 32 ash, Abiel the Arbathite, Az- 33 maveth from Bahurim, Efiahba from Shaalbon, the sons of Ha- 34 shem from Gizon, Jonathan the son of Shage the Hararite, Ahiam the son of Sakar the 35 Hararite, Eliphal the son of Ur, Hepher from Mecherath, Eliam 36 the son of Ahithophel the Gilo- nite, Hezro from Karmel, Naarai 37 the son of Ezbai, Joel the 38</text:span></text:p>
        <text:p text:style-name="P79"><draw:frame draw:style-name="fr3" draw:name="36" text:anchor-type="paragraph" svg:x="1.802in" svg:y="2.6366in" svg:width="0.2571in" svg:height="0.0161in" draw:z-index="22"><draw:image xlink:href="Pictures/10000000000000270000001AC27C0645.jpg" xlink:type="simple" xlink:show="embed" xlink:actuate="onLoad"/><draw:contour-polygon svg:width="0.2563in" svg:height="0.1728in" svg:viewBox="0 0 651 439" draw:points="0,0 651,0 651,439 0,439" draw:recreate-on-edit="true"/></draw:frame><text:span text:style-name="CharStyle12">brother of Nathan, Mibhar the son of Hagri, Zelek the Am-</text:span></text:p>
        <text:list xml:id="list214408813160449" text:style-name="L9">
          <text:list-item>
            <text:p text:style-name="P119"><text:span text:style-name="CharStyle12"><text:tab/>monite, Naharai the Beerothite, armour-bearer to Joab the son</text:span></text:p>
          </text:list-item>
          <text:list-item>
            <text:p text:style-name="P125"><text:span text:style-name="CharStyle12"><text:tab/>of ZeruTah, Ira the Ithrite, Gareb the Ithrite, Uriah the</text:span></text:p>
          </text:list-item>
          <text:list-item>
            <text:p text:style-name="P103"><text:span text:style-name="CharStyle12"><text:tab/>Hittite, Zabad the son of Ahlai,</text:span></text:p>
          </text:list-item>
          <text:list-item>
            <text:p text:style-name="P125"><text:span text:style-name="CharStyle12"><text:tab/>Adina the son of Shiza the Reu- benite, Captain of a Reubenite</text:span></text:p>
          </text:list-item>
          <text:list-item>
            <text:p text:style-name="P103"><text:span text:style-name="CharStyle12"><text:tab/>company of thirty, Hanan the</text:span></text:p>
          </text:list-item>
          <text:list-item>
            <text:p text:style-name="P125"><text:span text:style-name="CharStyle12"><text:tab/>son of Maakah, Josaphat the Mithnite, Uzzia from Ashtaroth, Shama and Jehiel (their father</text:span></text:p>
          </text:list-item>
          <text:list-item>
            <text:p text:style-name="P125"><text:span text:style-name="CharStyle12"><text:tab/>was Hotham of Aroer), Jediael the son of Shimri, and his</text:span></text:p>
          </text:list-item>
          <text:list-item>
            <text:p text:style-name="P125"><text:span text:style-name="CharStyle12"><text:tab/>brother Joha (from Tizi), Eliel the Mahavite, Jeribai and Joshaviah (sons of Elnaam), Ith-</text:span></text:p>
          </text:list-item>
          <text:list-item>
            <text:p text:style-name="P125"><text:span text:style-name="CharStyle12"><text:tab/>mah the Moabite, Ehel, Obed, and Jaasiel from Zobah.</text:span></text:p>
          </text:list-item>
        </text:list>
        <text:p text:style-name="P20"><text:span text:style-name="CharStyle12">Here are the men who joined David at Ziklag, when, owing to Saul the son of Kish, he had no freedom of movement; they were among the strong men who helped him</text:span></text:p>
        <text:list xml:id="list2139629018794424291" text:style-name="L16">
          <text:list-item>
            <text:p text:style-name="P135"><text:span text:style-name="CharStyle12"><text:tab/>in the fray, they plied the bow, they could sling stones and shoot arrows with their right hand or their left, and they belonged to Saul’s own</text:span></text:p>
          </text:list-item>
          <text:list-item>
            <text:p text:style-name="P135"><text:span text:style-name="CharStyle12"><text:tab/>clan of Benjamin. First came Ahiezer, then Joash son of Shemaiah from Gibeah, Jeziel and Pelet (sons of Azmaveth), Berachah, Jehu from Anathoth,</text:span></text:p>
          </text:list-item>
          <text:list-item>
            <text:p text:style-name="P176"><text:span text:style-name="CharStyle12"><text:tab/>Ishmaiah the Gibeonite (a mighty member of the Thirty, whom he commanded), Jere­miah, Jahaziel, Johanan, Joza-</text:span></text:p>
          </text:list-item>
          <text:list-item>
            <text:p text:style-name="P176"><text:span text:style-name="CharStyle12"><text:tab/>bad from Gedor, Eluzai, Jeri- moth, Bealiah, Shemariah, and Shephatiah the Haruphite, with</text:span></text:p>
          </text:list-item>
          <text:list-item>
            <text:p text:style-name="P176"><text:span text:style-name="CharStyle12"><text:tab/>Elkanah, Isshiah, Azarel, Joe- zer, and Jashoboam, who were</text:span></text:p>
          </text:list-item>
          <text:list-item>
            <text:p text:style-name="P176"><text:span text:style-name="CharStyle12"><text:tab/>Korahites, Joelah and Zebadiah, the sons of Jeroham from Gedor.</text:span></text:p>
          </text:list-item>
          <text:list-item>
            <text:p text:style-name="P186"><text:span text:style-name="CharStyle12"><text:tab/>At the stronghold in the des­ert David was also joined by a nuniber of Gadite warriors of prowess, soldiers trained for war,</text:span></text:p>
          </text:list-item>
        </text:list>
        <text:p text:style-name="P21"><text:span text:style-name="CharStyle12">who could manage shield and spear, fierce-looking as lions and nimble as roes on the hill; there 9 were Ezer, at their head, Oba- diah the second, Eliab the third, Mishmannah the fourth, Jere- 10 miah the fifth, Attai the sixth, 11 Eliel the seventh, Johanan the 12 eighth, Elzabad the ninth, Jeremiah the tenth, and Mach- 13 bannai the eleventh. These were 14 the Gadite captains, the weakest a match for any hundred men, the strongest a match for a thousand. It was these men who 15 in the first month of the year forded the Jordan when it had overflowed all its banks, and routed the folk of the valleys east and west.</text:span></text:p>
        <text:p text:style-name="P47"><text:span text:style-name="CharStyle12">Some also came from Benja- 16 min and Judah to join David at the stronghold; David went out 17 to meet them, and told them, “If you come to me in peace to help me, then I am ready to join you; but if yOu come to betray me to my foes, though I have done no wrong, then may the God of our fathers take note of it and punish it!” Amasa, who 18 was commander-in-chief, was in­spired to reply,</text:span></text:p>
        <text:p text:style-name="P88"><text:span text:style-name="CharStyle28">We are your men, David, on your side, O son of Jesse! Peace, peace to you, and to your helpers peace— for your God helps you!</text:span></text:p>
        <text:p text:style-name="P35"><text:span text:style-name="CharStyle30">Then David admitted them and made them captains of his band.</text:span></text:p>
        <text:p text:style-name="P49"><text:span text:style-name="CharStyle12">Some also deserted to David 19 from Manasseh; it was when he accompanied the Philistines to fight against Saul, but gave them no help, as the Philistine authorities after deliberating on the matter sent him away, be­lieving that he would desert to Saul and cost them their lives. David then returned to Ziklag, 20 where some Manassite com­manders deserted to him, Ad-</text:span></text:p>
        <text:p text:style-name="P79"><text:span text:style-name="CharStyle12">nah, Jozabad, Jediael, Michael, Jozabad, Elibu, and Zillethai;</text:span></text:p>
        <text:list xml:id="list724400065319004724" text:style-name="L17">
          <text:list-item>
            <text:p text:style-name="P158"><text:span text:style-name="CharStyle12"><text:tab/>they helped David against the raiders, lor they were all war­riors of prowess and took com-</text:span></text:p>
          </text:list-item>
          <text:list-item>
            <text:p text:style-name="P120"><text:span text:style-name="CharStyle12"><text:tab/>mand of his host—a host that grew daily by its recruits, till it became a large host, a very host of God.</text:span></text:p>
          </text:list-item>
          <text:list-item>
            <text:p text:style-name="P155"><text:span text:style-name="CharStyle12"><text:tab/>Here are the numbers of the armed divisions that joined Da­vid at Hebron, to turn the king­dom of Saul over to him, as the</text:span></text:p>
          </text:list-item>
          <text:list-item>
            <text:p text:style-name="P120"><text:span text:style-name="CharStyle12"><text:tab/>Eternal had declared. The Ju- dahite warriors* armed with shields and spears, were six</text:span></text:p>
          </text:list-item>
          <text:list-item>
            <text:p text:style-name="P120"><text:span text:style-name="CharStyle12"><text:tab/>thousand eight hundred; there were seven thousand one hun­dred Simeonites, warriors of</text:span></text:p>
          </text:list-item>
          <text:list-item>
            <text:p text:style-name="P120"><text:span text:style-name="CharStyle12"><text:tab/>prowess, four thousand six hun-</text:span></text:p>
          </text:list-item>
          <text:list-item>
            <text:p text:style-name="P120"><text:span text:style-name="CharStyle12"><text:tab/>dred Levites, and three thou­sand seven hundred Aaronites,</text:span></text:p>
          </text:list-item>
          <text:list-item>
            <text:p text:style-name="P127"><text:span text:style-name="CharStyle12"><text:tab/>led by Jehoiada, along with Zadok a young warrior of prow­ess, who had twenty-two cap­tains of his father’s family.</text:span></text:p>
          </text:list-item>
          <text:list-item>
            <text:p text:style-name="P127"><text:span text:style-name="CharStyle12"><text:tab/>There were three thousand from Benjamin, Saul’s own clan, for till now the larger number of them had kept loyal to the house</text:span></text:p>
          </text:list-item>
          <text:list-item>
            <text:p text:style-name="P127"><text:span text:style-name="CharStyle12"><text:tab/>of Saul. There were twenty thousand eight hundred warriors of prowess from Ephraim, fa­mous fighters in their families,</text:span></text:p>
          </text:list-item>
          <text:list-item>
            <text:p text:style-name="P127"><text:span text:style-name="CharStyle12"><text:tab/>and eighteen thousand (whose names were kept) from the half­clan of Manasseh, who came to</text:span></text:p>
          </text:list-item>
          <text:list-item>
            <text:p text:style-name="P127"><text:span text:style-name="CharStyle12"><text:tab/>make David king. There were two hundred leaders from Issa- char, men who knew the needs of the time and what exactly Israel ought to do; they had all their clansmen at their com-</text:span></text:p>
          </text:list-item>
          <text:list-item>
            <text:p text:style-name="P127"><text:span text:style-name="CharStyle12"><text:tab/>mand. There were fifty thou­sand men from Zebulun, fit for active service, taking the field with every weapon of war, a large company with a single</text:span></text:p>
          </text:list-item>
          <text:list-item>
            <text:p text:style-name="P127"><text:span text:style-name="CharStyle12"><text:tab/>purpose. From Naphtali came a thousand captains, with thirty- seven thousand men bearing</text:span></text:p>
          </text:list-item>
        </text:list>
        <text:p text:style-name="P24"><text:span text:style-name="CharStyle12">shields and spears. There were 35 twenty-eight thousand six hun­dred Danites, ready to take the field, and forty thousand from 36 Asher, ready to take the field, fit for active service. From east 37 of the Jordan, from Reuben, Gad, and the half-clan of Ma­nasseh, came a hundred and twenty thousand men, taking the field with every weapon of war.</text:span></text:p>
        <text:p text:style-name="P60"><text:span text:style-name="CharStyle12">All these trained soldiers, 38 ready to take the field, came with one purpose to Hebron, to make David king over Israel; and the rest of Israel were all of the same mind, to make David king. They spent three days </text:span><text:span text:style-name="CharStyle13">39 </text:span><text:span text:style-name="CharStyle12">there with David, eating and drinking what their fellows had provided; and the neighbours, 40 as far as Issachar, Zebulun, and Naphtali, also brought food on asses, camels, mules, and oxen, flour-cakes, fig-cakes, bunches of raisins, wine, oil, oxen, and plenty of sheep; for joy reigned in Israel.</text:span></text:p>
        <text:p text:style-name="P60"><text:span text:style-name="CharStyle12">Then David consulted "* O the commanders and gen- erals, indeed all the leaders; Da- 2 vid said to the war-council of Israel, “If you agree, and if it is the mind of the Eternal our God, let us send quickly to the rest of our fellows in the land of Israel (since the priests and Levites are with them in their towns that have open lands), that they 3 may join us in bringing back the ark of God; for during the reign of Saul we never inquired about it.” The war-council all said </text:span><text:span text:style-name="CharStyle13">4 </text:span><text:span text:style-name="CharStyle12">that they would, for the pro­posal seemed right to all the people.</text:span></text:p>
        <text:p text:style-name="P64"><text:span text:style-name="CharStyle12">So David mustered all Israel 5 from the Wady-el-Arish to the pass of Hamath, in order to</text:span></text:p>
        <text:p text:style-name="P19"><draw:frame draw:style-name="fr4" draw:name="37" text:anchor-type="paragraph" svg:x="1.8035in" svg:y="5.4366in" svg:width="0.2665in" svg:height="0.0161in" draw:z-index="23"><draw:image xlink:href="Pictures/10000000000000280000001A67641FE1.jpg" xlink:type="simple" xlink:show="embed" xlink:actuate="onLoad"/><draw:contour-polygon svg:width="0.2665in" svg:height="0.1728in" svg:viewBox="0 0 677 439" draw:points="0,0 677,0 677,439 0,439" draw:recreate-on-edit="true"/></draw:frame><text:span text:style-name="CharStyle12">convey the ark of God from</text:span></text:p>
        <text:list xml:id="list214407110626311" text:style-name="L1">
          <text:list-item>
            <text:p text:style-name="P238"><text:span text:style-name="CharStyle12"><text:tab/>Kiriath-jearim; David and all Israel went up to Baalah or Kiriath-jearim (it belongs to Judah) in order to convey the ark of God, belonging to the Eternal who sits enthroned upon</text:span></text:p>
          </text:list-item>
          <text:list-item>
            <text:p text:style-name="P238"><text:span text:style-name="CharStyle12"><text:tab/>the kherubs; and they carried the ark of God from the house of Abinadab on a new cart. Uzza and Ahio drove the cart,</text:span></text:p>
          </text:list-item>
          <text:list-item>
            <text:p text:style-name="P238"><text:span text:style-name="CharStyle12"><text:tab/>while David and all Israel danced before God with all their might, singing and playing on lyres and lutes and drums and</text:span></text:p>
          </text:list-item>
          <text:list-item>
            <text:p text:style-name="P248"><text:span text:style-name="CharStyle12"><text:tab/>cymbals and bugles. But when they reached the threshing-floor of Kidon, Uzza put out his hand to steady the ark, because</text:span></text:p>
          </text:list-item>
        </text:list>
        <text:p text:style-name="P57"><text:span text:style-name="CharStyle12">xo the oxen were slipping; then the anger of the Eternal blazed out against Uzza, the Eternal struck him down because he had put out his hand to the ark, and he died on the spot before God.</text:span></text:p>
        <text:list xml:id="list2898674890642113409" text:style-name="L18">
          <text:list-item>
            <text:p text:style-name="P249"><text:span text:style-name="CharStyle12"><text:tab/>David was angry because the Eternal had broken out upon Uzza, and he called the spot Perez-uzza or “Breaking of Uzza”—as it still is called to this</text:span></text:p>
          </text:list-item>
          <text:list-item>
            <text:p text:style-name="P247"><text:span text:style-name="CharStyle12"><text:tab/>day. David was afraid of God that day; he said, “How can I take God’s ark home?”</text:span></text:p>
          </text:list-item>
          <text:list-item>
            <text:p text:style-name="P247"><text:span text:style-name="CharStyle12"><text:tab/>So David did not place the ark in his (David’s) burg, but took it aside to the house of Obed-edom</text:span></text:p>
          </text:list-item>
          <text:list-item>
            <text:p text:style-name="P243"><text:span text:style-name="CharStyle12"><text:tab/>the Gittite; for three months the ark of God remained with the household of Obed-edom, at his house, and the Eternal blessed the house of Obed-edom and all that he had.</text:span></text:p>
          </text:list-item>
        </text:list>
        <text:p text:style-name="P19"><text:span text:style-name="CharStyle12">When Hiram king of Tyre sent messengers to David, with cedar-logs, masons, and</text:span></text:p>
        <text:list xml:id="list5148837707964393788" text:style-name="L19">
          <text:list-item>
            <text:p text:style-name="P253"><text:span text:style-name="CharStyle12"><text:tab/>carpenters, to build him a pal­ace, David realized that the Eternal had set him to be king over Israel, for the sake of his people Israel, since David’s kingdom was highly exalted.</text:span></text:p>
          </text:list-item>
        </text:list>
        <text:p text:style-name="P62"><text:span text:style-name="CharStyle12">At Jerusalem David took more 3 wives, and more sons and daugh­ters were born to him. The fol- 4 lowing are the names of those born to him in Jerusalem: Sham- mua, Shobab, Nathan, Solomon, Ibhar, Elishua, Elpelet, Nogah, 5 Nepheg, Japhia, Elishama, Beeli- 6 ada, and Ehphelet.<text:tab/></text:span><text:span text:style-name="CharStyle13">7</text:span></text:p>
        <text:p text:style-name="P58"><text:span text:style-name="CharStyle12">When the Philistines heard 8 that David had been anointed king over all Israel, all the Phil­istines marched up in search of David. But David heard of it and sallied out to meet them. Meantime the Philistines had 9 made a foray through the valley of Rephaim. So David asked 10 God, “Shall I attack the Phil­istines? And wilt thou put them into my hands?” The Eternal said to him, “Attack them, for I •will put them into your hands.”</text:span></text:p>
        <text:p text:style-name="P32"><text:span text:style-name="CharStyle12">Up came the Philistines as far 11 as Baal-perazim, where David routed them. “God has broken my foes by my power,” said David, “like water bursting a dam!” So the spot was called Baal-perazim (or “lord of bursts”). The Philistines left 12 their gods behind them there, and by David’s order they were burned up. Back came the 13 Philistines on a foray through the valley. David again asked 14 God, and God said to him, “You must not march after them; sweep aside and attack them in front of the balsam- trees. Whenever you hear a 15 sound of movement among the tops of the balsam-trees, then launch your attack, for God will have gone in front of you to rout the Philistine army.” David did as God ordered him, 16 and routed the Philistine army from Gibeon all the way to Gezer. So the fame of David 17 spread to all countries, and the</text:span></text:p>
        <text:p text:style-name="P79"><draw:frame draw:style-name="fr5" draw:name="38" text:anchor-type="paragraph" svg:x="1.8102in" svg:y="0.3665in" svg:width="0.2571in" svg:height="0.0161in" draw:z-index="24"><draw:image xlink:href="Pictures/10000000000000270000001C23DEBE96.jpg" xlink:type="simple" xlink:show="embed" xlink:actuate="onLoad"/><draw:contour-polygon svg:width="0.2563in" svg:height="0.1831in" svg:viewBox="0 0 651 465" draw:points="0,0 651,0 651,465 0,465" draw:recreate-on-edit="true"/></draw:frame><text:span text:style-name="CharStyle12">Eternal put the fear of him on all nations.</text:span></text:p>
        <text:p text:style-name="P19"><text:span text:style-name="CharStyle12">He not only built himself houses in David’s burg but prepared a site for the ark of God and pitched a tent for it.</text:span></text:p>
        <text:list xml:id="list5277137490562637676" text:style-name="L20">
          <text:list-item>
            <text:p text:style-name="P178"><text:span text:style-name="CharStyle12"><text:tab/>Then David ordered that no one should carry the ark of God except the Levites, since the Eternal had chosen them to carry the ark of God and to</text:span></text:p>
          </text:list-item>
          <text:list-item>
            <text:p text:style-name="P178"><text:span text:style-name="CharStyle12"><text:tab/>serve him always. So, when David convened all Israel at Jerusalem, to bring the ark of the Eternal up to the place which he had prepared for it,</text:span></text:p>
          </text:list-item>
          <text:list-item>
            <text:p text:style-name="P178"><text:span text:style-name="CharStyle12"><text:tab/>David mustered the Aaronites</text:span></text:p>
          </text:list-item>
          <text:list-item>
            <text:p text:style-name="P178"><text:span text:style-name="CharStyle12"><text:tab/>and the Levites. At the head of the Kohathites was Uriel, with a hundred and twenty of his</text:span></text:p>
          </text:list-item>
          <text:list-item>
            <text:p text:style-name="P178"><text:span text:style-name="CharStyle12"><text:tab/>fellows; at the head of the Me- rarites was Asaiah, with two hundred and twenty of his fel-</text:span></text:p>
          </text:list-item>
          <text:list-item>
            <text:p text:style-name="P136"><text:span text:style-name="CharStyle12"><text:tab/>lows; at the head of the Ger- shomites was Joel, with a hun­dred and thirty of his fellows;</text:span></text:p>
          </text:list-item>
          <text:list-item>
            <text:p text:style-name="P136"><text:span text:style-name="CharStyle12"><text:tab/>at the head of the sons of Eliza- phan was Shemaiah, with two</text:span></text:p>
          </text:list-item>
          <text:list-item>
            <text:p text:style-name="P136"><text:span text:style-name="CharStyle12"><text:tab/>hundred of his fellows; at the head of the sons of Hebron was Eliel, with eighty of his fellows;</text:span></text:p>
          </text:list-item>
          <text:list-item>
            <text:p text:style-name="P162"><text:span text:style-name="CharStyle12"><text:tab/>and at the head of the sons of Uzziel was Amminadab, with a hundred and twelve of his fel­lows.</text:span></text:p>
          </text:list-item>
          <text:list-item>
            <text:p text:style-name="P156"><text:span text:style-name="CharStyle12"><text:tab/>Summoning Zadok and Abia- thar the priests along with Uriel, Asaiah, Joel, Shemaiah, Eliel, and Amminadab the Le-</text:span></text:p>
          </text:list-item>
          <text:list-item>
            <text:p text:style-name="P162"><text:span text:style-name="CharStyle12"><text:tab/>vites, David said to them, “You are the heads of the Levitical families; purify yourselves, you and your fellows, for bringing the ark of the Eternal, the God of Israel, up to the site I have</text:span></text:p>
          </text:list-item>
          <text:list-item>
            <text:p text:style-name="P162"><text:span text:style-name="CharStyle12"><text:tab/>prepared for it. It was because you did not carry it at first, that the Eternal our God broke out upon us, because we did not go about it in the proper way.”</text:span></text:p>
          </text:list-item>
          <text:list-item>
            <text:p text:style-name="P187"><text:span text:style-name="CharStyle12"><text:tab/>So the priests and the Levites</text:span></text:p>
          </text:list-item>
        </text:list>
        <text:p text:style-name="P24"><text:span text:style-name="CharStyle12">purified themselves for bringing up the ark of the Eternal the God of Israel, and the Levites 15 carried the ark of God on their shoulders with poles, as the Eternal had bidden Moses give orders.</text:span></text:p>
        <text:p text:style-name="P60"><text:span text:style-name="CharStyle12">David also bade the heads 16 of the Levites appoint some of their fellows to the service of song, with musical instruments, lutes, lyres, and cymbals, to beat time and to shout with joy. So the Levites ap- 17 pointed Heman the son of Joel, his fellow-Levite Asaph the son of Berechiah, and, from their fellows the Merarites, Ethan the 18 son of Kushaiah, together with twelve others, Zechariah, Bani, Jaaziel, Shemiramoth, Jehiel, Unni, Eliab, Benaiah, Maaseiah, Mattithiah, Eliphlehu, and Mik- neiah, also the warders Obed- edom and Jeiel. Of the singers, 19 Heman, Asaph, and Ethan had to beat time with bronze cym­bals; Zechariah, Jaaziel, She- 20 miramoth, Jehiel, Unni, Eliab, Maaseiah, and Benaiah had to lead the praise with lutes set for soprano voices, while Mat­tithiah, Eliphlehu, Mikneiah, 21 Obed-edom, Jehiel, and Azarlah had to use harps set for bass voices. Chenaniah the Levitical 22 leader was in charge of the trans­port; he gave directions about the transport, as he was an expert. Berechiah and Elkanah 23 acted as warders for the ark, while the priests Shebaniah, 24 Joshaphat, Nethanel, Amasai, Zechariah, Benaiah, and Eliezer sounded the bugles in front of the ark of God.</text:span></text:p>
        <text:p text:style-name="P60"><text:span text:style-name="CharStyle12">So went David and the 25 sheikhs of Israel and the gen­erals joyfully to bring up the ark of the compact of the Eter-</text:span></text:p>
      </text:section>
      <text:section text:style-name="Sect6" text:name="Section8">
        <text:p text:style-name="P274"><draw:frame draw:style-name="fr6" draw:name="39" text:anchor-type="paragraph" svg:x="2.252in" svg:y="3.0071in" svg:width="0.2634in" svg:height="0.0161in" draw:z-index="25"><draw:image xlink:href="Pictures/10000000000000280000001BA64190DC.jpg" xlink:type="simple" xlink:show="embed" xlink:actuate="onLoad"/><draw:contour-polygon svg:width="0.263in" svg:height="0.1799in" svg:viewBox="0 0 668 457" draw:points="0,0 668,0 668,457 0,457" draw:recreate-on-edit="true"/></draw:frame></text:p>
        <text:p text:style-name="P80"><text:span text:style-name="CharStyle12">nal from the house of Obed-</text:span></text:p>
        <text:list xml:id="list1733229196673164633" text:style-name="L21">
          <text:list-item>
            <text:p text:style-name="P128"><text:span text:style-name="CharStyle12"><text:tab/>edom; and after God had helped the Levites who carried the ark of the compact of the Eternal, they sacrificed seven, bullocks</text:span></text:p>
          </text:list-item>
          <text:list-item>
            <text:p text:style-name="P128"><text:span text:style-name="CharStyle12"><text:tab/>and seven rams. David and all the Levites who carried the ark, and the singers, and Chenaniah the head of the transport, danced with all their might, David wearing a linen kilt.</text:span></text:p>
          </text:list-item>
          <text:list-item>
            <text:p text:style-name="P128"><text:span text:style-name="CharStyle12"><text:tab/>Thus did all Israel bring up the ark of the compact of the Eter­nal with shouts, with blasts of bugles and trumpets and cym­bals, beating time with lutes and</text:span></text:p>
          </text:list-item>
          <text:list-item>
            <text:p text:style-name="P128"><text:span text:style-name="CharStyle12"><text:tab/>lyres. (As the ark of the com­pact of the Eternal reached Da­vid’s burg, Michal the daughter of Saul looked out of the win­dow; and when she saw king David whirling about and sport­ing, she despised him in her</text:span></text:p>
          </text:list-item>
        </text:list>
        <text:p text:style-name="P20"><text:span text:style-name="CharStyle12">heart.) After bringing in the ark of the compact of the Eternal, they put it in its place, inside the tent pitched for it by David; they sacrificed burnt-offerings and recompense-</text:span></text:p>
        <text:list xml:id="list6232585733990613364" text:style-name="L22">
          <text:list-item>
            <text:p text:style-name="P137"><text:span text:style-name="CharStyle12"><text:tab/>offerings before God, and when David had finished sacrificingthe burnt-offerings and recompense- offerings before God, he blessed the people in the name of the</text:span></text:p>
          </text:list-item>
          <text:list-item>
            <text:p text:style-name="P137"><text:span text:style-name="CharStyle12"><text:tab/>Eternal, and distributed to every man and woman in Israel a loaf of bread, a slice of meat, and a bunch of raisins apiece.</text:span></text:p>
          </text:list-item>
          <text:list-item>
            <text:p text:style-name="P137"><text:span text:style-name="CharStyle12"><text:tab/>He appointed certain Levites to serve before the ark of the Eternal, to commemorate and thank and praise the Eternal the</text:span></text:p>
          </text:list-item>
          <text:list-item>
            <text:p text:style-name="P137"><text:span text:style-name="CharStyle12"><text:tab/>God of Israel; of these the leader was Asaph, and next to him Zechariah, Jaaziel, Shemira- moth, Jehiel, Mattithiah, Eliab,</text:span></text:p>
          </text:list-item>
          <text:list-item>
            <text:p text:style-name="P188"><text:span text:style-name="CharStyle12"><text:tab/>Benaiah, Obed-edom, and Jeiel, with lutes and lyres, Asaph al­ways beating time with cymbals, Benaiah and Jaaziel the priests with bugles, before the ark of</text:span></text:p>
          </text:list-item>
        </text:list>
        <text:p text:style-name="P21"><text:span text:style-name="CharStyle12">the compact of God. On that 7 day David first commissioned Asaph and his fellows to offer thanks to the Eternal, thus:</text:span></text:p>
        <text:p text:style-name="P87"><text:span text:style-name="CharStyle28">Give thanks to the Eternal, pro- 8 claim his fame,</text:span></text:p>
        <text:p text:style-name="P72"><text:span text:style-name="CharStyle28">celebrate among the nations his exploits;</text:span></text:p>
        <text:p text:style-name="P29"><text:span text:style-name="CharStyle28">sing to him, make music to him, 9 </text:span><text:span text:style-name="CharStyle31">go</text:span><text:span text:style-name="CharStyle28"> over all the wonders he has done;</text:span></text:p>
        <text:p text:style-name="P28"><text:span text:style-name="CharStyle28">glory in his sacred name,<text:tab/>10</text:span></text:p>
        <text:p text:style-name="P72"><text:span text:style-name="CharStyle28">let worshippers of the Eternal rejoice in heart.</text:span></text:p>
        <text:p text:style-name="P87"><text:span text:style-name="CharStyle28">Worship the Eternal and be n strengthened,</text:span></text:p>
        <text:p text:style-name="P72"><text:span text:style-name="CharStyle28">worship in his presence ever­more,</text:span></text:p>
        <text:p text:style-name="P87"><text:span text:style-name="CharStyle28">remember the wonders he has 12 done,</text:span></text:p>
        <text:p text:style-name="P72"><text:span text:style-name="CharStyle28">his marvels and his sentences of doom,</text:span></text:p>
        <text:p text:style-name="P37"><text:span text:style-name="CharStyle32">0</text:span><text:span text:style-name="CharStyle28"> race of Israel his servant, 13 </text:span><text:span text:style-name="CharStyle32">0</text:span><text:span text:style-name="CharStyle28"> sons of Jacob whom he chose.</text:span></text:p>
        <text:p text:style-name="P28"><text:span text:style-name="CharStyle28">The Eternal, he is our God,<text:tab/>14</text:span></text:p>
        <text:p text:style-name="P72"><text:span text:style-name="CharStyle28">and his authority is over all the earth.</text:span></text:p>
        <text:p text:style-name="P28"><text:span text:style-name="CharStyle28">Never forget his compact,<text:tab/>15</text:span></text:p>
        <text:p text:style-name="P72"><text:span text:style-name="CharStyle28">the pledge he gave for a thou­sand generations,</text:span></text:p>
        <text:p text:style-name="P29"><text:span text:style-name="CharStyle28">the compact made with Abraham, 16 the oath he swore to Isaac, confirming it as a decree to Jacob, 17 for Israel as a lasting compact, that he would give them Canaan’s 18 land,</text:span></text:p>
        <text:p text:style-name="P74"><text:span text:style-name="CharStyle28">to hold it as their own pos­session.</text:span></text:p>
        <text:p text:style-name="P30"><text:span text:style-name="CharStyle28">Few in number were our fathers, 19 few and foreigners, wandering from one nation to 20 another,</text:span></text:p>
        <text:p text:style-name="P63"><text:span text:style-name="CharStyle28">and from realm to realm; but he would not let a man op- 21 press them,</text:span></text:p>
        <text:p text:style-name="P73"><text:span text:style-name="CharStyle28">he would punish kings on their account,</text:span></text:p>
        <text:p text:style-name="P56"><text:span text:style-name="CharStyle28">saying, “Never touch my chosen, 22 my prophets never harm.”</text:span></text:p>
        <text:p text:style-name="P29"><text:span text:style-name="CharStyle28">Sing, all the earth, to the Eternal, 23 day after day tell of his saving aid;</text:span></text:p>
        <text:p text:style-name="P33"><text:span text:style-name="CharStyle28">let the heathen hear his glory,</text:span></text:p>
        <text:p text:style-name="P266"><text:span text:style-name="CharStyle28">let every nation know the won­ders he has done.</text:span></text:p>
        <text:list xml:id="list214408659140302" text:style-name="L6">
          <text:list-item>
            <text:p text:style-name="P267"><text:span text:style-name="CharStyle28"><text:tab/>For great is the Eternal, loudly</text:span></text:p>
          </text:list-item>
        </text:list>
        <text:p text:style-name="P67"><text:span text:style-name="CharStyle28">to be praised,</text:span></text:p>
        <text:p text:style-name="P53"><text:span text:style-name="CharStyle28">and to be feared above all gods;</text:span></text:p>
        <text:list xml:id="list214440238780869" text:continue-numbering="true" text:style-name="L6">
          <text:list-item>
            <text:p text:style-name="P268"><text:span text:style-name="CharStyle28"><text:tab/>for all gods of the nations are</text:span></text:p>
          </text:list-item>
        </text:list>
        <text:p text:style-name="P67"><text:span text:style-name="CharStyle28">mere idols,</text:span></text:p>
        <text:p text:style-name="P53"><text:span text:style-name="CharStyle28">but the Eternal made the heavens;</text:span></text:p>
        <text:list xml:id="list214441025989325" text:continue-numbering="true" text:style-name="L6">
          <text:list-item>
            <text:p text:style-name="P268"><text:span text:style-name="CharStyle28"><text:tab/>grandeur and majesty attend</text:span></text:p>
          </text:list-item>
        </text:list>
        <text:p text:style-name="P67"><text:span text:style-name="CharStyle28">him,</text:span></text:p>
        <text:p text:style-name="P54"><text:span text:style-name="CharStyle28">splendour and joy are in his temple.</text:span></text:p>
        <text:list xml:id="list214441111388906" text:continue-numbering="true" text:style-name="L6">
          <text:list-item>
            <text:p text:style-name="P268"><text:span text:style-name="CharStyle28"><text:tab/>Praise the Eternal, O families of</text:span></text:p>
          </text:list-item>
        </text:list>
        <text:p text:style-name="P67"><text:span text:style-name="CharStyle28">the nations,</text:span></text:p>
        <text:p text:style-name="P53"><text:span text:style-name="CharStyle28">praise the Eternal for his glory and his might!</text:span></text:p>
        <text:list xml:id="list214440036845721" text:continue-numbering="true" text:style-name="L6">
          <text:list-item>
            <text:p text:style-name="P269"><text:span text:style-name="CharStyle28"><text:tab/>Praise the Eternal for his own</text:span></text:p>
          </text:list-item>
        </text:list>
        <text:p text:style-name="P67"><text:span text:style-name="CharStyle28">open glory,</text:span></text:p>
        <text:p text:style-name="P53"><text:span text:style-name="CharStyle28">enter his presence with an offering,</text:span></text:p>
        <text:p text:style-name="P96"><text:span text:style-name="CharStyle28">kneel before God in sacred vest­ments ;</text:span></text:p>
        <text:list xml:id="list214441055963690" text:continue-numbering="true" text:style-name="L6">
          <text:list-item>
            <text:p text:style-name="P269"><text:span text:style-name="CharStyle28"><text:tab/>tremble before him, all the</text:span></text:p>
          </text:list-item>
        </text:list>
        <text:p text:style-name="P67"><text:span text:style-name="CharStyle28">earth;</text:span></text:p>
        <text:p text:style-name="P50"><text:span text:style-name="CharStyle28">he has steadied and settled the world.</text:span></text:p>
        <text:list xml:id="list214441205589684" text:continue-numbering="true" text:style-name="L6">
          <text:list-item>
            <text:p text:style-name="P270"><text:span text:style-name="CharStyle28"><text:tab/>Let the skies be glad, let earth</text:span></text:p>
          </text:list-item>
        </text:list>
        <text:p text:style-name="P66"><text:soft-page-break/><text:span text:style-name="CharStyle28">rejoice,</text:span></text:p>
        <text:p text:style-name="P52"><text:span text:style-name="CharStyle28">proclaim to pagans that the Eternal is king.</text:span></text:p>
        <text:list xml:id="list214440890101574" text:continue-numbering="true" text:style-name="L6">
          <text:list-item>
            <text:p text:style-name="P270"><text:span text:style-name="CharStyle28"><text:tab/>Let the sea and all within it</text:span></text:p>
          </text:list-item>
        </text:list>
        <text:p text:style-name="P66"><text:span text:style-name="CharStyle28">thunder praise,</text:span></text:p>
        <text:p text:style-name="P52"><text:span text:style-name="CharStyle28">let the fields and all they hold exult,</text:span></text:p>
        <text:list xml:id="list214440560889682" text:continue-numbering="true" text:style-name="L6">
          <text:list-item>
            <text:p text:style-name="P270"><text:span text:style-name="CharStyle28"><text:tab/>let the trees of the forest sing for</text:span></text:p>
          </text:list-item>
        </text:list>
        <text:h text:style-name="P276" text:outline-level="3"><text:bookmark-start text:name="bookmark1"/><text:span text:style-name="CharStyle34">joy</text:span><text:bookmark-end text:name="bookmark1"/></text:h>
        <text:p text:style-name="P51"><text:span text:style-name="CharStyle28">at the Eternal’s presence —for he comes to rule the earth.</text:span></text:p>
        <text:list xml:id="list214439875107616" text:continue-numbering="true" text:style-name="L6">
          <text:list-item>
            <text:p text:style-name="P269"><text:span text:style-name="CharStyle28"><text:tab/>Give thanks to the Eternal!—he</text:span></text:p>
          </text:list-item>
        </text:list>
        <text:p text:style-name="P67"><text:span text:style-name="CharStyle28">is good;</text:span></text:p>
        <text:p text:style-name="P53"><text:span text:style-name="CharStyle28">his kindness never fails.</text:span></text:p>
        <text:list xml:id="list214440094189881" text:continue-numbering="true" text:style-name="L6">
          <text:list-item>
            <text:p text:style-name="P269"><text:span text:style-name="CharStyle28"><text:tab/>And cry, “O God of our salva­</text:span></text:p>
          </text:list-item>
        </text:list>
        <text:p text:style-name="P67"><text:span text:style-name="CharStyle28">tion, save us,</text:span></text:p>
        <text:p text:style-name="P53"><text:span text:style-name="CharStyle28">gather us, free us, from the heathen,</text:span></text:p>
        <text:p text:style-name="P96"><text:span text:style-name="CharStyle28">to give thanks to thy sacred name,</text:span></text:p>
        <text:p text:style-name="P53"><text:span text:style-name="CharStyle28">to triumph in thy deeds of praise.”</text:span></text:p>
        <text:list xml:id="list214439924179693" text:continue-numbering="true" text:style-name="L6">
          <text:list-item>
            <text:p text:style-name="P269"><text:span text:style-name="CharStyle28"><text:tab/>Blessed be the Eternal, Israel’s</text:span></text:p>
          </text:list-item>
        </text:list>
        <text:p text:style-name="P67"><text:span text:style-name="CharStyle28">God,</text:span></text:p>
        <text:p text:style-name="P53"><text:span text:style-name="CharStyle28">from age to age, for ever!</text:span></text:p>
        <text:p text:style-name="P21"><text:span text:style-name="CharStyle12">And all the people added “Amen,” praising the Eternal.</text:span></text:p>
        <text:p text:style-name="P71"><text:span text:style-name="CharStyle12">David then left Asaph and his 37 fellows there at the service of the ark for all time, as each day’s duty required, with 38 Obed-edom, Hosa, and their sixty-eight comrades to guard the gates, and Zadok with his </text:span><text:span text:style-name="CharStyle21">39 </text:span><text:span text:style-name="CharStyle12">fellow-priests to offer the burnt- sacrifice to the Eternal, be­fore the tent of the Eternal on the height at Gibeon, upon the </text:span><text:span text:style-name="CharStyle21">40 </text:span><text:span text:style-name="CharStyle12">altar of burnt-offerings every morning and every evening, in accordance with all the injunc­tions laid down by the Eternal in his law for Israel; Heman, 41 Jeduthun, and the others al­ready mentioned by name, chosen for this service, were left to give thanks to the Eternal, “whose kindness never fails,” possessing bugles and cymbals 43 for the use of musicians, and other instruments used in sa­cred song (the sons of Jeduthun acting as warders). Then the </text:span><text:span text:style-name="CharStyle21">43 </text:span><text:span text:style-name="CharStyle12">people all went home, and David went home to greet his family.</text:span></text:p>
        <text:p text:style-name="P71"><text:soft-page-break/><text:span text:style-name="CharStyle12">After David had taken "■ </text:span><text:span text:style-name="CharStyle15">r~r </text:span><text:span text:style-name="CharStyle12">up residence in his palace, -1- • he said to the prophet Nathan, “Here am I staying in a house of cedar, while the ark of the com­pact of the Eternal is under the curtains of a tent!” Nathan said 2 to David, “Do whatever is in your mind, for God is with you.” But that very night God’s word 3 came to Nathan: “Go and give 4 my servant David this message from the Eternal: ‘You are not to build me a temple to stay in, for I have never stayed in a 5 temple, from the day that I brought out the Israelites down to this day; I have always gone from tent to tent, with that as my Dwelling. Wherever </text:span><text:span text:style-name="CharStyle13">16 </text:span><text:span text:style-name="CharStyle12">moved with all Israel, did I ever</text:span></text:p>
      </text:section>
      <text:section text:style-name="Sect7" text:name="Section9">
        <text:p text:style-name="P256"><text:span text:style-name="CharStyle12">ask a single one of Israel’s lead­ers, whom I ordered to rule my people, why they had not built</text:span></text:p>
        <text:list xml:id="list214408105256239" text:style-name="L22">
          <text:list-item>
            <text:p text:style-name="P239"><text:span text:style-name="CharStyle12"><text:tab/>me a house of cedar?’ No, give my servant David this message from the Lord of hosts: ‘I took you from the pasture land, from tending sheep, that you should be prince over my people Israel;</text:span></text:p>
          </text:list-item>
          <text:list-item>
            <text:p text:style-name="P239"><text:span text:style-name="CharStyle12"><text:tab/>I have been with you wherever you went, to cut off all your enemies before you; and I will make you renowned like</text:span></text:p>
          </text:list-item>
          <text:list-item>
            <text:p text:style-name="P241"><text:span text:style-name="CharStyle12"><text:tab/>the great men upon earth; I will fix a place for my people Israel and plant them firm in their place till they are never unsettled again—violent men shall no longer harry them as they have done in bygone days,</text:span></text:p>
          </text:list-item>
          <text:list-item>
            <text:p text:style-name="P244"><text:span text:style-name="CharStyle12"><text:tab/>ever since I had to raise up champions for my people Israel; I will subdue all your enemies.’ Also the Eternal tells you that he will build up a family for you;</text:span></text:p>
          </text:list-item>
          <text:list-item>
            <text:p text:style-name="P244"><text:span text:style-name="CharStyle12"><text:tab/>when all your days are done and you must go to join your fathers, ‘I will raise your offspring, one of your own sons, and establish</text:span></text:p>
          </text:list-item>
          <text:list-item>
            <text:p text:style-name="P244"><text:span text:style-name="CharStyle12"><text:tab/>his dynasty. (He shall build a temple for me, and I will estab­lish his throne for all time.)</text:span></text:p>
          </text:list-item>
          <text:list-item>
            <text:p text:style-name="P271"><text:span text:style-name="CharStyle28"><text:tab/>To him will I be a father, to me he shall be a son,</text:span></text:p>
          </text:list-item>
        </text:list>
        <text:p text:style-name="P93"><text:span text:style-name="CharStyle28">nor will I take back my kindness from him,</text:span></text:p>
        <text:p text:style-name="P93"><text:span text:style-name="CharStyle28">as I took it from him who was before you;</text:span></text:p>
        <text:list xml:id="list214440371220164" text:continue-numbering="true" text:style-name="L22">
          <text:list-item>
            <text:p text:style-name="P272"><text:span text:style-name="CharStyle28"><text:tab/>I will fix him in my house and</text:span></text:p>
          </text:list-item>
        </text:list>
        <text:p text:style-name="P99"><text:span text:style-name="CharStyle28">kingdom for all time, for all time shall his throne be established.’ ”</text:span></text:p>
        <text:list xml:id="list214439970856490" text:continue-numbering="true" text:style-name="L22">
          <text:list-item>
            <text:p text:style-name="P250"><text:span text:style-name="CharStyle12"><text:tab/>Thus did Nathan speak to Da­vid, in terms of all these words and of all this vision.</text:span></text:p>
          </text:list-item>
          <text:list-item>
            <text:p text:style-name="P251"><text:span text:style-name="CharStyle12"><text:tab/>Then king David went in and sat down before the Eternal, say­ing, “Who am </text:span><text:span text:style-name="CharStyle13">1,0</text:span><text:span text:style-name="CharStyle12"> God the Eter­nal, and what is my house, that thou hast brought me thus far?</text:span></text:p>
          </text:list-item>
          <text:list-item>
            <text:p text:style-name="P252"><text:span text:style-name="CharStyle12"><text:tab/>And thou hast reckoned this a small favour, </text:span><text:span text:style-name="CharStyle13">0</text:span><text:span text:style-name="CharStyle12"> God! Thou</text:span></text:p>
          </text:list-item>
        </text:list>
        <text:p text:style-name="P21"><text:span text:style-name="CharStyle12">hast actually spoken of thy servant’s house for ages to come, and . . . What more need 18 David say to thee of this honour to thy humble servant? Thou knowest thy servant, </text:span><text:span text:style-name="CharStyle13">0</text:span><text:span text:style-name="CharStyle12"> Eternal; 19 it is for thy servant’s sake and out of thine own heart that thou hast acted in revealing all this great future. </text:span><text:span text:style-name="CharStyle13">0</text:span><text:span text:style-name="CharStyle12"> Eternal, there 20 is none like thee, no god except thee, that we have ever heard of! And who is like thy people 21 Israel, a unique nation upon earth, whom God went to re­deem to be a people for himself, to win thyself a name by great and terrible exploits, driving out nations before thy people whom thou didst redeem from Egypt? For thou hast made 22 thy people Israel to be thine own people for ever; and thou,</text:span></text:p>
        <text:p text:style-name="P21"><text:span text:style-name="CharStyle12">O Eternal, hast become their God. Now, O Eternal, let thy 23 promise to thy servant and his house be fixed for ever, and do as thou hast said, that thy re- 24 nown may be fixed and great for ever, when men say, ‘The Lord of hosts is the God of Israel, ay a God to Israel,’ and when thy servant David’s house is fixed and firm before thee. For, O my God, thy servant has 23 ventured to pray thus to thee, because thou hast revealed to thy servant that thou wilt build him up a family. O Eternal, </text:span><text:span text:style-name="CharStyle15">26 </text:span><text:span text:style-name="CharStyle12">thou art God, thou hast made this kind promise to thy serv­ant; thou hast been pleased to 27 bless the family of thy servant, that it may continue in thy pres­ence always; thou hast blessed it, O Eternal, and blessed it is for ever!”</text:span></text:p>
        <text:p text:style-name="P68"><text:span text:style-name="CharStyle12">After this David de- -| o feated the Philistines and J-O subdued them; he took Gath and its townships from the Philis-</text:span></text:p>
        <text:list xml:id="list2798521390509811117" text:style-name="L23">
          <text:list-item>
            <text:p text:style-name="P179"><text:span text:style-name="CharStyle12"><text:tab/>tines. He defeated Moab, till the Moabites became subject to David and brought him tribute.</text:span></text:p>
          </text:list-item>
          <text:list-item>
            <text:p text:style-name="P179"><text:span text:style-name="CharStyle12"><text:tab/>Then David defeated Hadadezer king of Zobah at Helam, as he went to set up his trophy of vic-</text:span></text:p>
          </text:list-item>
          <text:list-item>
            <text:p text:style-name="P177"><text:span text:style-name="CharStyle12"><text:tab/>tory on the Euphrates; from him David captured a thousand chariots, seven thousand cav­alry, and twenty thousand in­fantry; David hamstrung all the chariot horses, except enough for a hundred chariots.</text:span></text:p>
          </text:list-item>
          <text:list-item>
            <text:p text:style-name="P177"><text:soft-page-break/><text:span text:style-name="CharStyle12"><text:tab/>When the Aramaeans of Damas­cus came to the aid of Hadad­ezer, king of Zobah, David killed twenty-two thousand Ara-</text:span></text:p>
          </text:list-item>
          <text:list-item>
            <text:p text:style-name="P177"><text:span text:style-name="CharStyle12"><text:tab/>m;eans, and then posted garri­sons among the Aramaeans of Damascus; this made the Ara­maeans subject to David, and they brought him tribute. In­deed, wherever David went, the Eternal gave him victory.</text:span></text:p>
          </text:list-item>
          <text:list-item>
            <text:p text:style-name="P177"><text:span text:style-name="CharStyle12"><text:tab/>David took the golden shields worn by Hadadezer’s officers and brought them to Jerusalem;</text:span></text:p>
          </text:list-item>
          <text:list-item>
            <text:p text:style-name="P177"><text:span text:style-name="CharStyle12"><text:tab/>and from Tibhath and Kun, towns belonging to Hadadezer, David took a very large quan­tity of bronze, which Solomon used to make the tank, the columns, and the articles of bronze.</text:span></text:p>
          </text:list-item>
          <text:list-item>
            <text:p text:style-name="P181"><text:span text:style-name="CharStyle12"><text:tab/>When Tou king of Hamath heard that David had defeated all the forces of Hadadezer king</text:span></text:p>
          </text:list-item>
          <text:list-item>
            <text:p text:style-name="P170"><text:span text:style-name="CharStyle12"><text:tab/>of Zobah, he sent his son Hado- ram to salute king David and congratulate him on fighting and defeating Hadadezer, for Hadad­ezer had been at war with Tou. Hadoram brought with him all sorts of gold, silver, and bronze</text:span></text:p>
          </text:list-item>
          <text:list-item>
            <text:p text:style-name="P170"><text:span text:style-name="CharStyle12"><text:tab/>ware, which king David dedi­cated to the Eternal along with the silver and gold which he had carried off from all nations, from Edom, Moab, the Ammonites, the Philistines, and Amalek.</text:span></text:p>
          </text:list-item>
          <text:list-item>
            <text:p text:style-name="P181"><text:span text:style-name="CharStyle12"><text:tab/>On his way back, David killed</text:span></text:p>
          </text:list-item>
        </text:list>
        <text:p text:style-name="P20"><text:span text:style-name="CharStyle12">eighteen thousand Edomites in the wady of Salt, and posted 13 garrisons throughout Edom, till all the Edomites became subject to David. Wherever David went, the Eternal gave him victory.</text:span></text:p>
        <text:p text:style-name="P71"><text:span text:style-name="CharStyle12">David reigned over all Israel; 14 he himself administered justice and the law to all his people. Joab the son of Zerrnah was in 15 command of the army, Jehosha- phat the son of Ahilud was chan­cellor, Zadok the son of Ahitub 16 and Abimelek the son of Abia- thar were his priests, Shavsha was secretary, Benaiah the son 17 of Jehoiada was in command of the foreign bodyguard, and Da­vid’s sons were his majesty’s lieutenants.</text:span></text:p>
        <text:p text:style-name="P70"><text:span text:style-name="CharStyle12">It was after this that "■ Q Nahash king of the Am- monites died, and his son reigned instead of him. David thought, 2 “I will be kind to Hanun the son of Nahash, since his father was kind to me.” So David sent en­voys to condole with him over his father’s death. But when David’s officers reached the land of the Ammonites, on their way to condole with Hanun, the Am- 3 monite princes said to Hanun, “Do you imagine David is pay­ing respect to your father in sending you this message of sym­pathy? Have not his officers come to explore, to overthrow the country by spying it out?” Then Hanun seized David’s 4 officers, shaved them, cut their robes in two, as far as their waists, and sent them off. News 5 was brought to David of the plight of his men. He sent to meet them—for they were ter­ribly ashamed; “Stay at Jeri­cho,” said the king, “till your beards grow, and then come home.”</text:span></text:p>
        <text:list xml:id="list776367467325301805" text:style-name="L24">
          <text:list-item>
            <text:p text:style-name="P183"><text:span text:style-name="CharStyle12"><text:tab/>When the Ammonites found they had brought themselves into bad odour with David, Ha- nun and the Ammonites sent four hundred and twelve thou­sand five hundred pounds in silver to hire chariots and cav­alry from Mesopotamia, Aram-</text:span></text:p>
          </text:list-item>
          <text:list-item>
            <text:p text:style-name="P183"><text:span text:style-name="CharStyle12"><text:tab/>maacah, and Zobah; they hired thirty-two thousand char­iots, as well as the king of Maa- kah with his men, who came and camped in front of Medeba. Meantime the Ammonites mus­tered from their towns for</text:span></text:p>
          </text:list-item>
          <text:list-item>
            <text:p text:style-name="P138"><text:span text:style-name="CharStyle12"><text:tab/>battle. On hearing this, David despatched Joab and all the</text:span></text:p>
          </text:list-item>
          <text:list-item>
            <text:p text:style-name="P138"><text:span text:style-name="CharStyle12"><text:tab/>army with the veterans. The Ammonites marched out and formed up at the entrance to the town, while the allied kings posted themselves apart in the</text:span></text:p>
          </text:list-item>
        </text:list>
        <text:p text:style-name="P42"><text:span text:style-name="CharStyle12">io<text:tab/>open country. Joab, seeing that he was threatened both in front and in the rear, selected all the picked men of Israel and arrayed them against the Ara-</text:span></text:p>
        <text:p text:style-name="P40"><text:span text:style-name="CharStyle12">n mseans; the rest of the troops he put in charge of his brother Abishai, and they deployed</text:span></text:p>
        <text:list xml:id="list9001291587107032809" text:style-name="L25">
          <text:list-item>
            <text:p text:style-name="P148"><text:span text:style-name="CharStyle12"><text:tab/>against the Ammonites. “If the Aramaeans prove too strong for me,” he said, “you must help me; but if the Ammonites prove too strong for you, then</text:span></text:p>
          </text:list-item>
          <text:list-item>
            <text:p text:style-name="P148"><text:span text:style-name="CharStyle12"><text:tab/>I will come to your aid! Cour­age! Let us play the man for our people and for the towns of our God! And may the Eternal do what he deems right!”</text:span></text:p>
          </text:list-item>
          <text:list-item>
            <text:p text:style-name="P182"><text:span text:style-name="CharStyle12"><text:tab/>So Joab and his force moved forward to face the Aramaeans in fight; they fled before him.</text:span></text:p>
          </text:list-item>
          <text:list-item>
            <text:p text:style-name="P148"><text:span text:style-name="CharStyle12"><text:tab/>Whereupon the Ammonites, seeing that the Aramaeans had fled, fled themselves before his brother Abishai and got inside the town. So Joab marched</text:span></text:p>
          </text:list-item>
          <text:list-item>
            <text:p text:style-name="P148"><text:soft-page-break/><text:span text:style-name="CharStyle12"><text:tab/>back to Jerusalem. But when the Aramaeans saw they had been defeated by Israel, they</text:span></text:p>
          </text:list-item>
        </text:list>
        <text:p text:style-name="P20"><text:span text:style-name="CharStyle12">despatched messengers and brought out the Aramaeans from across the Euphrates, headed by Shophach the general of Hadadezer’s army. When Da- 17 vid was told of this, he mus­tered all Israel, crossed the Jor­dan, and came to Helam, where he drew up in battle array against them. There the Ara- 18 maeans fought, and fled before Israel; David destroyed seven thousand Aramaean chariots and forty thousand of their in­fantry, and killed Shophach the general of their army. When the folk of Hadadezer 19 saw they were defeated by Israel, they made peace with David and became subject to him; nor would the Aramaeans help the Ammonites any more.</text:span></text:p>
        <text:p text:style-name="P70"><text:span text:style-name="CharStyle12">Next spring, at the time </text:span><text:span text:style-name="CharStyle15">syf</text:span><text:span text:style-name="CharStyle12">} of year when kings start on their campaigns, Joab led out the main force and ravaged the land of the Ammonites; he went and besieged Rabbah, while David remained at Jerusalem. Joab stormed Rabbah and sacked it. When David took the golden 2 crown from the head of their idol Milkom, he found that it weighed about a hundred pounds; it contained a jewel, which was placed on David’s head. He also brought away the spoil of the town, a vast amount, and the townsfolk, 3 whom he set to work with saws and iron picks and axes. He did this to all the Ammonite towns. Then David and all the troops returned to Jerusalem.</text:span></text:p>
        <text:p text:style-name="P70"><text:span text:style-name="CharStyle12">After this a fight started with 4 the Philistines at Gezer, where Sibbechai the Hushathite killed Sippai a descendant of the giant- race, and so the Philistines were subdued. There was another 5 fight with the Philistines, when</text:span></text:p>
      </text:section>
      <text:section text:style-name="Sect8" text:name="Section10">
        <text:p text:style-name="P275"><draw:frame draw:style-name="fr7" draw:name="40" text:anchor-type="paragraph" svg:x="2.1661in" svg:y="1.9764in" svg:width="0.2665in" svg:height="0.0161in" draw:z-index="26"><draw:image xlink:href="Pictures/10000000000000280000001B5113C73B.jpg" xlink:type="simple" xlink:show="embed" xlink:actuate="onLoad"/><draw:contour-polygon svg:width="0.2665in" svg:height="0.1764in" svg:viewBox="0 0 677 448" draw:points="0,0 677,0 677,448 0,448" draw:recreate-on-edit="true"/></draw:frame></text:p>
        <text:p text:style-name="P92"><text:span text:style-name="CharStyle12">Elhanan the son of Jair killed Lakmi the brother of Goliath the Gittite, whose spear had a shaft like a weaver’s beam.</text:span></text:p>
        <text:list xml:id="list8861707096062426654" text:style-name="L26">
          <text:list-item>
            <text:p text:style-name="P257"><text:span text:style-name="CharStyle12"><text:tab/>There was another fight at Gath, where a huge man, with six fin­gers on each hand and six toes on each foot, another deseend-</text:span></text:p>
          </text:list-item>
          <text:list-item>
            <text:p text:style-name="P257"><text:span text:style-name="CharStyle12"><text:tab/>ant of the giant-race, defied Israel, but David’s nephew Jon­athan, the son of Shimea, killed</text:span></text:p>
          </text:list-item>
          <text:list-item>
            <text:p text:style-name="P257"><text:span text:style-name="CharStyle12"><text:tab/>him. These were descendants of the giant-race in Gath, and they fell by the hand of David and his officers.</text:span></text:p>
          </text:list-item>
        </text:list>
        <text:p text:style-name="P20"><text:span text:style-name="CharStyle12">Satan now made a move against Israel; he incited</text:span></text:p>
        <text:p text:style-name="P55"><text:span text:style-name="CharStyle12">a David to number Israel. So Da­vid told Joab and the command­ers of the nation to go and num­ber Israel from Beersheba to Dan, and bring him word, that</text:span></text:p>
        <text:list xml:id="list214408584842508" text:style-name="L19">
          <text:list-item>
            <text:p text:style-name="P259"><text:span text:style-name="CharStyle12"><text:tab/>he might know the total. Joab said to the king, “May the Eter­nal make his people a hundred times as large as it is to-day! But is not my lord their king? Are they not all my lord’s serv­ants? Why should my lord the king insist on this? Why should</text:span></text:p>
          </text:list-item>
          <text:list-item>
            <text:p text:style-name="P258"><text:span text:style-name="CharStyle12"><text:tab/>he bring guilt on Israel?” Never­theless the king’s orders over­bore Joab. So Joab retired; he went all over Israel and then</text:span></text:p>
          </text:list-item>
          <text:list-item>
            <text:p text:style-name="P258"><text:span text:style-name="CharStyle12"><text:tab/>came back to Jerusalem. Joab reported to David the total number of the people who had been registered; all in Israel amounted to one million one hundred thousand men-at-arms, while Judah numbered four hundred and seventy thousand</text:span></text:p>
          </text:list-item>
          <text:list-item>
            <text:p text:style-name="P258"><text:span text:style-name="CharStyle12"><text:tab/>men-at-arms. (Joab had not counted Levi and Benjamin among them, for the king’s order was detestable to him.)</text:span></text:p>
          </text:list-item>
          <text:list-item>
            <text:p text:style-name="P260"><text:span text:style-name="CharStyle12"><text:tab/>Now God was displeased at this action; so he struck Israel.</text:span></text:p>
          </text:list-item>
          <text:list-item>
            <text:p text:style-name="P261"><text:span text:style-name="CharStyle12"><text:tab/>Then said David to God, “I have sinned greatly in doing this; pray take away the sin of</text:span></text:p>
          </text:list-item>
        </text:list>
        <text:p text:style-name="P20"><text:span text:style-name="CharStyle12">thy servant, for I have done a senseless deed!” The Eternal </text:span><text:span text:style-name="CharStyle13">9 </text:span><text:span text:style-name="CharStyle12">said to Gad, David’s seer, “Go io and tell David that this is what the Eternal says: ‘I put three things before you; choose one of them to befall you.’” So Gad </text:span><text:span text:style-name="CharStyle14">ii </text:span><text:span text:style-name="CharStyle12">went and told David that the Eternal said, “Take what you please: three years of famine, is three months of defeat at the hand of your foes, while they chase you and cut you down, or three days of the Eternal’s own sword, pestilence in the land and the angel of the Eternal dealing death all over Israel. Consider,” said Gad, “what answer I am to take to him who sent me.” “I am in a terrible 13 difficulty,” said David to Gad; “however, let me fall into the hands of the Eternal (for his mercies are many), not into the hands of men.”</text:span></text:p>
        <text:p text:style-name="P47"><text:span text:style-name="CharStyle12">So the Eternal sent a pesti- 14 lence upon Israel, and Israel lost seventy thousand men. God 13 even sent an angel to destroy Jerusalem; but, as he was on the point of destroying it, the Eter­nal looked and changed his mind about the punishment; he said to the destroying angel, “Enough! hold your hand!” The angel of the Eternal was standing beside the threshing-floor of Oman the Jebusite, and when David raised 16 his eyes, he saw the angel of the Eternal in mid-air, holding a drawn sword over Jerusalem. Then David and the sheikhs, clothed in sackcloth, dropped on their faces, and David said to 17 God, “Was it not I who ordered the people to be numbered? It was I who sinned, I who acted so wickedly! But these poor creatures, what have they done? Let thine hand, O Eternal my God, be against me and against</text:span></text:p>
      </text:section>
      <text:section text:style-name="Sect2" text:name="Section11">
        <text:p text:style-name="P3"/>
        <text:p text:style-name="P3"/>
        <text:p text:style-name="P3"/>
        <text:p text:style-name="P3"/>
        <text:p text:style-name="P3"/>
        <text:p text:style-name="P38"/>
        <text:p text:style-name="P1"><text:soft-page-break/></text:p>
      </text:section>
      <text:section text:style-name="Sect9" text:name="Section12">
        <text:p text:style-name="P4"><draw:frame draw:style-name="fr2" draw:name="41" text:anchor-type="paragraph" svg:x="2.2228in" svg:y="0.1465in" svg:width="2.1866in" draw:z-index="27"><draw:text-box fo:min-height="2.35in"><text:p text:style-name="P78"><text:span text:style-name="CharStyle36">Of </text:span><text:span text:style-name="CharStyle36"><text:span text:style-name="T1">e</text:span></text:span><text:span text:style-name="CharStyle36">the</text:span><text:span text:style-name="CharStyle36"><text:span text:style-name="T1">D</text:span></text:span><text:span text:style-name="CharStyle36">T°rin</text:span><text:span text:style-name="CharStyle36"><text:span text:style-name="T1">a H</text:span></text:span><text:span text:style-name="CharStyle36">r</text:span><text:span text:style-name="CharStyle36"><text:span text:style-name="T1">hm</text:span></text:span><text:span text:style-name="CharStyle36">°</text:span><text:span text:style-name="CharStyle36"><text:span text:style-name="T1">nite</text:span></text:span><text:span text:style-name="CharStyle36">’.</text:span></text:p><text:p text:style-name="P25"><text:span text:style-name="CharStyle37">I no, who once wielded</text:span></text:p><text:p text:style-name="P75"><text:span text:style-name="CharStyle37">men</text:span><text:span text:style-name="CharStyle37"><text:span text:style-name="T1">P</text:span></text:span><text:span text:style-name="CharStyle37">wh </text:span><text:span text:style-name="CharStyle37"><text:span text:style-name="T1">aga</text:span></text:span><text:span text:style-name="CharStyle37">'</text:span><text:span text:style-name="CharStyle37"><text:span text:style-name="T1">nst</text:span></text:span><text:span text:style-name="CharStyle37"> ,</text:span><text:span text:style-name="CharStyle37"><text:span text:style-name="T1">three</text:span></text:span><text:span text:style-name="CharStyle37"> hundred</text:span></text:p><text:list xml:id="list2972833564447001065" text:style-name="L27"><text:list-item><text:p text:style-name="P273"><text:span text:style-name="CharStyle38"><text:tab/>“me TV , n- </text:span><text:span text:style-name="CharStyle38"><text:span text:style-name="T1">slew ali at</text:span></text:span><text:span text:style-name="CharStyle38"> one </text:span><text:span text:style-name="CharStyle39">the soATn</text:span><text:span text:style-name="CharStyle39"><text:span text:style-name="T1">1</text:span></text:span><text:span text:style-name="CharStyle39">? </text:span><text:span text:style-name="CharStyle39"><text:span text:style-name="T1">Came Eleaz</text:span></text:span><text:span text:style-name="CharStyle39">ar</text:span></text:p></text:list-item><text:list-item><text:p text:style-name="P262"><text:span text:style-name="CharStyle41"><text:tab/>one </text:span><text:span text:style-name="CharStyle37">of the Trio'VfaightJhe</text:span></text:p></text:list-item></text:list><text:p text:style-name="P76"><text:span text:style-name="CharStyle37">ground in the field kent</text:span></text:p><text:p text:style-name="P77"><text:span text:style-name="CharStyle37">fhe</text:span><text:span text:style-name="CharStyle37"><text:span text:style-name="T1">C</text:span></text:span><text:span text:style-name="CharStyle37"> Et</text:span><text:span text:style-name="CharStyle37"><text:span text:style-name="T1">and</text:span></text:span><text:span text:style-name="CharStyle37"> </text:span><text:span text:style-name="CharStyle42">l</text:span><text:span text:style-name="CharStyle42"><text:span text:style-name="T1">Skw the</text:span></text:span><text:span text:style-name="CharStyle37"> Philistines; 10 </text:span><text:span text:style-name="CharStyle37"><text:span text:style-name="T1">Etc</text:span></text:span><text:span text:style-name="CharStyle37">.</text:span><text:span text:style-name="CharStyle37"><text:span text:style-name="T1">rnal sa</text:span></text:span><text:span text:style-name="CharStyle37">ved them bv a </text:span><text:span text:style-name="CharStyle37"><text:span text:style-name="T1">9 g</text:span></text:span><text:span text:style-name="CharStyle37">[</text:span><text:span text:style-name="CharStyle37"><text:span text:style-name="T1">eat</text:span></text:span><text:span text:style-name="CharStyle37"> victory. Such were ex</text:span></text:p><text:p text:style-name="P95"><text:span text:style-name="CharStyle37">ao </text:span><text:span text:style-name="CharStyle37"><text:span text:style-name="T1">P</text:span></text:span><text:span text:style-name="CharStyle37"> u- ?</text:span><text:span text:style-name="CharStyle37"><text:span text:style-name="T1">f</text:span></text:span><text:span text:style-name="CharStyle37">-</text:span><text:span text:style-name="CharStyle37"><text:span text:style-name="T1">the </text:span></text:span><text:span text:style-name="CharStyle42"><text:span text:style-name="T1">Trio</text:span></text:span><text:span text:style-name="CharStyle37"> of</text:span></text:p></draw:text-box></draw:frame><draw:frame draw:style-name="fr2" draw:name="42" text:anchor-type="paragraph" svg:x="3.8693in" svg:y="0in" svg:width="1.2535in" draw:z-index="28"><draw:text-box fo:min-height="0.1953in"><text:h text:style-name="P264" text:outline-level="4"><text:bookmark-start text:name="bookmark2"/><text:span text:style-name="CharStyle45">l</text:span><text:span text:style-name="CharStyle44"> CHRONICLES </text:span><text:span text:style-name="CharStyle45">11</text:span><text:bookmark-end text:name="bookmark2"/></text:h></draw:text-box></draw:frame><draw:frame draw:style-name="fr2" draw:name="43" text:anchor-type="paragraph" svg:x="4.4626in" svg:y="0.2465in" svg:width="1.8264in" draw:z-index="29"><draw:text-box fo:min-height="0.5264in"><text:p text:style-name="P26"><text:span text:style-name="CharStyle37">their way down to the crae- t,</text:span></text:p></draw:text-box></draw:frame><draw:frame draw:style-name="fr2" draw:name="44" text:anchor-type="paragraph" svg:x="4.3957in" svg:y="0.9071in" svg:width="1.8598in" draw:z-index="30"><draw:text-box fo:min-height="1.4453in"><text:h text:style-name="P265" text:outline-level="1"><text:bookmark-start text:name="bookmark3"/><text:span text:style-name="CharStyle47">««hoid. „</text:span><text:span text:style-name="CharStyle47"><text:span text:style-name="T2">d</text:span></text:span><text:span text:style-name="CharStyle47"><text:span text:style-name="T1">u</text:span></text:span><text:span text:style-name="CharStyle47"><text:tab/>&gt;.</text:span><text:bookmark-end text:name="bookmark3"/></text:h><text:p text:style-name="P85"><text:span text:style-name="CharStyle37">heS </text:span><text:span text:style-name="CharStyle37"><text:span text:style-name="T1">le</text:span></text:span><text:span text:style-name="CharStyle37">r)/v</text:span><text:span text:style-name="CharStyle37"><text:span text:style-name="T2">I</text:span></text:span><text:span text:style-name="CharStyle37"><text:span text:style-name="T1">r,SOn</text:span></text:span><text:span text:style-name="CharStyle37">.</text:span><text:span text:style-name="CharStyle37"><text:span text:style-name="T2">I</text:span></text:span><text:span text:style-name="CharStyle37"> </text:span><text:span text:style-name="CharStyle37"><text:span text:style-name="T1">at</text:span></text:span><text:span text:style-name="CharStyle37"> B?th</text:span><text:span text:style-name="CharStyle48">le </text:span><text:span text:style-name="CharStyle42">“Oh</text:span><text:span text:style-name="CharStyle37"> if </text:span><text:span text:style-name="CharStyle37"><text:span text:style-name="T1">Vld saK</text:span></text:span><text:span text:style-name="CharStyle37"> longingly yh if someone would </text:span><text:span text:style-name="CharStyle42">onh</text:span></text:p><text:p text:style-name="P34"><text:span text:style-name="CharStyle50">^hlehem^he^U</text:span></text:p></draw:text-box></draw:frame></text:p>
        <text:p text:style-name="P4"/>
        <text:p text:style-name="P4"/>
        <text:p text:style-name="P4"/>
        <text:p text:style-name="P4"/>
        <text:p text:style-name="P4"/>
        <text:p text:style-name="P4"/>
        <text:p text:style-name="P4"/>
        <text:p text:style-name="P5"/>
        <text:p text:style-name="P1"/>
      </text:section>
      <text:section text:style-name="Sect10" text:name="Section13">
        <text:p text:style-name="P255"><text:span text:style-name="CharStyle12">my father’s house, not against my people, to plague them.”</text:span></text:p>
        <text:list xml:id="list214407467965284" text:style-name="L22">
          <text:list-item>
            <text:p text:style-name="P227"><text:span text:style-name="CharStyle12"><text:tab/>Then the angel of the Eternal ordered Gad to tell David to go up and erect an altar to the Eternal at the threshing-floor</text:span></text:p>
          </text:list-item>
          <text:list-item>
            <text:p text:style-name="P204"><text:span text:style-name="CharStyle12"><text:tab/>of Oman the Jebusite. At the bidding of Gad, who spoke in the name of the Eternal, David did</text:span></text:p>
          </text:list-item>
          <text:list-item>
            <text:p text:style-name="P198"><text:span text:style-name="CharStyle12"><text:tab/>go up. When Oman turned round, he saw the angel; and his four sons who were with him hid themselves. Oman was</text:span></text:p>
          </text:list-item>
          <text:list-item>
            <text:p text:style-name="P198"><text:span text:style-name="CharStyle12"><text:tab/>threshing wheat; and, as David approached him, Oman looked out, and when he saw David he went outside the threshing-floor and bowed to the king with his</text:span></text:p>
          </text:list-item>
          <text:list-item>
            <text:p text:style-name="P198"><text:span text:style-name="CharStyle12"><text:tab/>face to the ground. Then said David to Oman, “Let me have the site of this threshing-floor in order to build an altar to the Eternal, that the plague may be averted from the people. You must take the full price for it.”</text:span></text:p>
          </text:list-item>
        </text:list>
        <text:p text:style-name="P43"><text:span text:style-name="CharStyle12">33 “Take it as your own,” said Oman; “let my lord the king do whatever he pleases. Here I give you the oxen for burnt- offerings; and the threshing- sledges for wood, and the wheat for the cereal-offering: I give</text:span></text:p>
        <text:list xml:id="list214408951492753" text:style-name="L15">
          <text:list-item>
            <text:p text:style-name="P223"><text:span text:style-name="CharStyle12"><text:tab/>you them all.” “No, indeed,” said king David to Oman; “I will buy it for its full price; I will not take what belongs to you for the Eternal, nor offer a burnt-offering that has cost me</text:span></text:p>
          </text:list-item>
          <text:list-item>
            <text:p text:style-name="P223"><text:span text:style-name="CharStyle12"><text:tab/>nothing.” So David gave Or- nan a thousand golden guineas</text:span></text:p>
          </text:list-item>
          <text:list-item>
            <text:p text:style-name="P223"><text:span text:style-name="CharStyle12"><text:tab/>for the site; and there David built an altar for the Eternal, and offered burnt-offerings and recompense-offerings, worship­ping the Eternal, who answered him from heaven with fire upon</text:span></text:p>
          </text:list-item>
          <text:list-item>
            <text:p text:style-name="P223"><text:span text:style-name="CharStyle12"><text:tab/>the altar of burnt-offering. Then at the bidding of the Eternal, the angel sheathed his sword again.</text:span></text:p>
          </text:list-item>
          <text:list-item>
            <text:p text:style-name="P228"><text:span text:style-name="CharStyle12"><text:tab/>Then it was, as David saw that the Eternal had answered his</text:span></text:p>
          </text:list-item>
        </text:list>
        <text:p text:style-name="P21"><text:span text:style-name="CharStyle12">sacrifice at the threshing-floor of Oman the Jebusite (for although 29 the tent of the Eternal, made by Moses in the desert, and the altar of burnt-offering were then on the height at Gibeon, David could not approach them 30 to consult God there, he was so terrified of the sword of the angel of the Eternal), that Da­vid declared, “This is to be </text:span><text:span text:style-name="CharStyle15">eye) </text:span><text:span text:style-name="CharStyle12">the house of God the Eter- nal, this is to be the altar of burnt-offering for Israel!” So 2 David had all the aliens in the land of Israel collected, and he set masons to hew cut stones for building the house of God; Da- 3 vid prepared plenty of iron to make nails for the doors of the gates, and clamps; also plenty of bronze, without weighing it, and 4 innumerable cedar-trees—for the Sidonians and Tyrians brought plenty of cedar-trees to David. David reflected, “As Solomon 5 my son is young and inexperi­enced, and as the house which is to be built for the Eternal must be incomparably magnifi­cent, far-famed, and glorious throughout all lands, I must make preparations for it.” So David made ample preparations before he died.</text:span></text:p>
        <text:p text:style-name="P71"><text:span text:style-name="CharStyle12">Then he summoned Solomon 6 his son and charged him to build a house for the Eternal the God of Israel, saying to Solomon, “My son, I myself intended to 7 build a temple for the Eternal my God. But the word of the 8 Eternal came to me, ‘You have shed much blood, you have waged great wars; you shall not build me a temple, because you have shed so much blood on earth under my eyes. No, a son 9 shall be born to you who shall be a man of peace; I will grant him solace from all his enemies</text:span></text:p>
      </text:section>
      <text:section text:style-name="Sect11" text:name="Section14">
        <text:p text:style-name="P194"><text:span text:style-name="CharStyle12">round about, for his name shall be “Solomon,” and during his reign I will grant Israel solace</text:span></text:p>
        <text:p text:style-name="P41"><text:span text:style-name="CharStyle12">io<text:tab/>and quiet; he shall build me a temple; he shall be a son to me and I will be a father to him and establish his royal throne over</text:span></text:p>
        <text:p text:style-name="P40"><text:span text:style-name="CharStyle12">ix Israel for all time.’ Now, my son, may the Eternal be with you, that you may succeed in building the temple of the Eter­nal your God, as he has directed</text:span></text:p>
        <text:p text:style-name="P40"><text:span text:style-name="CharStyle12">is you! Only may the Eternal grant you discretion and insight, as you are put in charge of Is­rael, so that you may obey the law of the Eternal your God.</text:span></text:p>
        <text:list xml:id="list214407379675479" text:style-name="L23">
          <text:list-item>
            <text:p text:style-name="P149"><text:span text:style-name="CharStyle12"><text:tab/>If you are mindful to carry out the rules and regulations laid down for Israel by Moses at the bidding of the Eternal, you will succeed. Be firm and brave; never be daunted or dismayed.</text:span></text:p>
          </text:list-item>
          <text:list-item>
            <text:p text:style-name="P163"><text:span text:style-name="CharStyle12"><text:tab/>Here have I prepared, with great pains, nine million six hundred thousand pounds’ weight of gold, ninety-six mil­lion pounds’ weight of silver, and bronze and iron past all weighing for their amount; timber and stones I have also supplied, and you may add to</text:span></text:p>
          </text:list-item>
          <text:list-item>
            <text:p text:style-name="P278"><text:span text:style-name="CharStyle30"><text:tab/>them. Besides, you have plenty of workmen, masons, carpenters, and all manner of skilled trades-</text:span></text:p>
          </text:list-item>
          <text:list-item>
            <text:p text:style-name="P163"><text:span text:style-name="CharStyle12"><text:tab/>men. Thereisnoendof gold, silver, bronze,andiron. Set to work,and may the Eternal be with you!”</text:span></text:p>
          </text:list-item>
          <text:list-item>
            <text:p text:style-name="P184"><text:span text:style-name="CharStyle12"><text:tab/>David also ordered all the au­thorities of Israel to help Solo-</text:span></text:p>
          </text:list-item>
          <text:list-item>
            <text:p text:style-name="P149"><text:span text:style-name="CharStyle12"><text:tab/>mon his son. “Is not the Eternal your God with you?” he asked. “Has he not granted you peace on every side? He has put the nations into my power, till the country lies subdued before the</text:span></text:p>
          </text:list-item>
          <text:list-item>
            <text:p text:style-name="P163"><text:span text:style-name="CharStyle12"><text:tab/>Eternal and his people. Make up your minds to revere the Eternal your God; set about building the sanctuary of God the Eternal, that you may hring</text:span></text:p>
          </text:list-item>
        </text:list>
        <text:p text:style-name="P90"><text:span text:style-name="CharStyle12">the ark of the compact of the Eternal and the sacred vessels of God into the temple that is to be built for the Eternal.”</text:span></text:p>
        <text:p text:style-name="P61"><text:span text:style-name="CharStyle12">When David grew old, </text:span><text:span text:style-name="CharStyle15">(j</text:span><text:span text:style-name="CharStyle12"> Q after a full life, he made Solomon his son king over Israel, 2 and summoned all the authori­ties of Israel, with the priests and the Levites. The Levites 3 were registered from thirty years and upwards, and the total num­ber of their males was thirty- eight thousand, twenty-four 4 thousand having to superintend the work of building the temple of the Eternal, six thousand act­ing as sheriffs and judges, four 5 thousand as warders, and four thousand praising the Eternal on “the musical instruments which I have made,” said David, “for the service of praise.” David arranged them 6 in divisions, after Gershom, Kohath, and Merari, the sons of Levi.</text:span></text:p>
        <text:p text:style-name="P61"><text:span text:style-name="CharStyle12">The Gershomites were Ladan 7 and Shimei; Ladan’s three sons 8 were Jehiel, the eldest, Zetham, 9 and Joel, while Shimei’s three sons were Shelomoth, Haziel, 10 and Haran; Shelomoth had four sons, Jahath, Ziza, Jeush, and Beriah; Jahath was the eldest, n Ziza the second son, but as Jeush and Beriah had not many sons they were counted together as a single family.</text:span></text:p>
        <text:p text:style-name="P61"><text:span text:style-name="CharStyle12">The Kohathites were four in 12 number, Amram, Izhar, Hebron, and Uzziel. Amram’s sons were 13 Aaron and Moses; Aaron was set apart for a specially sacred con­secration, that he and his sons should for all time burn incense before the Eternal, serving him, and in his name pronouncing the blessing for all time. As for 14 Moses the man of God, his sons were reckoned among the clan of</text:span></text:p>
      </text:section>
      <text:section text:style-name="Sect12" text:name="Section15">
        <text:list xml:id="list214408142925115" text:style-name="L20">
          <text:list-item>
            <text:p text:style-name="P191"><text:span text:style-name="CharStyle12"><text:tab/>Levi. The sons of Moses were</text:span></text:p>
          </text:list-item>
          <text:list-item>
            <text:p text:style-name="P159"><text:span text:style-name="CharStyle12"><text:tab/>Gershom and Eliezer; Gershom’s</text:span></text:p>
          </text:list-item>
          <text:list-item>
            <text:p text:style-name="P150"><text:span text:style-name="CharStyle12"><text:tab/>eldest son was Shubael, and Eliezer’s son was Rehabiah (a headman); Eliezer had no other sons, but Rehabiah had a large</text:span></text:p>
          </text:list-item>
          <text:list-item>
            <text:p text:style-name="P150"><text:span text:style-name="CharStyle12"><text:tab/>number. Izhar’s son was Shelo-</text:span></text:p>
          </text:list-item>
          <text:list-item>
            <text:p text:style-name="P162"><text:span text:style-name="CharStyle12"><text:tab/>moth (a headman); Hebron’s sons were Jeriah, the eldest, Amariah the second, Jahaziel the third, and Jekameam the</text:span></text:p>
          </text:list-item>
          <text:list-item>
            <text:p text:style-name="P111"><text:span text:style-name="CharStyle12"><text:tab/>fourth; Uzziel’s sons were Micah the eldest and Isshiah the sec­ond.</text:span></text:p>
          </text:list-item>
          <text:list-item>
            <text:p text:style-name="P133"><text:span text:style-name="CharStyle12"><text:tab/>The Merarites were Mahli and Mushi; Mahli’s sons were Elea-</text:span></text:p>
          </text:list-item>
          <text:list-item>
            <text:p text:style-name="P111"><text:span text:style-name="CharStyle12"><text:tab/>zar and Kish; Eleazar died, leav­ing no sons, only daughters, who were married to their cousins the</text:span></text:p>
          </text:list-item>
          <text:list-item>
            <text:p text:style-name="P111"><text:span text:style-name="CharStyle12"><text:tab/>sons of Kish. Mushi’s three sons were Mahli, Eder, and Jere- moth.</text:span></text:p>
          </text:list-item>
          <text:list-item>
            <text:p text:style-name="P133"><text:span text:style-name="CharStyle12"><text:tab/>Such were the Levites by fami­lies, the headmen among those who were registered individually, who worked in the service of the temple of the Eternal, from twenty years and upwards.</text:span></text:p>
          </text:list-item>
          <text:list-item>
            <text:p text:style-name="P129"><text:span text:style-name="CharStyle12"><text:tab/>(For David said, “The Eternal the God of Israel has granted peace to his people, and he now dwells in Jerusalem for all time;</text:span></text:p>
          </text:list-item>
          <text:list-item>
            <text:p text:style-name="P121"><text:span text:style-name="CharStyle12"><text:tab/>the Levites no longer require to carry the tent or any of the articles needed for its service.”)</text:span></text:p>
          </text:list-item>
          <text:list-item>
            <text:p text:style-name="P121"><text:span text:style-name="CharStyle12"><text:tab/>For by the last orders of David the Levites were registered from twenty years and upwards.</text:span></text:p>
          </text:list-item>
          <text:list-item>
            <text:p text:style-name="P121"><text:span text:style-name="CharStyle12"><text:tab/>Their duty was to attend the sons of Aaron in the service of the temple of the Eternal, look­ing after the courts and the chambers and the cleansing of all that was sacred, also, in the service of the temple of God,</text:span></text:p>
          </text:list-item>
          <text:list-item>
            <text:p text:style-name="P121"><text:span text:style-name="CharStyle12"><text:tab/>caring for the bread of the Presence, the flour for cereal- offerings, either unleavened wa­fers or cakes baked on the grid­dle or pastry, and looking after all the weights and measures,</text:span></text:p>
          </text:list-item>
        </text:list>
        <text:p text:style-name="P20"><text:span text:style-name="CharStyle12">standing every morning and 30 evening to thank and praise the Eternal, and presiding before 31 the Eternal for all time at every burnt-offering to the Eternal, as prescribed in due number on the sabbaths, at the new moon, and on the standing festivals; they 32 had charge of the Trysting tent, of the sacred ritual, and of all that their fellows the sons of Aaron required to have done in the service of the temple of the Eternal.</text:span></text:p>
        <text:p text:style-name="P44"><text:span text:style-name="CharStyle12">As for the divisions of 94 the sons of Aaron—the sons of Aaron were Nadab, Abihu, Eleazar, and Ithamar. Nadab and Abihu died before 3 their father, leaving no children; so Eleazar and Ithamar dis­charged the priestly office. Da- 3 vid, assisted by Zadok, a son of Eleazar, and Abimelek, a son of Ithamar, divided the Aaronites by the following arrangement.</text:span></text:p>
        <text:p text:style-name="P20"><text:span text:style-name="CharStyle12">As it was found that there were 4 more headmen belonging to the sons of Eleazar than to the sons of Ithamar, the sons of Eleazar were assigned sixteen divisions, and the sons of Ithamar eight; they were classified equally by 5 lot, for authorities of the sanc­tuary and authorities of God were drawn from both the sons of Eleazar and the sons of Itha­mar; Shemaiah the son of Ne- 6 thanel the scribe (he was a Levite) wrote down their names in presence of the king, the authorities, Zadok the priest, Abimelek the son of Abiathar, and the headmen of the families of priests and Levites, a family being drawn alternately for the sons of Eleazar and for the sons of Ithamar. The first lot fell 7 to Jehoiarib, the second to Je- daiah, the third to Harim, the 8 fourth to Seorim, the fifth to 9</text:span></text:p>
      </text:section>
      <text:section text:style-name="Sect13" text:name="Section16">
        <text:list xml:id="list214408960672893" text:style-name="L24">
          <text:list-item>
            <text:p text:style-name="P192"><text:span text:style-name="CharStyle12"><text:tab/>Malchijah, the sixth to Mijamin, the seventh to Hakkoz, the eighth to Abijah, the ninth to</text:span></text:p>
          </text:list-item>
          <text:list-item>
            <text:p text:style-name="P151"><text:span text:style-name="CharStyle12"><text:tab/>Jeshua, the tenth to Shecaniah,</text:span></text:p>
          </text:list-item>
          <text:list-item>
            <text:p text:style-name="P151"><text:span text:style-name="CharStyle12"><text:tab/>the eleventh to Eliashib, the</text:span></text:p>
          </text:list-item>
          <text:list-item>
            <text:p text:style-name="P151"><text:span text:style-name="CharStyle12"><text:tab/>twelfth to Jakim, the thirteenth to Huppah, the fourteenth to</text:span></text:p>
          </text:list-item>
          <text:list-item>
            <text:p text:style-name="P164"><text:span text:style-name="CharStyle12"><text:tab/>Jeshebeab, the fifteenth to Bil-</text:span></text:p>
          </text:list-item>
          <text:list-item>
            <text:p text:style-name="P164"><text:span text:style-name="CharStyle12"><text:tab/>gah, the sixteenth to Immer, the seventeenth to Hezir, the eight-</text:span></text:p>
          </text:list-item>
          <text:list-item>
            <text:p text:style-name="P164"><text:span text:style-name="CharStyle12"><text:tab/>eenth to Happizzez, the nine­teenth to Pethahiah, the twen­tieth to Jehezkel.the twenty-first</text:span></text:p>
          </text:list-item>
          <text:list-item>
            <text:p text:style-name="P164"><text:span text:style-name="CharStyle12"><text:tab/>to Jachin, the twenty-second to</text:span></text:p>
          </text:list-item>
          <text:list-item>
            <text:p text:style-name="P164"><text:span text:style-name="CharStyle12"><text:tab/>Gamul, the twenty-third to Delaiah, and the twenty-fourth</text:span></text:p>
          </text:list-item>
          <text:list-item>
            <text:p text:style-name="P164"><text:span text:style-name="CharStyle12"><text:tab/>to Maaziah. Such was their or­der for coining on duty in the temple of the Eternal, to serve as prescribed by their ancestor Aaron, in terms of what the Eternal the God of Israel had commanded him.</text:span></text:p>
          </text:list-item>
          <text:list-item>
            <text:p text:style-name="P174"><text:span text:style-name="CharStyle12"><text:tab/>The rest of the Levites were: Shubael a son of Amram, Jeh-</text:span></text:p>
          </text:list-item>
          <text:list-item>
            <text:p text:style-name="P122"><text:span text:style-name="CharStyle12"><text:tab/>deiah a son of Shubael, Isshiah (the headman) a son of Reha- biah, Shelomoth an Izharite,</text:span></text:p>
          </text:list-item>
          <text:list-item>
            <text:p text:style-name="P122"><text:span text:style-name="CharStyle12"><text:tab/>and Jahath a son of Shelomoth;</text:span></text:p>
          </text:list-item>
          <text:list-item>
            <text:p text:style-name="P122"><text:span text:style-name="CharStyle12"><text:tab/>Jeriah the eldest, Amariah the second, Jahaziel the third, and Jekameam the fourth, sons of</text:span></text:p>
          </text:list-item>
          <text:list-item>
            <text:p text:style-name="P112"><text:span text:style-name="CharStyle12"><text:tab/>Hebron; Micah a son of Uzziel,</text:span></text:p>
          </text:list-item>
          <text:list-item>
            <text:p text:style-name="P112"><text:span text:style-name="CharStyle12"><text:tab/>Shamir a son of Micah, Isshiah the brother of Micah, and Zech-</text:span></text:p>
          </text:list-item>
          <text:list-item>
            <text:p text:style-name="P112"><text:span text:style-name="CharStyle12"><text:tab/>arlah a son of Isshiah; Mahli and Mushi and the family of</text:span></text:p>
          </text:list-item>
          <text:list-item>
            <text:p text:style-name="P112"><text:span text:style-name="CharStyle12"><text:tab/>Uzziah, Merarites, the family of Uzziah being Bani, Shoham,</text:span></text:p>
          </text:list-item>
          <text:list-item>
            <text:p text:style-name="P112"><text:span text:style-name="CharStyle12"><text:tab/>Zakkur, and Ibri, Mahli’s sons being Eleazar (who left no sons)</text:span></text:p>
          </text:list-item>
          <text:list-item>
            <text:p text:style-name="P112"><text:span text:style-name="CharStyle12"><text:tab/>and Kish (the father of Jerah-</text:span></text:p>
          </text:list-item>
          <text:list-item>
            <text:p text:style-name="P112"><text:span text:style-name="CharStyle12"><text:tab/>meel), and Mushi’s sons being Mahli, Eder, and Jerimoth. These were the Levites by their</text:span></text:p>
          </text:list-item>
          <text:list-item>
            <text:p text:style-name="P112"><text:soft-page-break/><text:span text:style-name="CharStyle12"><text:tab/>families. They too, like their fellows the Aaronites, cast lots in presence of David the king, Zadok, Abimelek, and the head­men of the priests of the Levites, the eldest and head of the house</text:span></text:p>
          </text:list-item>
        </text:list>
        <text:p text:style-name="P91"><text:span text:style-name="CharStyle12">casting lots like his younger brother.</text:span></text:p>
        <text:p text:style-name="P44"><text:span text:style-name="CharStyle12">David and the authori- </text:span><text:span text:style-name="CharStyle15">ey</text:span><text:span text:style-name="CharStyle12"> e* ties of the temple service also set apart some of the sons of Asaph, Heman, and Jeduthun, to prophesy on lyres, lutes, and cymbals. The number of those who performed this duty in the musical service was as follows.</text:span></text:p>
        <text:p text:style-name="P44"><text:span text:style-name="CharStyle12">Of the Asaphites, Zakkur, 2 Joseph, Nethaniah, and Asare- lah, as directed by Asaph, who prophesied at the bidding of the king; of the sons of Jeduthun, 3 Gedaliah, Izri, Jeshaiah, Hasha- blah, Shimei, and Mattithiah, these six as directed by their father Jeduthun, who prophe­sied on the lyre, thanking and praising the Eternal thus:</text:span></text:p>
        <text:p text:style-name="P86"><text:span text:style-name="CharStyle28">Be gracious to me, Lord, be 4 gracious to me,</text:span></text:p>
        <text:p text:style-name="P86"><text:span text:style-name="CharStyle28">thou art my God whom I exalt and extol;</text:span></text:p>
        <text:p text:style-name="P48"><text:span text:style-name="CharStyle28">thou art my help in hardship,</text:span></text:p>
        <text:p text:style-name="P86"><text:span text:style-name="CharStyle28">Oh grant me many a vision of thyself!</text:span></text:p>
        <text:p text:style-name="P46"><text:span text:style-name="CharStyle12">Of the Hemanites, Bukkiah, Mattaniah, Uzziel, Shubael, and Jerimoth, all sons of Heman the 5 king’s seer in matters spiritual (God gave Heman fourteen sons and three daughters). All these 6 were under the directions of their fathers for the service of praise in the temple of the Eter­nal, playing cymbals, lutes, and lyres in the service of God’s temple, while Asaph, Jeduthun, and Heman themselves were at the bidding of the king.</text:span></text:p>
        <text:p text:style-name="P45"><text:span text:style-name="CharStyle12">Their total number, including 7 all their fellows who were spe­cially trained singers for the Eternal, amounted to two hun­dred and eighty-eight. They cast 8 lots for their duties, all equally, young and old, trained and un­trained. The first lot fell to Jo- 9 seph, an Asaphite, the second to</text:span></text:p>
      </text:section>
      <text:section text:style-name="Sect2" text:name="Section17">
        <text:p text:style-name="P3"/>
        <text:p text:style-name="P3"/>
        <text:p text:style-name="P3"/>
        <text:p text:style-name="P39"/>
        <text:p text:style-name="P1"/>
      </text:section>
      <text:section text:style-name="Sect14" text:name="Section18">
        <text:p text:style-name="P98"><text:span text:style-name="CharStyle13">456</text:span><text:span text:style-name="CharStyle12"><text:tab/>1 CHRONICLES 4</text:span></text:p>
      </text:section>
      <text:section text:style-name="Sect2" text:name="Section19">
        <text:p text:style-name="P6"/>
        <text:p text:style-name="P1"/>
      </text:section>
      <text:section text:style-name="Sect15" text:name="Section20">
        <text:list xml:id="list4041005790884849615" text:style-name="L28">
          <text:list-item>
            <text:p text:style-name="P139"><text:span text:style-name="CharStyle12"><text:tab/>These six were born to him at Hebron, where he reigned for seven years and six months. At Jerusalem he reigned for</text:span></text:p>
          </text:list-item>
          <text:list-item>
            <text:p text:style-name="P139"><text:span text:style-name="CharStyle12"><text:tab/>thirty-three years, and at Jeru­salem there were born to him Shimea, Shobab, Nathan, and Solomon (these four being the sons of Bathshua the daugh-</text:span></text:p>
          </text:list-item>
          <text:list-item>
            <text:p text:style-name="P139"><text:span text:style-name="CharStyle12"><text:tab/>ter of Ammiel), with Ibhar,</text:span></text:p>
          </text:list-item>
          <text:list-item>
            <text:p text:style-name="P139"><text:soft-page-break/><text:span text:style-name="CharStyle12"><text:tab/>Elishua, Nepheg, Japhia, Elish-</text:span></text:p>
          </text:list-item>
          <text:list-item>
            <text:p text:style-name="P139"><text:span text:style-name="CharStyle12"><text:tab/>ama, Baaljoda, and Eliphelet.</text:span></text:p>
          </text:list-item>
          <text:list-item>
            <text:p text:style-name="P139"><text:span text:style-name="CharStyle12"><text:tab/>All these were sons of David, in addition to the sons of his con­cubines; and Tamar was their sister.</text:span></text:p>
          </text:list-item>
          <text:list-item>
            <text:p text:style-name="P143"><text:span text:style-name="CharStyle12"><text:tab/>Solomon was the father of Re- lioboam, Rehoboam of Abijah, Abijah of Asa, Asa of Jehosha- phat, Jehoshaphat of </text:span><text:span text:style-name="CharStyle52">Joram</text:span></text:p>
          </text:list-item>
          <text:list-item>
            <text:p text:style-name="P185"><text:span text:style-name="CharStyle12"><text:tab/>*’</text:span></text:p>
          </text:list-item>
        </text:list>
        <text:p text:style-name="P27"><text:span text:style-name="CharStyle12">oenai, Hizkiah, and Azrikam, while Elioenai had seven sons, 24 Hodaviah, Eliashib, Pelaiah, Akkub, Johanan, Delaiah, and Anani.</text:span></text:p>
        <text:p text:style-name="P44"><text:span text:style-name="CharStyle12">Judah’s sons were Perez, </text:span><text:span text:style-name="CharStyle53">a </text:span><text:span text:style-name="CharStyle12">Hezron, Caleb, Hur, and Sho- bal. Reaiah the son of Shobal 2 was the father of Jahath, and Jahath was the father of Ahumai and Lahad; these were the Zora- thite families. From Hur, the 3 founder of Etan, sprang Jezreel, Ishma, and Idbash, also their sister Hazzelelponi, with Penuel 4 the founder of Gedor and Ezer the founder of Hushah; these were descended from Hur, the</text:span></text:p>
        <text:p text:style-name="P21"><text:span text:style-name="CharStyle12">eldest son of EDhratboi- *•’</text:span></text:p>
        <text:p text:style-name="P18"><text:span text:style-name="CharStyle56">£</text:span><text:span text:style-name="CharStyle55"><text:tab/> ’</text:span></text:p>
      </text:section>
      <text:section text:style-name="Sect15" text:name="Section21">
        <text:p text:style-name="P105"><text:span text:style-name="CharStyle12">Gedaliah (he and his fellows and</text:span></text:p>
        <text:list xml:id="list214408685405275" text:style-name="L1">
          <text:list-item>
            <text:p text:style-name="P165"><text:span text:style-name="CharStyle12"><text:tab/>his sons numbering twelve), the third to Zakkur with his sons and his fellows (twelve in all),</text:span></text:p>
          </text:list-item>
          <text:list-item>
            <text:p text:style-name="P165"><text:span text:style-name="CharStyle12"><text:tab/>the fourth to Izri with his sons and his fellows (twelve in all),</text:span></text:p>
          </text:list-item>
          <text:list-item>
            <text:p text:style-name="P165"><text:span text:style-name="CharStyle12"><text:tab/>the fifth to Nethaniah with his sons and his fellows (twelve in</text:span></text:p>
          </text:list-item>
          <text:list-item>
            <text:p text:style-name="P165"><text:span text:style-name="CharStyle12"><text:tab/>all), the sixth to Bukkiah with his sons and his fellows (twelve</text:span></text:p>
          </text:list-item>
          <text:list-item>
            <text:p text:style-name="P165"><text:span text:style-name="CharStyle12"><text:tab/>in all), the seventh to Asarelah with his sons and his fellows</text:span></text:p>
          </text:list-item>
          <text:list-item>
            <text:p text:style-name="P165"><text:span text:style-name="CharStyle12"><text:tab/>(twelve in all), the eighth to Jeshaiah with his sons and his</text:span></text:p>
          </text:list-item>
          <text:list-item>
            <text:p text:style-name="P165"><text:span text:style-name="CharStyle12"><text:tab/>fellows (twelve in all), the ninth to Mattaniah with his sons and</text:span></text:p>
          </text:list-item>
          <text:list-item>
            <text:p text:style-name="P165"><text:span text:style-name="CharStyle12"><text:tab/>his fellows (twelve in all), the tenth to Shimei with his sons</text:span></text:p>
          </text:list-item>
          <text:list-item>
            <text:p text:style-name="P165"><text:span text:style-name="CharStyle12"><text:tab/>and his fellows (twelve in all), the eleventh to Uzziel with his sons and his fellows (twelve in</text:span></text:p>
          </text:list-item>
          <text:list-item>
            <text:p text:style-name="P165"><text:span text:style-name="CharStyle12"><text:tab/>all), the twelfth to Hashablah with his sons and his fellows</text:span></text:p>
          </text:list-item>
          <text:list-item>
            <text:p text:style-name="P130"><text:span text:style-name="CharStyle12"><text:tab/>(twelve in all), the thirteenth to Shubael with his sons and</text:span></text:p>
          </text:list-item>
          <text:list-item>
            <text:p text:style-name="P130"><text:span text:style-name="CharStyle12"><text:tab/>his fellows (twelve in all), the fourteenth to Mattithiah with his sons and his fellows (twelve</text:span></text:p>
          </text:list-item>
          <text:list-item>
            <text:p text:style-name="P130"><text:span text:style-name="CharStyle12"><text:tab/>in all), the fifteenth to Jerimoth with his sons and his fellows</text:span></text:p>
          </text:list-item>
          <text:list-item>
            <text:p text:style-name="P130"><text:span text:style-name="CharStyle12"><text:tab/>(twelve in all), the sixteenth to Hananiah with his sons and his</text:span></text:p>
          </text:list-item>
          <text:list-item>
            <text:p text:style-name="P113"><text:span text:style-name="CharStyle12"><text:tab/>fellows (twelve in all), the seven­teenth to Joshbekashah with his sons and his fellows (twelve</text:span></text:p>
          </text:list-item>
          <text:list-item>
            <text:p text:style-name="P113"><text:span text:style-name="CharStyle12"><text:tab/>in all), the eighteenth to Hanani with his sons and his fellows</text:span></text:p>
          </text:list-item>
          <text:list-item>
            <text:p text:style-name="P113"><text:span text:style-name="CharStyle12"><text:tab/>(twelve in all), the nineteenth to Mallothi with his sons and his</text:span></text:p>
          </text:list-item>
          <text:list-item>
            <text:p text:style-name="P113"><text:span text:style-name="CharStyle12"><text:tab/>fellows (twelve in all), the twentieth to Eliathah with his sons and his fellows (twelve in</text:span></text:p>
          </text:list-item>
          <text:list-item>
            <text:p text:style-name="P113"><text:span text:style-name="CharStyle12"><text:tab/>all), the twenty-first to Hothir with his sons and his fellows</text:span></text:p>
          </text:list-item>
          <text:list-item>
            <text:p text:style-name="P113"><text:span text:style-name="CharStyle12"><text:tab/>(twelve in all), the twenty- second to Giddalti with his sons and his fellows (twelve in all),</text:span></text:p>
          </text:list-item>
          <text:list-item>
            <text:p text:style-name="P113"><text:soft-page-break/><text:span text:style-name="CharStyle12"><text:tab/>the twenty-third to Mahaziotli with his sons and his fellows</text:span></text:p>
          </text:list-item>
          <text:list-item>
            <text:p text:style-name="P113"><text:span text:style-name="CharStyle12"><text:tab/>(twelve in all), and the twenty- fourth to Romamti-ezer with his</text:span></text:p>
          </text:list-item>
        </text:list>
        <text:p text:style-name="P21"><text:span text:style-name="CharStyle12">sons and his fellows (twelve in all).</text:span></text:p>
        <text:p text:style-name="P61"><text:span text:style-name="CharStyle12">The divisions of warders </text:span><text:span text:style-name="CharStyle15">cy£L </text:span><text:span text:style-name="CharStyle12">were as follows. Of the “Lf Korahites, Meshelemiah the son of Kore, the son of Ebiasaph; a Meshelemiah’s sons were Zech- ariah the eldest, Jediael the sec­ond, Zebadiah the third, Jath- niel the fourth, Elam the fifth, 3 Jehohanan the sixth, and Elie- hoenai the seventh. Obed- 4 edom’s sons (for Ged blessed him with sons) were Shemaiah the eldest, Jehozabad the second, Joab the third, Sakar the fourth, Nethanel the fifth, Ammiel the 5 sixth, Issachar the seventh, and Peullethai the eighth; She- 6 maiah his son was also the father of sons who ruled their ancestral family, for they were sturdy men—Othni, Rephael, 7 Obed, Elzabad and his two brothers Elihu and Semachiah, men of might; all these belonged 8 to Obed-edom’s family, they and their sons and their fellows from Obed-edom amounting to sixty-two members of the serv­ice, stout, competent men. (Meshelemiah had eighteen sons 9 and fellows, sturdy men.) Hosa 10 the Merarite had also sons, Shimri being headman (for his father made him headman, though he was not the eldest), Hilkiah the second, Tebaliah 11 the third, and Zecharlah the fourth, Hosa’s sons and fellows numbering thirteen. These 12 provided the divisions of the warders, headmen who had the same duties as their fellows in the service of the temple of the Eternal. They cast lots, young 13 and old alike, by their families, for each gate. The lot for the 14 east gate fell to Meshelemiah; then lots were cast for his son Zechariah, a shrewd councillor,</text:span></text:p>
        <text:p text:style-name="P106"><text:span text:style-name="CharStyle12">and to Mm fell the north gate,</text:span></text:p>
        <text:list xml:id="list214408661497361" text:style-name="L18">
          <text:list-item>
            <text:p text:style-name="P229"><text:span text:style-name="CharStyle12"><text:tab/>to Obed-edom the south gate (Ms sons being assigned the</text:span></text:p>
          </text:list-item>
          <text:list-item>
            <text:p text:style-name="P216"><text:span text:style-name="CharStyle12"><text:tab/>storehouse), and to Hosa the west gate (beside the entry at</text:span></text:p>
          </text:list-item>
          <text:list-item>
            <text:p text:style-name="P216"><text:span text:style-name="CharStyle12"><text:tab/>the ascent) with its wards. Six Levites were on duty daily east­ward, four northward, four southward, two at each door of</text:span></text:p>
          </text:list-item>
          <text:list-item>
            <text:p text:style-name="P205"><text:span text:style-name="CharStyle12"><text:tab/>the storehouse, and at the western colonnade of the An­nexe, four at the causeway and two at the colonnade itself.</text:span></text:p>
          </text:list-item>
          <text:list-item>
            <text:p text:style-name="P205"><text:span text:style-name="CharStyle12"><text:tab/>Such were the divisions of the warders, Korahites and Mera-</text:span></text:p>
          </text:list-item>
          <text:list-item>
            <text:p text:style-name="P224"><text:span text:style-name="CharStyle12"><text:tab/>rites. As for their fellow- Levites who supervised the stores of the temple of God and the stores of votive offerings—</text:span></text:p>
          </text:list-item>
          <text:list-item>
            <text:p text:style-name="P224"><text:span text:style-name="CharStyle12"><text:tab/>JeMel, and his brothers Zetham and Joel, headmen of the Ladan-</text:span></text:p>
          </text:list-item>
          <text:list-item>
            <text:p text:style-name="P224"><text:span text:style-name="CharStyle12"><text:tab/>ite family, descendants of the Gershonites through Ladan, su­pervised the stores of the temple</text:span></text:p>
          </text:list-item>
          <text:list-item>
            <text:p text:style-name="P224"><text:span text:style-name="CharStyle12"><text:tab/>of the Eternal. Of the Amram- ites, Izharites, Hebronites, and</text:span></text:p>
          </text:list-item>
          <text:list-item>
            <text:p text:style-name="P199"><text:span text:style-name="CharStyle12"><text:tab/>Uzzielites, Shubael son of Ger- shom, son of Moses, managed the</text:span></text:p>
          </text:list-item>
          <text:list-item>
            <text:p text:style-name="P199"><text:span text:style-name="CharStyle12"><text:tab/>storehouses; his kinsmen were Eliezer’s sons Rehabiah, Je- shaiah, Joram, Zichri, and Shelo-</text:span></text:p>
          </text:list-item>
          <text:list-item>
            <text:p text:style-name="P199"><text:span text:style-name="CharStyle12"><text:tab/>moth. This Shelomoth and Ms brothers were in charge of all the store of votive offerings made by David the king and the headmen, the generals, com­manders, and army captains; anything thus dedicated was in charge of Shelomoth and his</text:span></text:p>
          </text:list-item>
          <text:list-item>
            <text:p text:style-name="P199"><text:span text:style-name="CharStyle12"><text:tab/>Mothers. Part of the plunder taken in battle had been dedi­cated for the upkeep of the</text:span></text:p>
          </text:list-item>
          <text:list-item>
            <text:p text:style-name="P199"><text:span text:style-name="CharStyle12"><text:tab/>temple of the Eternal; and all that had been dedicated by Sam­uel the seer, by Saul the son of Kish, by Abner the son of Ner, and by Joab the son of Zeruiah, everything thus dedicated was in charge of Shelomoth and his</text:span></text:p>
          </text:list-item>
          <text:list-item>
            <text:p text:style-name="P199"><text:span text:style-name="CharStyle12"><text:tab/>brothers. Of the Izharites, Chenaniah and Ms sons acted</text:span></text:p>
          </text:list-item>
        </text:list>
        <text:p text:style-name="P21"><text:span text:style-name="CharStyle12">as sheriffs and judges, manag­ing the external affairs of Israel.</text:span></text:p>
        <text:p text:style-name="P20"><text:span text:style-name="CharStyle12">Of the Hebromtes, Hashablah 30 and his fellows, one thousand seven hundred braves, were in charge of Israel west of the Jordan, attending to all the interests of the Eternal and to the service of the king. The 31 Hebronites were led by Jerijah; he and his fellows amounted to 32 two thousand seven hundred braves, headmen whom David had appointed over the Reu- berntes, the Gadites, and the half-clan of Manasseh, to look after all the affairs of God and the business of the king. (The 31 various families of the Hebron­ites were picked out in the fortieth year of David’s reign, when brave warriors in their number were found at Jazer in Gilead.)</text:span></text:p>
        <text:p text:style-name="P44"><text:span text:style-name="CharStyle12">The Israelites, that is, the headmen, generals," • commanders, and all officers in the king’s service throughout all the divisions of the army, who served month by month through­out the year, amounted to twenty-four thousand. The first 2 division was commanded during the first month by Ishbaal the son of Zabdiel, who led twenty- four thousand men; he was a de- </text:span><text:span text:style-name="CharStyle13">3 </text:span><text:span text:style-name="CharStyle12">scendant of Perez and com- mander-in-cMef for the first month. The division for the 4 second month w'as led by Elea- zar the son of Dodai the Aho- hite, over twenty-four thousand men. The tMrd general during </text:span><text:span text:style-name="CharStyle13">5 </text:span><text:span text:style-name="CharStyle12">the third month was Benaiah the son of Jehoiada, a priest who led twenty-four thousand men. (He was the Benaiah who </text:span><text:span text:style-name="CharStyle13">6 </text:span><text:span text:style-name="CharStyle12">was the hero of the Thirty and in command of the TMrty, and Ms son Ammizabad belonged to Ms division.) The fourth </text:span><text:span text:style-name="CharStyle13">7</text:span></text:p>
        <text:p text:style-name="P81"><text:span text:style-name="CharStyle12">general during the fourth month was Asahel the brother of Joab (who was succeeded by his son Zebadiah), over twenty-four</text:span></text:p>
        <text:list xml:id="list3945508899830270139" text:style-name="L29">
          <text:list-item>
            <text:p text:style-name="P230"><text:span text:style-name="CharStyle12"><text:tab/>thousand men. The fifth gen­eral during the fifth month was Shamhuth the Zerahite, over</text:span></text:p>
          </text:list-item>
          <text:list-item>
            <text:p text:style-name="P231"><text:soft-page-break/><text:span text:style-name="CharStyle12"><text:tab/>twenty-four thousand men. The sixth general during the sixth month was Ira the son of Ikkesh the Tekoite, over twenty-four</text:span></text:p>
          </text:list-item>
          <text:list-item>
            <text:p text:style-name="P217"><text:span text:style-name="CharStyle12"><text:tab/>thousand men. The seventh general during the seventh month was Ilelez the Pelonite, from Ephraim; his division numbered twenty-four thousand</text:span></text:p>
          </text:list-item>
          <text:list-item>
            <text:p text:style-name="P217"><text:span text:style-name="CharStyle12"><text:tab/>men. The eighth general during the eighth month was Sibbechai the Hushathite, a descendant of Zerah; his division numbered twenty-four thousand men.</text:span></text:p>
          </text:list-item>
          <text:list-item>
            <text:p text:style-name="P206"><text:span text:style-name="CharStyle12"><text:tab/>The ninth general during the ninth month was Abiezer, a Benjamite from Anathoth; his division numbered twenty-four</text:span></text:p>
          </text:list-item>
          <text:list-item>
            <text:p text:style-name="P206"><text:span text:style-name="CharStyle12"><text:tab/>thousand men. The tenth gen­eral during the tenth month was Maharai the Netophathite, a de­scendant of Zerah; his division numbered twenty-four thousand</text:span></text:p>
          </text:list-item>
          <text:list-item>
            <text:p text:style-name="P206"><text:span text:style-name="CharStyle12"><text:tab/>men. The eleventh general dur­ing the eleventh month was Benaiah the Pirathonite, from Ephraim; his division numbered twenty-four thousand men.</text:span></text:p>
          </text:list-item>
          <text:list-item>
            <text:p text:style-name="P206"><text:span text:style-name="CharStyle12"><text:tab/>The twelfth general during the twelfth month was Heled the Netophathite, a descendant of Othniel; his division numbered twenty-four thousand men.</text:span></text:p>
          </text:list-item>
          <text:list-item>
            <text:p text:style-name="P232"><text:span text:style-name="CharStyle12"><text:tab/>In command of the clans of Israel were Eliezer son of Zichri, who ruled the Reubenites, the Simeonites being ruled by She-</text:span></text:p>
          </text:list-item>
          <text:list-item>
            <text:p text:style-name="P233"><text:span text:style-name="CharStyle12"><text:tab/>phatiah son of Maakah, the Levites by Hashablah son of Kemuel, the Aaronites by Za-</text:span></text:p>
          </text:list-item>
        </text:list>
        <text:p text:style-name="P43"><text:span text:style-name="CharStyle12">r8 dok, the Judahites by Efihu a brother of David, the Issacha- rites by Omri son of Michael,</text:span></text:p>
        <text:p text:style-name="P43"><text:span text:style-name="CharStyle12">19 the Zebulunites by Ishmaiah</text:span></text:p>
        <text:p text:style-name="P20"><text:span text:style-name="CharStyle12">son of Obadiah, the Naphtalites by Jerimoth son of Azriel, the 20 Ephraimites by Hoshea son of Azaziah, the half-clan of Manas- 21 seh by Joel son of Pedaiali, the half-clan of Manasseh in Gilead by Iddo son of Zecharlah, the Benjamites by Jaasiel son of Abner, and the Danites by Aza- 22 rel son of Jeroham. These were in command of the clans of Israel. David never took a 23 census of men under twenty years of age, since the Eternal had promised to make Israel as numerous as the stars in the sky. Joab the son of Zeruiah did be- 24 gin a census, but he never fin­ished it; his attempt drew God’s wrath on Israel, and the census was never entered in the records of king David’s reign.</text:span></text:p>
        <text:p text:style-name="P84"><text:span text:style-name="CharStyle12">Azmaveth son of Adiel was 25 in charge of the king’s stores; Jonathan son of Uzziali was in charge of the stores in the country, in towns, villages, and castles; Ezri son of Chelub was 26 in charge of those engaged on field-work as tillers of the soil; Shimei the Ramathite looked 27 after the vineyards, and Zabdi the Sliiphmite took charge of the produce of the vineyards for the wine-cellars; Baal-hanan 28 the Gederite looked after the olives and sycomores in the low­lands, and Joash managed the cellars of oil; Shitrai the Shar- 29 onite looked after the herds that grazed in Sharon; Shaphat son of Adlai looked after the herds in the valleys; Obil the 30 Ishmaelite managed the camels; Jehdeiah the Meronothite man­aged the asses; and Jaziz the 31 Hagrite looked after the flocks.</text:span></text:p>
        <text:p text:style-name="P21"><text:span text:style-name="CharStyle12">All these were responsible for king David’s possessions.</text:span></text:p>
        <text:p text:style-name="P84"><text:span text:style-name="CharStyle12">Jonathan, David’s nephew, 32 was a councillor, an able and</text:span></text:p>
      </text:section>
      <text:section text:style-name="Sect15" text:name="Section22">
        <text:p text:style-name="P263"><draw:frame draw:style-name="fr4" draw:name="45" text:anchor-type="paragraph" svg:x="1.4846in" svg:y="1.3335in" svg:width="0.2764in" svg:height="0.0161in" draw:z-index="31"><draw:image xlink:href="Pictures/100000000000002A0000001B3DE89666.jpg" xlink:type="simple" xlink:show="embed" xlink:actuate="onLoad"/><draw:contour-polygon svg:width="0.2764in" svg:height="0.1764in" svg:viewBox="0 0 702 448" draw:points="0,0 702,0 702,448 0,448" draw:recreate-on-edit="true"/></draw:frame><text:span text:style-name="CharStyle12">learned man; Jehiel, the son of a Hachmonite, was tutor to the 33 king’s sons; Ahithophel was the king’s counsellor, and Hushai the Archite was the king’s con­fidential adviser (Ahithophel was succeeded by Jehoiada son of Benaiah, and by Abiathar); the commander-in-chief was Joab.</text:span></text:p>
        <text:p text:style-name="P20"><text:span text:style-name="CharStyle12">David assembled at Jeru­salem all the authorities of Israel, the chieftains of the clans, the officers who served the king in their divisions, the generals and commanders, the men in charge of all the royal property and possessions, together with the eunuchs and the heroes,</text:span></text:p>
        <text:list xml:id="list2369063808689874906" text:style-name="L30">
          <text:list-item>
            <text:p text:style-name="P180"><text:span text:style-name="CharStyle12"><text:tab/>all the leading warriors. Then David rose to his feet and said:</text:span></text:p>
          </text:list-item>
        </text:list>
        <text:p text:style-name="P97"><text:span text:style-name="CharStyle12">“Listen, my brothers, my peo­ple, I myself intended to build a temple for the ark of the com­pact of the Eternal to rest in, as a footstool for our God; I had made preparations to build it,</text:span></text:p>
        <text:list xml:id="list214440156236900" text:continue-numbering="true" text:style-name="L30">
          <text:list-item>
            <text:p text:style-name="P180"><text:span text:style-name="CharStyle12"><text:tab/>but God said to me, ‘You shall not build a temple for me, for you are a man of war and you</text:span></text:p>
          </text:list-item>
          <text:list-item>
            <text:p text:style-name="P140"><text:span text:style-name="CharStyle12"><text:tab/>have shed blood.’ However, the Eternal, the God of Israel, chose me out of all my family to be king over Israel for all time; for he chose Judah to be the leading clan, and from Judah my father’s family, and, from my father’s sons, he favoured me by making me king over all</text:span></text:p>
          </text:list-item>
          <text:list-item>
            <text:p text:style-name="P140"><text:span text:style-name="CharStyle12"><text:tab/>Israel. Now of all my sons (for the Eternal has given me many) he has chosen Solomon my son to sit on the throne of the Eter-</text:span></text:p>
          </text:list-item>
          <text:list-item>
            <text:p text:style-name="P140"><text:span text:style-name="CharStyle12"><text:tab/>nal’s dominion over Israel, and he has told me, ‘Solomon your son shall build my temple and my courts, for I have chosen him to be a son to me, and I will</text:span></text:p>
          </text:list-item>
          <text:list-item>
            <text:p text:style-name="P189"><text:span text:style-name="CharStyle12"><text:tab/>be a father to him; I will estab­lish his kingdom for all time, if</text:span></text:p>
          </text:list-item>
        </text:list>
        <text:p text:style-name="P32"><text:span text:style-name="CharStyle12">he loyally obeys my orders and regulations, as is done to-day.’ Now then, in face of all Israel, 8 the community of the Eternal, and in hearing of our God, I bid you keep and bethink yourselves of all the orders of the Eternal your God, that you may hold this fine land as your own, and leave it as an inheritance to your children after you, for all time. As for you, Solomon my 9 son, care for the God of your father, serve him with an undi­vided heart and a willing mind; for the Eternal searches all hearts, he knows all that passes in the mind. If you seek him, he will be found by you; but if you forsake him, he will aban­don you for ever. Take heed to io yourself; the Eternal has chosen you to build a temple as his sanctuary; be strong and do it.” David then handed to Solo- </text:span><text:span text:style-name="CharStyle14">ii </text:span><text:span text:style-name="CharStyle12">mon his son the plans of the porch, the various rooms, the side chambers, the upper cham­bers, the inner chambers, and the shrine for the ark and its cover; also the plans he had in 12 mind for the courts of the temple of the Eternal, and for all the outside chambers (store­houses for the temple of God and for the votive offerings, rooms 13 for the orders of priests and Le- vites, for any work connected with the service of the temple of the Eternal, and for all the ves­sels used in the service of the temple of the Eternal); and also </text:span><text:span text:style-name="CharStyle57">14 </text:span><text:span text:style-name="CharStyle12">the weight of gold for all the va­rious golden vessels of the sacred service; with the weight of silver for all the various silver vessels of the sacred service. He also 15 fixed the weight of the golden lampstands and their lamps, respectively, and the weight of the silver lampstands and their</text:span></text:p>
        <text:p text:style-name="P195"><draw:frame draw:style-name="fr8" draw:name="46" text:anchor-type="paragraph" svg:x="1.4902in" svg:y="4.6634in" svg:width="0.2701in" svg:height="0.0161in" draw:z-index="32"><draw:image xlink:href="Pictures/10000000000000290000001C388AEC16.jpg" xlink:type="simple" xlink:show="embed" xlink:actuate="onLoad"/><draw:contour-polygon svg:width="0.2693in" svg:height="0.1858in" svg:viewBox="0 0 684 472" draw:points="0,0 684,0 684,472 0,472" draw:recreate-on-edit="true"/></draw:frame><text:span text:style-name="CharStyle12">lamps, respectively, as befitted</text:span></text:p>
        <text:list xml:id="list3896745520961647925" text:style-name="L31">
          <text:list-item>
            <text:p text:style-name="P166"><text:span text:style-name="CharStyle12"><text:tab/>each lampstand; fixed the weight of gold for each table of the Presence bread, and of silver</text:span></text:p>
          </text:list-item>
          <text:list-item>
            <text:p text:style-name="P166"><text:span text:style-name="CharStyle12"><text:tab/>for the silver tables, of pure gold for the forks, basins, and jars; of gold for each golden tankard and of silver for each</text:span></text:p>
          </text:list-item>
          <text:list-item>
            <text:p text:style-name="P166"><text:span text:style-name="CharStyle12"><text:tab/>silver tankard, of refined gold for the altar of incense, and of gold for the plan of the chariot —the kherubs with outstretched wings covering the ark of the</text:span></text:p>
          </text:list-item>
          <text:list-item>
            <text:p text:style-name="P171"><text:span text:style-name="CharStyle12"><text:tab/>compact of the Eternal. “All this,” said David, “all these plans have I been inspired to write down by the Eternal, who has instructed me.”</text:span></text:p>
          </text:list-item>
          <text:list-item>
            <text:p text:style-name="P175"><text:span text:style-name="CharStyle12"><text:tab/>Then David said to Solomon his son, “Be strong, take heart, and do it; never be daunted or dismayed, for the Eternal your God, even my God, is with you; he will never fail you nor forsake you before all the work needed for the temple of the Eternal is</text:span></text:p>
          </text:list-item>
          <text:list-item>
            <text:p text:style-name="P131"><text:span text:style-name="CharStyle12"><text:tab/>finished. Here are the divisions of the priests and the Levites, ready for all the service of the temple of God! And at every turn you will be supported by every willing, expert workman in every department; besides, the authorities and the whole of the nation will be entirely at your command.”</text:span></text:p>
          </text:list-item>
        </text:list>
        <text:p text:style-name="P36"><text:span text:style-name="CharStyle12">Then David the king ad­dressed all the assembly. “Solomon, my son, whom alone God has chosen,” he said, “is still young and inexperienced; and the work is great, for the palace is for God the Eternal, not for 2 man. I have prepared with all my might for the temple of my God, gold for the golden objects, silver for the silver, bronze for the bronze, iron for the iron, and wood for the wooden, with jewels of beryl, jewels for set­ting, jewels for inlaid work, </text:span></text:p>
        <text:p text:style-name="P20"><text:span text:style-name="CharStyle12">jewels of all colours, with gems of all sorts, and plenty of mar­ble. Furthermore, in my devo- </text:span><text:span text:style-name="CharStyle13">3 </text:span><text:span text:style-name="CharStyle12">tion to the temple of my God, as I possess a private treasure of gold and silver, I give it to the temple of my God, over and above what I have prepared for the sacred temple—namely, 4 two hundred and eighty-eight thousand pounds’ weight of gold from Ophir and six hundred and seventy-two thousand pounds’ weight of refined silver, to overlay the walls of the various buildings and to supply 5 gold for the golden objects and silver for the silver, to be used by the craftsmen for all such purposes. Now who will make a freewill offering to-day in devotion to the Eternal?”</text:span></text:p>
        <text:p text:style-name="P58"><text:span text:style-name="CharStyle12">Then the heads of the various 6 families and of the clans of Is­rael, the generals, the com­manders, and those in charge of the king’s business, made freewill offerings; they gave to the serv- 7 ice of the temple of God in gold four hundred and eighty thou­sand pounds’ weight, with ten thousand guineas in Persian dariks, in silver nine hundred and sixty thousand pounds’ weight, besides one million seven hundred and twenty-eight thou­sand pounds of bronze, and nine million six hundred thousand pounds of iron; those in pos- 8 session of jewels also contributed them to the treasure of the temple of the Eternal, in charge of Jehiel the Gershonite.</text:span></text:p>
        <text:p text:style-name="P65"><text:span text:style-name="CharStyle12">The people rejoiced at this, at 9 this freewill offering, contributed without grudging to the Eternal, and David the king was so over­joyed that he blessed the Eter­nal before all the assembly. “Blessed be thou, O Eternal, 10 God of our father Israel,” he</text:span></text:p>
        <text:p text:style-name="P19"><text:span text:style-name="CharStyle12">cried, “for ever and for ever.</text:span></text:p>
        <text:list xml:id="list3338813470500273446" text:style-name="L32">
          <text:list-item>
            <text:p text:style-name="P234"><text:span text:style-name="CharStyle12"><text:tab/>Thine, O Eternal, is the great­ness and the power and the glory and the pre-eminence and the majesty, for all in heaven and earth is thine; thine is the dominion, O Eternal, and thine</text:span></text:p>
          </text:list-item>
          <text:list-item>
            <text:p text:style-name="P218"><text:span text:style-name="CharStyle12"><text:tab/>the supreme authority! Riches and honour come from thee, who reignest over all; in thy hand lie power and might, and in thy hand it lies to make all great</text:span></text:p>
          </text:list-item>
          <text:list-item>
            <text:p text:style-name="P218"><text:span text:style-name="CharStyle12"><text:tab/>and strong. Hence, O our God, we ever thank thee and praise</text:span></text:p>
          </text:list-item>
          <text:list-item>
            <text:p text:style-name="P207"><text:span text:style-name="CharStyle12"><text:tab/>thy glorious name. Yet who am I, w</text:span><text:span text:style-name="CharStyle12"><text:span text:style-name="T1">T</text:span></text:span><text:span text:style-name="CharStyle12">hat is my people, that we should be able to offer such free­will offerings? All gifts come from thee, and we only give</text:span></text:p>
          </text:list-item>
          <text:list-item>
            <text:p text:style-name="P207"><text:span text:style-name="CharStyle12"><text:tab/>thee what is thine. For we but come and go before thee upon earth, mere passing waifs, as all our fathers were; our days on earth flit like a shadow, without</text:span></text:p>
          </text:list-item>
          <text:list-item>
            <text:p text:style-name="P207"><text:span text:style-name="CharStyle12"><text:tab/>hope. O thou Eternal, our God, all these stores which we have prepared to build thee a temple for thy sacred majesty, come from thine own hand and are</text:span></text:p>
          </text:list-item>
          <text:list-item>
            <text:p text:style-name="P207"><text:span text:style-name="CharStyle12"><text:tab/>all thine own. My God, who dost test the heart and delight- est in honesty (I know), here in all honesty of heart have I offered all these gifts willingly, and watched with joy my peo­ple here offering to thee will-</text:span></text:p>
          </text:list-item>
          <text:list-item>
            <text:p text:style-name="P207"><text:span text:style-name="CharStyle12"><text:tab/>ingly. O thou Eternal, God of Abraham, Isaac, and Israel, our fathers, keep the mind and pur­pose of thy people ever in this spirit; direct their hearts to</text:span></text:p>
          </text:list-item>
          <text:list-item>
            <text:p text:style-name="P211"><text:span text:style-name="CharStyle12"><text:tab/>thyself, and grant that Solomon my son may ungrudgingly obey thine orders, thine injunctions, and thy rules, carrying them all out and building the palace for which </text:span><text:span text:style-name="CharStyle18">I have made </text:span><text:span text:style-name="CharStyle12">provision.”</text:span></text:p>
          </text:list-item>
          <text:list-item>
            <text:p text:style-name="P235"><text:span text:style-name="CharStyle12"><text:tab/>Then David added, to the as­sembly, “Now bless the Eternal your God.” So the whole</text:span></text:p>
          </text:list-item>
        </text:list>
        <text:p text:style-name="P20"><text:span text:style-name="CharStyle12">assembly blessed the Eternal the God of their fathers, bending their heads and doing homage before God and the king; next 21 day they offered up sacrifices to the Eternal and made burnt- offerings to the Eternal, a thou­sand bullocks, a thousand rams, and a thousand lambs, with the usual libations and thank-offer­ings in abundance for all Israel, eating and drinking before the 22 Eternal that day with great gladness.</text:span></text:p>
        <text:p text:style-name="P44"><text:span text:style-name="CharStyle12">Then they made Solomon Da­vid’s son king a second time, consecrating him to be the prince of the Eternal, with Zadok as priest. So Solomon took his seat 23 on the throne of the Eternal as king, instead of his father Da­vid; he prospered, and all Israel obeyed him. All the authorities 24 and warriors and all the other sons of king David submitted to king Solomon. And the Eternal 25 exalted Solomon high in the sight of all Israel, investing him with a royal majesty such as no king before him in Israel had en­joyed.</text:span></text:p>
        <text:p text:style-name="P44"><text:span text:style-name="CharStyle12">Such was David’s reign over 26 all Israel. He reigned over Is- 27 rael for forty years, reigning seven years in Hebron and thirty-three years in Jerusalem.</text:span></text:p>
        <text:p text:style-name="P21"><text:span text:style-name="CharStyle12">He died in a ripe old age, having 28 had life and riches and honour to the full, and Solomon his son reigned instead of him.</text:span></text:p>
        <text:p text:style-name="P44"><text:span text:style-name="CharStyle12">As for the deeds of David the 29 king, from first to last, they are described already in the History of Samuel the seer, the History of Nathan the prophet, and the History of Gad the seer, which 30 describe the whole of his reign, his exploits, and the changes that befell both him and Israel and all realms of the other countrie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ce style:name="David" svg:font-family="David"/>
    <style:font-face style:name="Georgia" svg:font-family="Georgia"/>
    <style:font-face style:name="Times New Roman" svg:font-family="'Times New Roman'"/>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_20__23_2" style:display-name="Heading #2" style:family="paragraph" style:master-page-name="">
      <style: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David" fo:font-family="David" fo:font-size="9.5pt" fo:font-style="normal" style:text-underline-style="none" fo:font-weight="normal" style:font-name-asian="David" style:font-family-asian="David" style:font-size-asian="9.5pt" style:font-style-asian="normal" style:font-weight-asian="normal" style:font-name-complex="David" style:font-family-complex="David" style:font-size-complex="9.5pt" style:font-style-complex="normal" style:font-weight-complex="normal"/>
    </style:style>
    <style:style style:name="Header_20_or_20_footer" style:display-name="Header or footer" style:family="paragraph" style:master-page-name="">
      <style:graphic-properties draw:fill="solid" draw:fill-color="#ffffff" draw:opacity="100%"/>
      <style:paragraph-properties fo:line-height="0.1272in" style:page-number="auto" fo:background-color="#ffffff"/>
      <style:text-properties style:text-line-through-style="none" style:text-line-through-type="none" style:font-name="David" fo:font-family="David" fo:font-size="10pt" fo:font-style="normal" style:text-underline-style="none" fo:font-weight="normal" style:font-name-asian="David" style:font-family-asian="David" style:font-size-asian="10pt" style:font-style-asian="normal" style:font-weight-asian="normal" style:font-name-complex="David" style:font-family-complex="David" style:font-size-complex="10pt" style:font-style-complex="normal" style:font-weight-complex="normal"/>
    </style:style>
    <style:style style:name="Body_20_text_20__28_3_29_" style:display-name="Body text (3)" style:family="paragraph" style:master-page-name="">
      <style:graphic-properties draw:fill="solid" draw:fill-color="#ffffff" draw:opacity="100%"/>
      <style:paragraph-properties fo:line-height="0.1272in"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indent="-0.2083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4_29_" style:display-name="Body text (4)" style:family="paragraph" style:master-page-name="">
      <style:graphic-properties draw:fill="solid" draw:fill-color="#ffffff" draw:opacity="100%"/>
      <style:paragraph-properties fo:margin-left="0in" fo:margin-right="0in" fo:line-height="0.1228in" fo:text-indent="-0.25in" style:auto-text-indent="false" style:page-number="auto" fo:background-color="#ffffff"/>
      <style:text-properties style:text-line-through-style="none" style:text-line-through-type="none" style:font-name="Georgia" fo:font-family="Georgia" fo:font-size="8pt" fo:font-style="normal" style:text-underline-style="none" fo:font-weight="normal" style:font-name-asian="Georgia" style:font-family-asian="Georgia" style:font-size-asian="8pt" style:font-style-asian="normal" style:font-weight-asian="normal" style:font-name-complex="Georgia" style:font-family-complex="Georgia" style:font-size-complex="8pt" style:font-style-complex="normal" style:font-weight-complex="normal"/>
    </style:style>
    <style:style style:name="Body_20_text_20__28_5_29_" style:display-name="Body text (5)" style:family="paragraph" style:master-page-name="">
      <style:graphic-properties draw:fill="solid" draw:fill-color="#ffffff" draw:opacity="100%"/>
      <style:paragraph-properties fo:margin-left="0in" fo:margin-right="0in" fo:line-height="0.1228in" fo:text-indent="-0.1945in" style:auto-text-indent="false" style:page-number="auto" fo:background-color="#ffffff"/>
      <style:text-properties style:text-line-through-style="none" style:text-line-through-type="none" style:font-name="David" fo:font-family="David" fo:font-size="9.5pt" fo:font-style="normal" style:text-underline-style="none" fo:font-weight="normal" style:font-name-asian="David" style:font-family-asian="David" style:font-size-asian="9.5pt" style:font-style-asian="normal" style:font-weight-asian="normal" style:font-name-complex="David" style:font-family-complex="David" style:font-size-complex="9.5pt" style:font-style-complex="normal" style:font-weight-complex="normal"/>
    </style:style>
    <style:style style:name="Heading_20__23_3" style:display-name="Heading #3" style:family="paragraph" style:master-page-name="">
      <style:graphic-properties draw:fill="solid" draw:fill-color="#ffffff" draw:opacity="100%"/>
      <style:paragraph-properties fo:line-height="0.1165in"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6_29_" style:display-name="Body text (6)" style:family="paragraph" style:master-page-name="">
      <style:graphic-properties draw:fill="solid" draw:fill-color="#ffffff" draw:opacity="100%"/>
      <style:paragraph-properties fo:margin-left="0in" fo:margin-right="0in" fo:line-height="0in" fo:text-align="justify" style:justify-single-word="false" fo:text-indent="0.1945in" style:auto-text-indent="false" style:page-number="auto" fo:background-color="#ffffff"/>
      <style:text-properties style:text-line-through-style="none" style:text-line-through-type="none" style:font-name="David" fo:font-family="David" fo:font-size="9pt" fo:letter-spacing="-0.0071in" fo:font-style="normal" style:text-underline-style="none" fo:font-weight="normal" style:font-name-asian="David" style:font-family-asian="David" style:font-size-asian="9pt" style:font-style-asian="normal" style:font-weight-asian="normal" style:font-name-complex="David" style:font-family-complex="David" style:font-size-complex="9pt" style:font-style-complex="normal" style:font-weight-complex="normal"/>
    </style:style>
    <style:style style:name="Heading_20__23_4" style:display-name="Heading #4"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Heading_20__23_1" style:display-name="Heading #1" style:family="paragraph" style:master-page-name="">
      <style:graphic-properties draw:fill="solid" draw:fill-color="#ffffff" draw:opacity="100%"/>
      <style:paragraph-properties fo:line-height="0in" fo:text-align="justify" style:justify-single-word="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7_29_" style:display-name="Body text (7)" style:family="paragraph" style:master-page-name="">
      <style:graphic-properties draw:fill="solid" draw:fill-color="#ffffff" draw:opacity="100%"/>
      <style:paragraph-properties fo:margin-top="0.1665in" fo:margin-bottom="0in" loext:contextual-spacing="false" fo:line-height="0in" fo:text-align="end" style:justify-single-word="false" style:page-number="auto" fo:background-color="#ffffff"/>
      <style:text-properties style:text-line-through-style="none" style:text-line-through-type="none" style:font-name="Georgia" fo:font-family="Georgia" fo:font-size="9pt" fo:font-style="normal" style:text-underline-style="none" fo:font-weight="normal" style:font-name-asian="Georgia" style:font-family-asian="Georgia" style:font-size-asian="9pt" style:font-style-asian="normal" style:font-weight-asian="normal" style:font-name-complex="Georgia" style:font-family-complex="Georgia" style:font-size-complex="9pt" style:font-style-complex="normal" style:font-weight-complex="normal"/>
    </style:style>
    <style:style style:name="Body_20_text_20__28_8_29_" style:display-name="Body text (8)" style:family="paragraph" style:master-page-name="">
      <style:graphic-properties draw:fill="solid" draw:fill-color="#ffffff" draw:opacity="100%"/>
      <style:paragraph-properties fo:line-height="0in" fo:text-align="justify" style:justify-single-word="false" style:page-number="auto" fo:background-color="#ffffff"/>
      <style:text-properties style:text-line-through-style="none" style:text-line-through-type="none" style:font-name="Georgia" fo:font-family="Georgia" fo:font-size="10pt" fo:font-style="normal" style:text-underline-style="none" fo:font-weight="normal" style:font-name-asian="Georgia" style:font-family-asian="Georgia" style:font-size-asian="10pt" style:font-style-asian="normal" style:font-weight-asian="normal" style:font-name-complex="Georgia" style:font-family-complex="Georgia" style:font-size-complex="10pt" style:font-style-complex="normal" style:font-weight-complex="normal"/>
    </style:style>
    <style:style style:name="Body_20_text_20__28_2_29__20__2b__20_DropCap1" style:display-name="Body text (2) + DropCap1" style:family="paragraph" style:parent-style-name="Body_20_text_20__28_2_29_" style:master-page-name="">
      <style:paragraph-properties fo:margin-left="0in" fo:margin-right="0in" fo:margin-top="0in" fo:margin-bottom="0in" loext:contextual-spacing="false" fo:text-align="start" style:justify-single-word="false" fo:text-indent="0.2083in" style:auto-text-indent="false" style:page-number="auto">
        <style:tab-stops>
          <style:tab-stop style:position="0.4374in"/>
        </style:tab-stops>
        <style:drop-cap style:lines="2" style:distance="0.0035in" style:style-name="DropCap3"/>
      </style:paragraph-properties>
    </style:style>
    <style:style style:name="Body_20_text_20__28_3_29__20__2b__20_DropCap2" style:display-name="Body text (3) + DropCap2" style:family="paragraph" style:parent-style-name="Body_20_text_20__28_3_29_" style:master-page-name="">
      <style:paragraph-properties fo:margin-left="0in" fo:margin-right="0in" fo:margin-top="0in" fo:margin-bottom="0in" loext:contextual-spacing="false" fo:text-align="start" style:justify-single-word="false" fo:text-indent="0.1945in" style:auto-text-indent="false" style:page-number="auto">
        <style:drop-cap style:lines="2" style:distance="0.0035in" style:style-name="DropCap4"/>
      </style:paragraph-properties>
    </style:style>
    <style:style style:name="Body_20_text_20__28_2_29__20__2b__20_DropCap3" style:display-name="Body text (2) + DropCap3" style:family="paragraph" style:parent-style-name="Body_20_text_20__28_2_29_" style:master-page-name="">
      <style:paragraph-properties fo:margin-left="0in" fo:margin-right="0in" fo:margin-top="0in" fo:margin-bottom="0in" loext:contextual-spacing="false" fo:text-align="justify" style:justify-single-word="false" fo:text-indent="0.1945in" style:auto-text-indent="false" style:page-number="auto">
        <style:drop-cap style:lines="2" style:distance="0.0035in" style:style-name="DropCap2"/>
      </style:paragraph-properties>
    </style:style>
    <style:style style:name="Body_20_text_20__28_3_29__20__2b__20_DropCap4" style:display-name="Body text (3) + DropCap4" style:family="paragraph" style:parent-style-name="Body_20_text_20__28_3_29_" style:master-page-name="">
      <style:paragraph-properties fo:margin-left="0in" fo:margin-right="0in" fo:margin-top="0in" fo:margin-bottom="0in" loext:contextual-spacing="false" fo:text-align="start" style:justify-single-word="false" fo:text-indent="0.1945in" style:auto-text-indent="false" style:page-number="auto">
        <style:drop-cap style:lines="2" style:distance="0.0402in" style:style-name="DropCap1"/>
      </style:paragraph-properties>
    </style:style>
    <style:style style:name="Body_20_text_20__28_3_29__20__2b__20_DropCap5" style:display-name="Body text (3) + DropCap5" style:family="paragraph" style:parent-style-name="Body_20_text_20__28_3_29_" style:master-page-name="">
      <style:paragraph-properties fo:margin-left="0.2083in" fo:margin-right="0in" fo:margin-top="0in" fo:margin-bottom="0in" loext:contextual-spacing="false" fo:text-align="justify" style:justify-single-word="false" fo:text-indent="0in" style:auto-text-indent="false" style:page-number="auto">
        <style:drop-cap style:lines="2" style:distance="0.0035in" style:style-name="DropCap5"/>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David" fo:font-family="David" fo:font-size="9.5pt" fo:font-style="normal" style:text-underline-style="none" fo:font-weight="normal" style:font-name-asian="David" style:font-family-asian="David" style:font-size-asian="9.5pt" style:font-style-asian="normal" style:font-weight-asian="normal" style:font-name-complex="David" style:font-family-complex="David" style:font-size-complex="9.5pt" style:font-style-complex="normal" style:font-weight-complex="normal"/>
    </style:style>
    <style:style style:name="CharStyle6" style:family="text" style:parent-style-name="DefaultFontStyle">
      <style:text-properties style:text-line-through-style="none" style:text-line-through-type="none" style:font-name="David" fo:font-family="David" fo:font-size="10pt" fo:font-style="normal" style:text-underline-style="none" fo:font-weight="normal" style:font-name-asian="David" style:font-family-asian="David" style:font-size-asian="10pt" style:font-style-asian="normal" style:font-weight-asian="normal" style:font-name-complex="David" style:font-family-complex="David" style:font-size-complex="10pt" style:font-style-complex="normal" style:font-weight-complex="normal"/>
    </style:style>
    <style:style style:name="CharStyle7" style:family="text" style:parent-style-name="CharStyle6">
      <style:text-properties fo:color="#000000" style:text-position="0% 100%" fo:letter-spacing="normal" fo:language="en" fo:country="US" style:language-asian="en" style:country-asian="US" style:language-complex="en" style:country-complex="US" style:text-scale="100%"/>
    </style:style>
    <style:style style:name="CharStyle9"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32% 58%" style:font-name="Consolas" fo:font-family="Consolas" fo:font-size="19pt" fo:letter-spacing="normal" fo:font-style="normal" style:text-underline-style="none" fo:font-weight="normal" style:font-name-asian="Consolas" style:font-family-asian="Consolas" style:font-size-asian="19pt" style:font-style-asian="normal" style:font-weight-asian="normal" style:font-name-complex="Consolas" style:font-family-complex="Consolas" style:font-size-complex="19pt" style:font-style-complex="normal" style:font-weight-complex="normal" style:text-scale="100%"/>
    </style:style>
    <style:style style:name="CharStyle12"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3" style:family="text" style:parent-style-name="CharStyle12">
      <style:text-properties fo:color="#000000" style:text-position="0% 100%" style:font-name="David" fo:font-family="David" fo:font-size="9.5pt" fo:letter-spacing="normal"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14" style:family="text" style:parent-style-name="CharStyle12">
      <style:text-properties fo:font-variant="small-caps" fo:color="#000000" style:text-position="0% 100%" fo:letter-spacing="normal" fo:language="en" fo:country="US" style:language-asian="en" style:country-asian="US" style:language-complex="en" style:country-complex="US" style:text-scale="100%"/>
    </style:style>
    <style:style style:name="CharStyle15" style:family="text" style:parent-style-name="CharStyle12">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16" style:family="text" style:parent-style-name="CharStyle12">
      <style:text-properties fo:color="#000000" style:text-position="0% 100%" fo:font-size="8.5pt" fo:letter-spacing="normal" fo:language="en" fo:country="US" style:font-size-asian="8.5pt" style:language-asian="en" style:country-asian="US" style:font-size-complex="8.5pt" style:language-complex="en" style:country-complex="US" style:text-scale="100%"/>
    </style:style>
    <style:style style:name="DropCap2" style:family="text">
      <style:text-properties fo:color="#000000" style:text-line-through-style="none" style:text-line-through-type="none" style:text-position="47% 58%" style:font-name="Consolas" fo:font-family="Consolas" fo:font-size="18pt" fo:letter-spacing="normal" fo:font-style="normal" style:text-underline-style="none" fo:font-weight="normal" style:font-name-asian="Consolas" style:font-family-asian="Consolas" style:font-size-asian="18pt" style:font-style-asian="normal" style:font-weight-asian="normal" style:font-name-complex="Consolas" style:font-family-complex="Consolas" style:font-size-complex="18pt" style:font-style-complex="normal" style:font-weight-complex="normal" style:text-scale="100%"/>
    </style:style>
    <style:style style:name="CharStyle18" style:family="text" style:parent-style-name="CharStyle12">
      <style:text-properties fo:color="#000000" style:text-position="0% 100%" fo:font-size="8.5pt" fo:letter-spacing="normal" fo:language="en" fo:country="US" fo:font-weight="normal" style:font-size-asian="8.5pt" style:language-asian="en" style:country-asian="US" style:font-weight-asian="normal" style:font-size-complex="8.5pt" style:language-complex="en" style:country-complex="US" style:font-weight-complex="normal" style:text-scale="100%"/>
    </style:style>
    <style:style style:name="CharStyle19" style:family="text" style:parent-style-name="CharStyle12">
      <style:text-properties fo:color="#000000" style:text-position="0% 100%" style:font-name="David" fo:font-family="David" fo:font-size="9.5pt" fo:letter-spacing="-0.0071in" fo:language="en" fo:country="US" style:font-name-asian="David" style:font-family-asian="David" style:font-size-asian="9.5pt" style:language-asian="en" style:country-asian="US" style:font-name-complex="David" style:font-family-complex="David" style:font-size-complex="9.5pt" style:language-complex="en" style:country-complex="US" style:text-scale="120%"/>
    </style:style>
    <style:style style:name="DropCap3" style:family="text">
      <style:text-properties fo:color="#000000" style:text-line-through-style="none" style:text-line-through-type="none" style:text-position="38% 58%" style:font-name="Consolas" fo:font-family="Consolas" fo:font-size="19pt" fo:letter-spacing="normal" fo:font-style="normal" style:text-underline-style="none" fo:font-weight="normal" style:font-name-asian="Consolas" style:font-family-asian="Consolas" style:font-size-asian="19pt" style:font-style-asian="normal" style:font-weight-asian="normal" style:font-name-complex="Consolas" style:font-family-complex="Consolas" style:font-size-complex="19pt" style:font-style-complex="normal" style:font-weight-complex="normal" style:text-scale="100%"/>
    </style:style>
    <style:style style:name="CharStyle21" style:family="text" style:parent-style-name="CharStyle12">
      <style:text-properties fo:color="#000000" style:text-position="0% 100%" fo:font-size="8pt" fo:letter-spacing="normal" fo:language="en" fo:country="US" fo:font-weight="normal" style:font-size-asian="8pt" style:language-asian="en" style:country-asian="US" style:font-weight-asian="normal" style:font-size-complex="8pt" style:language-complex="en" style:country-complex="US" style:font-weight-complex="normal" style:text-scale="100%"/>
    </style:style>
    <style:style style:name="DropCap4" style:family="text">
      <style:text-properties fo:color="#000000" style:text-line-through-style="none" style:text-line-through-type="none" style:text-position="25% 58%" style:font-name="Consolas" fo:font-family="Consolas" fo:font-size="19pt" fo:letter-spacing="normal" fo:font-style="normal" style:text-underline-style="none" fo:font-weight="normal" style:font-name-asian="Consolas" style:font-family-asian="Consolas" style:font-size-asian="19pt" style:font-style-asian="normal" style:font-weight-asian="normal" style:font-name-complex="Consolas" style:font-family-complex="Consolas" style:font-size-complex="19pt" style:font-style-complex="normal" style:font-weight-complex="normal" style:text-scale="100%"/>
    </style:style>
    <style:style style:name="CharStyle23" style:family="text" style:parent-style-name="CharStyle9">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24" style:family="text" style:parent-style-name="CharStyle12">
      <style:text-properties fo:color="#000000" style:text-position="0% 100%" fo:font-size="8pt" fo:letter-spacing="normal" fo:language="en" fo:country="US" style:font-size-asian="8pt" style:language-asian="en" style:country-asian="US" style:font-size-complex="8pt" style:language-complex="en" style:country-complex="US" style:text-scale="100%"/>
    </style:style>
    <style:style style:name="DropCap5" style:family="text">
      <style:text-properties fo:color="#000000" style:text-line-through-style="none" style:text-line-through-type="none" style:text-position="24% 58%" style:font-name="David" fo:font-family="David" fo:font-size="20pt" fo:letter-spacing="normal" fo:font-style="normal" style:text-underline-style="none" fo:font-weight="normal" style:font-name-asian="David" style:font-family-asian="David" style:font-size-asian="20pt" style:font-style-asian="normal" style:font-weight-asian="normal" style:font-name-complex="David" style:font-family-complex="David" style:font-size-complex="20pt" style:font-style-complex="normal" style:font-weight-complex="normal" style:text-scale="100%"/>
    </style:style>
    <style:style style:name="CharStyle26" style:family="text" style:parent-style-name="CharStyle9">
      <style:text-properties fo:color="#000000" style:text-position="0% 100%" fo:font-size="8pt" fo:letter-spacing="normal" fo:language="en" fo:country="US" fo:font-weight="normal" style:font-size-asian="8pt" style:language-asian="en" style:country-asian="US" style:font-weight-asian="normal" style:font-size-complex="8pt" style:language-complex="en" style:country-complex="US" style:font-weight-complex="normal" style:text-scale="100%"/>
    </style:style>
    <style:style style:name="CharStyle28" style:family="text" style:parent-style-name="DefaultFontStyle">
      <style:text-properties style:text-line-through-style="none" style:text-line-through-type="none" style:font-name="Georgia" fo:font-family="Georgia" fo:font-size="8pt" fo:font-style="normal" style:text-underline-style="none" fo:font-weight="normal" style:font-name-asian="Georgia" style:font-family-asian="Georgia" style:font-size-asian="8pt" style:font-style-asian="normal" style:font-weight-asian="normal" style:font-name-complex="Georgia" style:font-family-complex="Georgia" style:font-size-complex="8pt" style:font-style-complex="normal" style:font-weight-complex="normal"/>
    </style:style>
    <style:style style:name="CharStyle30" style:family="text" style:parent-style-name="DefaultFontStyle">
      <style:text-properties style:text-line-through-style="none" style:text-line-through-type="none" style:font-name="David" fo:font-family="David" fo:font-size="9.5pt" fo:font-style="normal" style:text-underline-style="none" fo:font-weight="normal" style:font-name-asian="David" style:font-family-asian="David" style:font-size-asian="9.5pt" style:font-style-asian="normal" style:font-weight-asian="normal" style:font-name-complex="David" style:font-family-complex="David" style:font-size-complex="9.5pt" style:font-style-complex="normal" style:font-weight-complex="normal"/>
    </style:style>
    <style:style style:name="CharStyle31" style:family="text" style:parent-style-name="CharStyle28">
      <style:text-properties fo:color="#000000" style:text-position="0% 100%" fo:font-size="8.5pt" fo:letter-spacing="-0.0071in" fo:language="en" fo:country="US" fo:font-style="italic" fo:font-weight="normal" style:font-size-asian="8.5pt" style:language-asian="en" style:country-asian="US" style:font-style-asian="italic" style:font-weight-asian="normal" style:font-size-complex="8.5pt" style:language-complex="en" style:country-complex="US" style:font-style-complex="italic" style:font-weight-complex="normal" style:text-scale="100%"/>
    </style:style>
    <style:style style:name="CharStyle32" style:family="text" style:parent-style-name="CharStyle28">
      <style:text-properties fo:color="#000000" style:text-position="0% 100%" style:font-name="David" fo:font-family="David" fo:font-size="9.5pt" fo:letter-spacing="-0.0071in" fo:language="en" fo:country="US" fo:font-weight="normal" style:font-name-asian="David" style:font-family-asian="David" style:font-size-asian="9.5pt" style:language-asian="en" style:country-asian="US" style:font-weight-asian="normal" style:font-name-complex="David" style:font-family-complex="David" style:font-size-complex="9.5pt" style:language-complex="en" style:country-complex="US" style:font-weight-complex="normal" style:text-scale="120%"/>
    </style:style>
    <style:style style:name="CharStyle34"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36" style:family="text" style:parent-style-name="DefaultFontStyle">
      <style:text-properties style:text-line-through-style="none" style:text-line-through-type="none" style:font-name="David" fo:font-family="David" fo:font-size="9pt" fo:letter-spacing="-0.0071in" fo:font-style="normal" style:text-underline-style="none" fo:font-weight="normal" style:font-name-asian="David" style:font-family-asian="David" style:font-size-asian="9pt" style:font-style-asian="normal" style:font-weight-asian="normal" style:font-name-complex="David" style:font-family-complex="David" style:font-size-complex="9pt" style:font-style-complex="normal" style:font-weight-complex="normal"/>
    </style:style>
    <style:style style:name="CharStyle37"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38" style:family="text" style:parent-style-name="DefaultFontStyle">
      <style:text-properties style:text-line-through-style="none" style:text-line-through-type="none" style:font-name="Georgia" fo:font-family="Georgia" fo:font-size="8pt" fo:font-style="normal" style:text-underline-style="none" fo:font-weight="normal" style:font-name-asian="Georgia" style:font-family-asian="Georgia" style:font-size-asian="8pt" style:font-style-asian="normal" style:font-weight-asian="normal" style:font-name-complex="Georgia" style:font-family-complex="Georgia" style:font-size-complex="8pt" style:font-style-complex="normal" style:font-weight-complex="normal"/>
    </style:style>
    <style:style style:name="CharStyle39" style:family="text" style:parent-style-name="CharStyle28">
      <style:text-properties fo:color="#000000" style:text-position="0% 100%" fo:font-size="8.5pt" fo:letter-spacing="normal" fo:language="en" fo:country="US" fo:font-weight="normal" style:font-size-asian="8.5pt" style:language-asian="en" style:country-asian="US" style:font-weight-asian="normal" style:font-size-complex="8.5pt" style:language-complex="en" style:country-complex="US" style:font-weight-complex="normal" style:text-scale="100%"/>
    </style:style>
    <style:style style:name="CharStyle40" style:family="text" style:parent-style-name="CharStyle12">
      <style:text-properties fo:color="#000000" style:text-position="0% 100%" style:font-name="David" fo:font-family="David" fo:font-size="9.5pt" fo:letter-spacing="-0.0071in" fo:language="en" fo:country="US" style:font-name-asian="David" style:font-family-asian="David" style:font-size-asian="9.5pt" style:language-asian="en" style:country-asian="US" style:font-name-complex="David" style:font-family-complex="David" style:font-size-complex="9.5pt" style:language-complex="en" style:country-complex="US" style:text-scale="120%"/>
    </style:style>
    <style:style style:name="CharStyle41" style:family="text" style:parent-style-name="CharStyle12">
      <style:text-properties fo:color="#000000" style:text-position="0% 100%" fo:font-size="8pt" fo:letter-spacing="normal" fo:language="en" fo:country="US" fo:font-weight="normal" style:font-size-asian="8pt" style:language-asian="en" style:country-asian="US" style:font-weight-asian="normal" style:font-size-complex="8pt" style:language-complex="en" style:country-complex="US" style:font-weight-complex="normal" style:text-scale="100%"/>
    </style:style>
    <style:style style:name="CharStyle42" style:family="text" style:parent-style-name="CharStyle12">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44" style:family="text" style:parent-style-name="DefaultFontStyle">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CharStyle45" style:family="text" style:parent-style-name="CharStyle44">
      <style:text-properties fo:color="#000000" style:text-position="0% 100%" style:font-name="David" fo:font-family="David" fo:font-size="9pt" fo:letter-spacing="normal" fo:language="en" fo:country="US" fo:font-style="italic" fo:font-weight="normal" style:font-name-asian="David" style:font-family-asian="David" style:font-size-asian="9pt" style:language-asian="en" style:country-asian="US" style:font-style-asian="italic" style:font-weight-asian="normal" style:font-name-complex="David" style:font-family-complex="David" style:font-size-complex="9pt" style:language-complex="en" style:country-complex="US" style:font-style-complex="italic" style:font-weight-complex="normal" style:text-scale="100%"/>
    </style:style>
    <style:style style:name="CharStyle47"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48" style:family="text" style:parent-style-name="CharStyle12">
      <style:text-properties fo:color="#000000" style:text-position="0% 100%" style:font-name="Times New Roman" fo:font-family="'Times New Roman'" fo:font-size="9pt" fo:letter-spacing="normal" fo:language="en" fo:country="US" fo:font-style="italic" style:font-name-asian="Times New Roman" style:font-family-asian="'Times New Roman'" style:font-size-asian="9pt" style:language-asian="en" style:country-asian="US" style:font-style-asian="italic" style:font-name-complex="Times New Roman" style:font-family-complex="'Times New Roman'" style:font-size-complex="9pt" style:language-complex="en" style:country-complex="US" style:font-style-complex="italic" style:text-scale="100%"/>
    </style:style>
    <style:style style:name="CharStyle50" style:family="text" style:parent-style-name="DefaultFontStyle">
      <style:text-properties style:text-line-through-style="none" style:text-line-through-type="none" style:font-name="Georgia" fo:font-family="Georgia" fo:font-size="9pt" fo:font-style="normal" style:text-underline-style="none" fo:font-weight="normal" style:font-name-asian="Georgia" style:font-family-asian="Georgia" style:font-size-asian="9pt" style:font-style-asian="normal" style:font-weight-asian="normal" style:font-name-complex="Georgia" style:font-family-complex="Georgia" style:font-size-complex="9pt" style:font-style-complex="normal" style:font-weight-complex="normal"/>
    </style:style>
    <style:style style:name="CharStyle51" style:family="text" style:parent-style-name="CharStyle30">
      <style:text-properties fo:color="#000000" style:text-position="0% 100%" style:font-name="Georgia" fo:font-family="Georgia" fo:font-size="8.5pt" fo:letter-spacing="normal" fo:language="en" fo:country="US" fo:font-weight="normal" style:font-name-asian="Georgia" style:font-family-asian="Georgia" style:font-size-asian="8.5pt" style:language-asian="en" style:country-asian="US" style:font-weight-asian="normal" style:font-name-complex="Georgia" style:font-family-complex="Georgia" style:font-size-complex="8.5pt" style:language-complex="en" style:country-complex="US" style:font-weight-complex="normal" style:text-scale="100%"/>
    </style:style>
    <style:style style:name="CharStyle52" style:family="text" style:parent-style-name="CharStyle12">
      <style:text-properties fo:color="#000000" style:text-position="0% 100%" fo:font-size="8.5pt" fo:letter-spacing="normal" fo:language="en" fo:country="US" fo:font-weight="bold" style:font-size-asian="8.5pt" style:language-asian="en" style:country-asian="US" style:font-weight-asian="bold" style:font-size-complex="8.5pt" style:language-complex="en" style:country-complex="US" style:font-weight-complex="bold" style:text-scale="100%"/>
    </style:style>
    <style:style style:name="CharStyle53" style:family="text" style:parent-style-name="CharStyle12">
      <style:text-properties fo:font-variant="small-cap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55" style:family="text" style:parent-style-name="DefaultFontStyle">
      <style:text-properties style:text-line-through-style="none" style:text-line-through-type="none" style:font-name="Georgia" fo:font-family="Georgia" fo:font-size="10pt" fo:font-style="normal" style:text-underline-style="none" fo:font-weight="normal" style:font-name-asian="Georgia" style:font-family-asian="Georgia" style:font-size-asian="10pt" style:font-style-asian="normal" style:font-weight-asian="normal" style:font-name-complex="Georgia" style:font-family-complex="Georgia" style:font-size-complex="10pt" style:font-style-complex="normal" style:font-weight-complex="normal"/>
    </style:style>
    <style:style style:name="CharStyle56" style:family="text" style:parent-style-name="CharStyle55">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57" style:family="text" style:parent-style-name="CharStyle12">
      <style:text-properties fo:color="#000000" style:text-position="0% 100%" fo:font-size="8pt" fo:letter-spacing="0.0071in" fo:language="en" fo:country="US" style:font-size-asian="8pt" style:language-asian="en" style:country-asian="US" style:font-size-complex="8pt" style:language-complex="en" style:country-complex="US"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071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228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965in" style:type="right"/>
        </style:tab-stops>
      </style:paragraph-properties>
    </style:style>
    <style:style style:name="M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134in" style:type="right"/>
        </style:tab-stops>
      </style:paragraph-properties>
    </style:style>
    <style:style style:name="M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299in" style:type="right"/>
        </style:tab-stops>
      </style:paragraph-properties>
    </style:style>
    <style:style style:name="M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366in" style:type="right"/>
        </style:tab-stops>
      </style:paragraph-properties>
    </style:style>
    <style:style style:name="M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335in" style:type="right"/>
        </style:tab-stops>
      </style:paragraph-properties>
    </style:style>
    <style:style style:name="M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272in" style:type="right"/>
        </style:tab-stops>
      </style:paragraph-properties>
    </style:style>
    <style:style style:name="M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429in" style:type="right"/>
        </style:tab-stops>
      </style:paragraph-properties>
    </style:style>
    <style:style style:name="M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402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362in" fo:margin-left="0in" fo:margin-right="0in" fo:margin-bottom="0in"/>
      </style:header-style>
      <style:footer-style>
        <style:header-footer-properties fo:min-height="3.6457in" fo:margin-left="0in" fo:margin-right="0in" fo:margin-top="3.6457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9693in" fo:margin-left="0in" fo:margin-right="0in" fo:margin-bottom="0in"/>
      </style:header-style>
      <style:footer-style>
        <style:header-footer-properties fo:min-height="0.9693in" fo:margin-left="0in" fo:margin-right="0in" fo:margin-top="0.9693in"/>
      </style:footer-style>
    </style:page-layout>
    <style:page-layout style:name="Mpm4">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811in" fo:margin-left="0in" fo:margin-right="0in" fo:margin-bottom="0in"/>
      </style:header-style>
      <style:footer-style>
        <style:header-footer-properties fo:min-height="3.5953in" fo:margin-left="0in" fo:margin-right="0in" fo:margin-top="3.5953in"/>
      </style:footer-style>
    </style:page-layout>
    <style:page-layout style:name="Mpm5">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575in" fo:margin-left="0in" fo:margin-right="0in" fo:margin-bottom="0in"/>
      </style:header-style>
      <style:footer-style>
        <style:header-footer-properties fo:min-height="3.6437in" fo:margin-left="0in" fo:margin-right="0in" fo:margin-top="3.6437in"/>
      </style:footer-style>
    </style:page-layout>
    <style:page-layout style:name="Mpm6">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in"/>
      </style:header-style>
      <style:footer-style>
        <style:header-footer-properties fo:min-height="3.6256in" fo:margin-left="0in" fo:margin-right="0in" fo:margin-top="3.6256in"/>
      </style:footer-style>
    </style:page-layout>
    <style:page-layout style:name="Mpm7">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48in" fo:margin-left="0in" fo:margin-right="0in" fo:margin-bottom="0in"/>
      </style:header-style>
      <style:footer-style>
        <style:header-footer-properties fo:min-height="0.0508in" fo:margin-left="0in" fo:margin-right="0in" fo:margin-top="0.0508in"/>
      </style:footer-style>
    </style:page-layout>
    <style:page-layout style:name="Mpm8">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752in" fo:margin-left="0in" fo:margin-right="0in" fo:margin-bottom="0in"/>
      </style:header-style>
      <style:footer-style>
        <style:header-footer-properties fo:min-height="0.7752in" fo:margin-left="0in" fo:margin-right="0in" fo:margin-top="0.7752in"/>
      </style:footer-style>
    </style:page-layout>
    <style:page-layout style:name="Mpm9">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9472in" fo:margin-left="0in" fo:margin-right="0in" fo:margin-bottom="0in"/>
      </style:header-style>
      <style:footer-style>
        <style:header-footer-properties fo:min-height="0.9472in" fo:margin-left="0in" fo:margin-right="0in" fo:margin-top="0.9472in"/>
      </style:footer-style>
    </style:page-layout>
    <style:page-layout style:name="Mpm10">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929in" fo:margin-left="0in" fo:margin-right="0in" fo:margin-bottom="0in"/>
      </style:header-style>
      <style:footer-style>
        <style:header-footer-properties fo:min-height="0.7929in" fo:margin-left="0in" fo:margin-right="0in" fo:margin-top="0.7929in"/>
      </style:footer-style>
    </style:page-layout>
    <style:page-layout style:name="Mpm11">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484in" fo:margin-left="0in" fo:margin-right="0in" fo:margin-bottom="0in"/>
      </style:header-style>
      <style:footer-style>
        <style:header-footer-properties fo:min-height="0.0736in" fo:margin-left="0in" fo:margin-right="0in" fo:margin-top="0.0736in"/>
      </style:footer-style>
    </style:page-layout>
    <style:page-layout style:name="Mpm1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437in" fo:margin-left="0in" fo:margin-right="0in" fo:margin-bottom="0in"/>
      </style:header-style>
      <style:footer-style>
        <style:header-footer-properties fo:min-height="0.0791in" fo:margin-left="0in" fo:margin-right="0in" fo:margin-top="0.0791in"/>
      </style:footer-style>
    </style:page-layout>
  </office:automatic-styles>
  <office:master-styles>
    <style:master-page style:name="Standard" style:page-layout-name="Mpm1"/>
    <style:master-page style:name="PageStyle0" style:page-layout-name="Mpm2">
      <style:header>
        <text:p text:style-name="MP1"/>
      </style:header>
      <style:header-left>
        <text:p text:style-name="MP1"/>
      </style:header-left>
      <style:footer>
        <text:p text:style-name="MP2"><draw:frame draw:style-name="Mfr1" draw:name="Frame1" text:anchor-type="paragraph" svg:x="4.0154in" svg:y="7.3598in" draw:z-index="0"><draw:text-box fo:min-height="0.0835in" fo:min-width="0.1736in"><text:p text:style-name="MP3"><text:page-number text:select-page="current">453</text:page-number></text:p></draw:text-box></draw:frame></text:p>
      </style:footer>
      <style:footer-left>
        <text:p text:style-name="MP2"><draw:frame draw:style-name="Mfr1" draw:name="1" text:anchor-type="paragraph" svg:x="4.0154in" svg:y="7.3598in" draw:z-index="0"><draw:text-box fo:min-height="0.0835in" fo:min-width="0.1736in"><text:p text:style-name="MP3"><text:page-number text:select-page="current">454</text:page-number></text:p></draw:text-box></draw:frame></text:p>
      </style:footer-left>
    </style:master-page>
    <style:master-page style:name="PageStyle1" style:page-layout-name="Mpm3">
      <style:header>
        <text:p text:style-name="MP1"><draw:frame draw:style-name="Mfr1" draw:name="2" text:anchor-type="paragraph" svg:x="3.1035in" svg:y="0.5516in" draw:z-index="0"><draw:text-box fo:min-height="0.1in" fo:min-width="2.6071in"><text:p text:style-name="MP4"><text:span text:style-name="CharStyle7">1 CHRONICLES S<text:tab/></text:span><text:page-number text:select-page="current">457</text:page-number></text:p></draw:text-box></draw:frame></text:p>
      </style:header>
      <style:header-left>
        <text:p text:style-name="MP1"><draw:frame draw:style-name="Mfr1" draw:name="3" text:anchor-type="paragraph" svg:x="2.0543in" svg:y="0.548in" draw:z-index="33"><draw:text-box fo:min-height="0.1in" fo:min-width="2.6236in"><text:p text:style-name="MP5"><text:page-number text:select-page="current">456</text:page-number><text:span text:style-name="CharStyle7"><text:tab/>1 CHRONICLES 2</text:span></text:p></draw:text-box></draw:frame></text:p>
      </style:header-left>
      <style:footer>
        <text:p text:style-name="MP2"/>
      </style:footer>
      <style:footer-left>
        <text:p text:style-name="MP2"/>
      </style:footer-left>
    </style:master-page>
    <style:master-page style:name="PageStyle2" style:page-layout-name="Mpm4">
      <style:header>
        <text:p text:style-name="MP1"><draw:frame draw:style-name="Mfr1" draw:name="4" text:anchor-type="paragraph" svg:x="3.1035in" svg:y="0.5516in" draw:z-index="34"><draw:text-box fo:min-height="0.1in" fo:min-width="2.6071in"><text:p text:style-name="MP4"><text:span text:style-name="CharStyle7">1 CHRONICLES S<text:tab/></text:span><text:page-number text:select-page="current">459</text:page-number></text:p></draw:text-box></draw:frame></text:p>
      </style:header>
      <style:header-left>
        <text:p text:style-name="MP1"><draw:frame draw:style-name="Mfr1" draw:name="5" text:anchor-type="paragraph" svg:x="2.0543in" svg:y="0.548in" draw:z-index="35"><draw:text-box fo:min-height="0.1in" fo:min-width="2.6236in"><text:p text:style-name="MP5"><text:page-number text:select-page="current">458</text:page-number><text:span text:style-name="CharStyle7"><text:tab/>1 CHRONICLES 2</text:span></text:p></draw:text-box></draw:frame></text:p>
      </style:header-left>
      <style:footer>
        <text:p text:style-name="MP2"/>
      </style:footer>
      <style:footer-left>
        <text:p text:style-name="MP2"/>
      </style:footer-left>
    </style:master-page>
    <style:master-page style:name="PageStyle3" style:page-layout-name="Mpm4">
      <style:header>
        <text:p text:style-name="MP1"><draw:frame draw:style-name="Mfr1" draw:name="6" text:anchor-type="paragraph" svg:x="3.1307in" svg:y="0.528in" draw:z-index="37"><draw:text-box fo:min-height="0.1236in" fo:min-width="2.5965in"><text:p text:style-name="MP6"><text:span text:style-name="CharStyle7">1 CHRONICLES 6<text:tab/></text:span><text:page-number text:select-page="current">459</text:page-number></text:p></draw:text-box></draw:frame></text:p>
      </style:header>
      <style:header-left>
        <text:p text:style-name="MP1"><draw:frame draw:style-name="Mfr1" draw:name="7" text:anchor-type="paragraph" svg:x="1.6555in" svg:y="0.548in" draw:z-index="38"><draw:text-box fo:min-height="0.1035in" fo:min-width="2.6134in"><text:p text:style-name="MP7"><text:page-number text:select-page="current">460</text:page-number><text:span text:style-name="CharStyle7"><text:tab/>1 CHRONICLES 5</text:span></text:p></draw:text-box></draw:frame></text:p>
      </style:header-left>
      <style:footer>
        <text:p text:style-name="MP2"/>
      </style:footer>
      <style:footer-left>
        <text:p text:style-name="MP2"/>
      </style:footer-left>
    </style:master-page>
    <style:master-page style:name="PageStyle4" style:page-layout-name="Mpm4">
      <style:header>
        <text:p text:style-name="MP1"><draw:frame draw:style-name="Mfr1" draw:name="8" text:anchor-type="paragraph" svg:x="3.0472in" svg:y="0.548in" draw:z-index="44"><draw:text-box fo:min-height="0.1035in" fo:min-width="2.6299in"><text:p text:style-name="MP8"><text:span text:style-name="CharStyle7">1 CHRONICLES 11<text:tab/></text:span><text:page-number text:select-page="current">465</text:page-number></text:p></draw:text-box></draw:frame></text:p>
      </style:header>
      <style:header-left>
        <text:p text:style-name="MP1"><draw:frame draw:style-name="Mfr1" draw:name="9" text:anchor-type="paragraph" svg:x="1.6417in" svg:y="0.548in" draw:z-index="41"><draw:text-box fo:min-height="0.1035in" fo:min-width="2.6366in"><text:p text:style-name="MP9"><text:page-number text:select-page="current">466</text:page-number><text:span text:style-name="CharStyle7"><text:tab/>1 CHRONICLES 10</text:span></text:p></draw:text-box></draw:frame></text:p>
      </style:header-left>
      <style:footer>
        <text:p text:style-name="MP2"/>
      </style:footer>
      <style:footer-left>
        <text:p text:style-name="MP2"/>
      </style:footer-left>
    </style:master-page>
    <style:master-page style:name="PageStyle5" style:page-layout-name="Mpm4">
      <style:header>
        <text:p text:style-name="MP1"><draw:frame draw:style-name="Mfr1" draw:name="10" text:anchor-type="paragraph" svg:x="2.748in" svg:y="0.4937in" draw:z-index="49"><draw:text-box fo:min-height="0.1035in" fo:min-width="2.6299in"><text:p text:style-name="MP8"><text:span text:style-name="CharStyle7">1 CHRONICLES 26<text:tab/></text:span><text:page-number text:select-page="current">471</text:page-number></text:p></draw:text-box></draw:frame></text:p>
      </style:header>
      <style:header-left>
        <text:p text:style-name="MP1"><draw:frame draw:style-name="Mfr1" draw:name="11" text:anchor-type="paragraph" svg:x="1.6472in" svg:y="0.4902in" draw:z-index="47"><draw:text-box fo:min-height="0.1071in" fo:min-width="2.6335in"><text:p text:style-name="MP10"><text:page-number text:select-page="current">470</text:page-number><text:span text:style-name="CharStyle7"><text:tab/>1 CHRONICLES 11</text:span></text:p></draw:text-box></draw:frame></text:p>
      </style:header-left>
      <style:footer>
        <text:p text:style-name="MP2"/>
      </style:footer>
      <style:footer-left>
        <text:p text:style-name="MP2"/>
      </style:footer-left>
    </style:master-page>
    <style:master-page style:name="PageStyle6" style:page-layout-name="Mpm5">
      <style:header>
        <text:p text:style-name="MP1"><draw:frame draw:style-name="Mfr1" draw:name="12" text:anchor-type="paragraph" svg:x="3.5181in" svg:y="0.5083in" draw:z-index="52"><draw:text-box fo:min-height="0.1098in" fo:min-width="2.6264in"><text:p text:style-name="MP11"><text:span text:style-name="CharStyle7">1 CHRONICLES 16<text:tab/></text:span><text:page-number text:select-page="current">475</text:page-number></text:p></draw:text-box></draw:frame></text:p>
      </style:header>
      <style:header-left>
        <text:p text:style-name="MP1"><draw:frame draw:style-name="Mfr1" draw:name="13" text:anchor-type="paragraph" svg:x="3.5181in" svg:y="0.5083in" draw:z-index="57"><draw:text-box fo:min-height="0.1098in" fo:min-width="2.6264in"><text:p text:style-name="MP11"><text:span text:style-name="CharStyle7">1 CHRONICLES 16<text:tab/></text:span><text:page-number text:select-page="current">474</text:page-number></text:p></draw:text-box></draw:frame></text:p>
      </style:header-left>
      <style:footer>
        <text:p text:style-name="MP2"><draw:frame draw:style-name="Mfr1" draw:name="14" text:anchor-type="paragraph" svg:x="6.0516in" svg:y="7.2189in" draw:z-index="55"><draw:text-box fo:min-height="0.0866in" fo:min-width="0.1098in"><text:p text:style-name="MP3"><text:span text:style-name="CharStyle7">24</text:span></text:p></draw:text-box></draw:frame></text:p>
      </style:footer>
      <style:footer-left>
        <text:p text:style-name="MP2"><draw:frame draw:style-name="Mfr1" draw:name="15" text:anchor-type="paragraph" svg:x="6.0516in" svg:y="7.2189in" draw:z-index="59"><draw:text-box fo:min-height="0.0866in" fo:min-width="0.1098in"><text:p text:style-name="MP3"><text:span text:style-name="CharStyle7">24</text:span></text:p></draw:text-box></draw:frame></text:p>
      </style:footer-left>
    </style:master-page>
    <style:master-page style:name="PageStyle7" style:page-layout-name="Mpm5">
      <style:header>
        <text:p text:style-name="MP1"><draw:frame draw:style-name="Mfr1" draw:name="16" text:anchor-type="paragraph" svg:x="2.748in" svg:y="0.4937in" draw:z-index="1"><draw:text-box fo:min-height="0.1035in" fo:min-width="2.6299in"><text:p text:style-name="MP8"><text:span text:style-name="CharStyle7">1 CHRONICLES 26<text:tab/></text:span><text:page-number text:select-page="current">0</text:page-number></text:p></draw:text-box></draw:frame></text:p>
      </style:header>
      <style:header-left>
        <text:p text:style-name="MP1"><draw:frame draw:style-name="Mfr1" draw:name="17" text:anchor-type="paragraph" svg:x="1.6472in" svg:y="0.4902in" draw:z-index="2"><draw:text-box fo:min-height="0.1071in" fo:min-width="2.6335in"><text:p text:style-name="MP10"><text:page-number text:select-page="current">0</text:page-number><text:span text:style-name="CharStyle7"><text:tab/>1 CHRONICLES 11</text:span></text:p></draw:text-box></draw:frame></text:p>
      </style:header-left>
      <style:footer>
        <text:p text:style-name="MP2"/>
      </style:footer>
      <style:footer-left>
        <text:p text:style-name="MP2"/>
      </style:footer-left>
    </style:master-page>
    <style:master-page style:name="PageStyle8" style:page-layout-name="Mpm6">
      <style:header>
        <text:p text:style-name="MP1"><draw:frame draw:style-name="Mfr1" draw:name="18" text:anchor-type="paragraph" svg:x="2.748in" svg:y="0.4937in" draw:z-index="4"><draw:text-box fo:min-height="0.1035in" fo:min-width="2.6299in"><text:p text:style-name="MP8"><text:span text:style-name="CharStyle7">1 CHRONICLES 26<text:tab/></text:span><text:page-number text:select-page="current">0</text:page-number></text:p></draw:text-box></draw:frame></text:p>
      </style:header>
      <style:header-left>
        <text:p text:style-name="MP1"><draw:frame draw:style-name="Mfr1" draw:name="19" text:anchor-type="paragraph" svg:x="1.6472in" svg:y="0.4902in" draw:z-index="6"><draw:text-box fo:min-height="0.1071in" fo:min-width="2.6335in"><text:p text:style-name="MP10"><text:page-number text:select-page="current">0</text:page-number><text:span text:style-name="CharStyle7"><text:tab/>1 CHRONICLES 11</text:span></text:p></draw:text-box></draw:frame></text:p>
      </style:header-left>
      <style:footer>
        <text:p text:style-name="MP2"/>
      </style:footer>
      <style:footer-left>
        <text:p text:style-name="MP2"/>
      </style:footer-left>
    </style:master-page>
    <style:master-page style:name="PageStyle9" style:page-layout-name="Mpm7">
      <style:header>
        <text:p text:style-name="MP1"><draw:frame draw:style-name="Mfr1" draw:name="20" text:anchor-type="paragraph" svg:x="1.9992in" svg:y="0.5047in" draw:z-index="7"><draw:text-box fo:min-height="0.1035in" fo:min-width="2.6299in"><text:p text:style-name="MP8"><text:span text:style-name="CharStyle7">478<text:tab/>1 CHRONICLES 21</text:span></text:p></draw:text-box></draw:frame></text:p>
      </style:header>
      <style:footer>
        <text:p text:style-name="MP2"/>
      </style:footer>
    </style:master-page>
    <style:master-page style:name="PageStyle10" style:page-layout-name="Mpm8">
      <style:header>
        <text:p text:style-name="MP1"><draw:frame draw:style-name="Mfr1" draw:name="21" text:anchor-type="paragraph" svg:x="2.748in" svg:y="0.4937in" draw:z-index="9"><draw:text-box fo:min-height="0.1035in" fo:min-width="2.6299in"><text:p text:style-name="MP8"><text:span text:style-name="CharStyle7">1 CHRONICLES 26<text:tab/></text:span><text:page-number text:select-page="current">0</text:page-number></text:p></draw:text-box></draw:frame></text:p>
      </style:header>
      <style:footer>
        <text:p text:style-name="MP2"/>
      </style:footer>
    </style:master-page>
    <style:master-page style:name="PageStyle11" style:page-layout-name="Mpm9">
      <style:header>
        <text:p text:style-name="MP1"><draw:frame draw:style-name="Mfr1" draw:name="22" text:anchor-type="paragraph" svg:x="1.9909in" svg:y="0.6902in" draw:z-index="0"><draw:text-box fo:min-height="0.1071in" fo:min-width="2.6429in"><text:p text:style-name="MP12"><text:page-number text:select-page="current">0</text:page-number><text:span text:style-name="CharStyle7"><text:tab/>1 CHRONICLES 23</text:span></text:p></draw:text-box></draw:frame></text:p>
      </style:header>
      <style:header-left>
        <text:p text:style-name="MP1"><draw:frame draw:style-name="Mfr1" draw:name="23" text:anchor-type="paragraph" svg:x="1.9909in" svg:y="0.6902in" draw:z-index="10"><draw:text-box fo:min-height="0.1071in" fo:min-width="2.6429in"><text:p text:style-name="MP12"><text:page-number text:select-page="current">0</text:page-number><text:span text:style-name="CharStyle7"><text:tab/>1 CHRONICLES 23</text:span></text:p></draw:text-box></draw:frame></text:p>
      </style:header-left>
      <style:footer>
        <text:p text:style-name="MP2"/>
      </style:footer>
      <style:footer-left>
        <text:p text:style-name="MP2"/>
      </style:footer-left>
    </style:master-page>
    <style:master-page style:name="PageStyle12" style:page-layout-name="Mpm10">
      <style:header>
        <text:p text:style-name="MP1"><draw:frame draw:style-name="Mfr1" draw:name="24" text:anchor-type="paragraph" svg:x="2.748in" svg:y="0.4937in" draw:z-index="11"><draw:text-box fo:min-height="0.1035in" fo:min-width="2.6299in"><text:p text:style-name="MP8"><text:span text:style-name="CharStyle7">1 CHRONICLES 26<text:tab/></text:span><text:page-number text:select-page="current">0</text:page-number></text:p></draw:text-box></draw:frame></text:p>
      </style:header>
      <style:header-left>
        <text:p text:style-name="MP1"><draw:frame draw:style-name="Mfr1" draw:name="25" text:anchor-type="paragraph" svg:x="1.6472in" svg:y="0.4902in" draw:z-index="0"><draw:text-box fo:min-height="0.1071in" fo:min-width="2.6335in"><text:p text:style-name="MP10"><text:page-number text:select-page="current">0</text:page-number><text:span text:style-name="CharStyle7"><text:tab/>1 CHRONICLES 11</text:span></text:p></draw:text-box></draw:frame></text:p>
      </style:header-left>
      <style:footer>
        <text:p text:style-name="MP2"/>
      </style:footer>
      <style:footer-left>
        <text:p text:style-name="MP2"/>
      </style:footer-left>
    </style:master-page>
    <style:master-page style:name="PageStyle13" style:page-layout-name="Mpm11">
      <style:header>
        <text:p text:style-name="MP1"><draw:frame draw:style-name="Mfr1" draw:name="26" text:anchor-type="paragraph" svg:x="2.748in" svg:y="0.4937in" draw:z-index="12"><draw:text-box fo:min-height="0.1035in" fo:min-width="2.6299in"><text:p text:style-name="MP8"><text:span text:style-name="CharStyle7">1 CHRONICLES 26<text:tab/></text:span><text:page-number text:select-page="current">0</text:page-number></text:p></draw:text-box></draw:frame></text:p>
      </style:header>
      <style:header-left>
        <text:p text:style-name="MP1"><draw:frame draw:style-name="Mfr1" draw:name="27" text:anchor-type="paragraph" svg:x="1.6472in" svg:y="0.4902in" draw:z-index="13"><draw:text-box fo:min-height="0.1071in" fo:min-width="2.6335in"><text:p text:style-name="MP10"><text:page-number text:select-page="current">0</text:page-number><text:span text:style-name="CharStyle7"><text:tab/>1 CHRONICLES 11</text:span></text:p></draw:text-box></draw:frame></text:p>
      </style:header-left>
      <style:footer>
        <text:p text:style-name="MP2"/>
      </style:footer>
      <style:footer-left>
        <text:p text:style-name="MP2"/>
      </style:footer-left>
    </style:master-page>
    <style:master-page style:name="PageStyle14" style:page-layout-name="Mpm12">
      <style:header>
        <text:p text:style-name="MP1"><draw:frame draw:style-name="Mfr1" draw:name="28" text:anchor-type="paragraph" svg:x="2.748in" svg:y="0.4937in" draw:z-index="15"><draw:text-box fo:min-height="0.1035in" fo:min-width="2.6299in"><text:p text:style-name="MP8"><text:span text:style-name="CharStyle7">1 CHRONICLES 26<text:tab/></text:span><text:page-number text:select-page="current">0</text:page-number></text:p></draw:text-box></draw:frame></text:p>
      </style:header>
      <style:header-left>
        <text:p text:style-name="MP1"><draw:frame draw:style-name="Mfr1" draw:name="29" text:anchor-type="paragraph" svg:x="2.748in" svg:y="0.4937in" draw:z-index="16"><draw:text-box fo:min-height="0.1035in" fo:min-width="2.6299in"><text:p text:style-name="MP8"><text:span text:style-name="CharStyle7">1 CHRONICLES 26<text:tab/></text:span><text:page-number text:select-page="current">0</text:page-number></text:p></draw:text-box></draw:frame></text:p>
      </style:header-left>
      <style:footer>
        <text:p text:style-name="MP2"/>
      </style:footer>
      <style:footer-left>
        <text:p text:style-name="MP2"/>
      </style:footer-left>
    </style:master-page>
    <style:master-page style:name="PageStyle15" style:page-layout-name="Mpm12">
      <style:header>
        <text:p text:style-name="MP1"><draw:frame draw:style-name="Mfr1" draw:name="30" text:anchor-type="paragraph" svg:x="2.7717in" svg:y="0.4902in" draw:z-index="17"><draw:text-box fo:min-height="0.1in" fo:min-width="2.6264in"><text:p text:style-name="MP11"><text:span text:style-name="CharStyle7">1 CHRONICLES 27<text:tab/></text:span><text:page-number text:select-page="current">0</text:page-number></text:p></draw:text-box></draw:frame></text:p>
      </style:header>
      <style:header-left>
        <text:p text:style-name="MP1"><draw:frame draw:style-name="Mfr1" draw:name="31" text:anchor-type="paragraph" svg:x="1.6472in" svg:y="0.4902in" draw:z-index="18"><draw:text-box fo:min-height="0.1071in" fo:min-width="2.6335in"><text:p text:style-name="MP10"><text:page-number text:select-page="current">0</text:page-number><text:span text:style-name="CharStyle7"><text:tab/>1 CHRONICLES 11</text:span></text:p></draw:text-box></draw:frame></text:p>
      </style:header-left>
      <style:footer>
        <text:p text:style-name="MP2"/>
      </style:footer>
      <style:footer-left>
        <text:p text:style-name="MP2"/>
      </style:footer-left>
    </style:master-page>
    <style:master-page style:name="PageStyle16" style:page-layout-name="Mpm12">
      <style:header>
        <text:p text:style-name="MP1"><draw:frame draw:style-name="Mfr1" draw:name="32" text:anchor-type="paragraph" svg:x="1.3217in" svg:y="0.4972in" draw:z-index="0"><draw:text-box fo:min-height="0.1in" fo:min-width="2.6299in"><text:p text:style-name="MP8"><text:page-number text:select-page="current">0</text:page-number><text:span text:style-name="CharStyle7"><text:tab/>1 CHRONICLES 28</text:span></text:p></draw:text-box></draw:frame></text:p>
      </style:header>
      <style:header-left>
        <text:p text:style-name="MP1"><draw:frame draw:style-name="Mfr1" draw:name="33" text:anchor-type="paragraph" svg:x="1.3217in" svg:y="0.4972in" draw:z-index="19"><draw:text-box fo:min-height="0.1in" fo:min-width="2.6299in"><text:p text:style-name="MP8"><text:page-number text:select-page="current">0</text:page-number><text:span text:style-name="CharStyle7"><text:tab/>1 CHRONICLES 28</text:span></text:p></draw:text-box></draw:frame></text:p>
      </style:header-left>
      <style:footer>
        <text:p text:style-name="MP2"/>
      </style:footer>
      <style:footer-left>
        <text:p text:style-name="MP2"/>
      </style:footer-left>
    </style:master-page>
    <style:master-page style:name="PageStyle17" style:page-layout-name="Mpm12">
      <style:header>
        <text:p text:style-name="MP1"><draw:frame draw:style-name="Mfr1" draw:name="34" text:anchor-type="paragraph" svg:x="2.7717in" svg:y="0.4902in" draw:z-index="20"><draw:text-box fo:min-height="0.1in" fo:min-width="2.6264in"><text:p text:style-name="MP11"><text:span text:style-name="CharStyle7">1 CHRONICLES 27<text:tab/></text:span><text:page-number text:select-page="current">0</text:page-number></text:p></draw:text-box></draw:frame></text:p>
      </style:header>
      <style:header-left>
        <text:p text:style-name="MP1"><draw:frame draw:style-name="Mfr1" draw:name="35" text:anchor-type="paragraph" svg:x="1.3346in" svg:y="0.4937in" draw:z-index="21"><draw:text-box fo:min-height="0.1035in" fo:min-width="2.6402in"><text:p text:style-name="MP13"><text:page-number text:select-page="current">0</text:page-number><text:span text:style-name="CharStyle6"><text:tab/>1 CHRONICLES 29</text:span></text:p></draw:text-box></draw:frame></text:p>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7" meta:object-count="0" meta:page-count="46" meta:paragraph-count="692" meta:word-count="19446" meta:character-count="106455" meta:non-whitespace-character-count="87723"/>
    <meta:generator>LibreOffice/4.4.5.2$Windows_x86 LibreOffice_project/a22f674fd25a3b6f45bdebf25400ed2adff0ff99</meta:generator>
  </office:meta>
</office:document-meta>
</file>